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5">
      <style:paragraph-properties fo:margin-left="0in" fo:margin-right="0in" fo:text-indent="0in" style:auto-text-indent="false"/>
    </style:style>
    <style:style style:name="P2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in" fo:margin-bottom="0.1965in" style:contextual-spacing="false" style:writing-mode="lr-tb"/>
    </style:style>
    <style:style style:name="P6" style:family="paragraph" style:parent-style-name="Preformatted_20_Text" style:list-style-name="L23">
      <style:paragraph-properties fo:margin-top="0in" fo:margin-bottom="0.1965in" style:contextual-spacing="false" style:writing-mode="lr-tb"/>
    </style:style>
    <style:style style:name="P7" style:family="paragraph" style:parent-style-name="Preformatted_20_Text" style:list-style-name="L23">
      <style:paragraph-properties fo:margin-left="0in" fo:margin-right="0in" fo:text-indent="0in" style:auto-text-indent="false" style:writing-mode="lr-tb"/>
    </style:style>
    <style:style style:name="P8" style:family="paragraph" style:parent-style-name="Standard">
      <style:text-properties officeooo:rsid="0019bf92" officeooo:paragraph-rsid="0019bf92"/>
    </style:style>
    <style:style style:name="P9" style:family="paragraph" style:parent-style-name="Standard">
      <style:text-properties officeooo:rsid="0019fed0" officeooo:paragraph-rsid="0019fed0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>
      <style:text-properties officeooo:rsid="001b611a" officeooo:paragraph-rsid="001b611a"/>
    </style:style>
    <style:style style:name="P12" style:family="paragraph" style:parent-style-name="Text_20_body">
      <style:paragraph-properties fo:margin-top="0in" fo:margin-bottom="0in" style:contextual-spacing="false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5"/>
    <style:style style:name="P18" style:family="paragraph" style:parent-style-name="Text_20_body" style:list-style-name="L6"/>
    <style:style style:name="P19" style:family="paragraph" style:parent-style-name="Text_20_body" style:list-style-name="L7"/>
    <style:style style:name="P20" style:family="paragraph" style:parent-style-name="Text_20_body">
      <style:paragraph-properties fo:margin-left="0in" fo:margin-right="0in" fo:text-indent="0in" style:auto-text-indent="false"/>
    </style:style>
    <style:style style:name="P21" style:family="paragraph" style:parent-style-name="Text_20_body" style:list-style-name="L8"/>
    <style:style style:name="P22" style:family="paragraph" style:parent-style-name="Text_20_body" style:list-style-name="L9"/>
    <style:style style:name="P23" style:family="paragraph" style:parent-style-name="Text_20_body" style:list-style-name="L10"/>
    <style:style style:name="P24" style:family="paragraph" style:parent-style-name="Text_20_body" style:list-style-name="L11"/>
    <style:style style:name="P25" style:family="paragraph" style:parent-style-name="Text_20_body" style:list-style-name="L12"/>
    <style:style style:name="P26" style:family="paragraph" style:parent-style-name="Text_20_body" style:list-style-name="L13"/>
    <style:style style:name="P27" style:family="paragraph" style:parent-style-name="Text_20_body" style:list-style-name="L14"/>
    <style:style style:name="P28" style:family="paragraph" style:parent-style-name="Text_20_body" style:list-style-name="L15"/>
    <style:style style:name="P29" style:family="paragraph" style:parent-style-name="Text_20_body" style:list-style-name="L16"/>
    <style:style style:name="P30" style:family="paragraph" style:parent-style-name="Text_20_body" style:list-style-name="L17"/>
    <style:style style:name="P31" style:family="paragraph" style:parent-style-name="Text_20_body" style:list-style-name="L18"/>
    <style:style style:name="P32" style:family="paragraph" style:parent-style-name="Text_20_body" style:list-style-name="L19"/>
    <style:style style:name="P33" style:family="paragraph" style:parent-style-name="Text_20_body" style:list-style-name="L20"/>
    <style:style style:name="P34" style:family="paragraph" style:parent-style-name="Text_20_body" style:list-style-name="L21"/>
    <style:style style:name="P35" style:family="paragraph" style:parent-style-name="Text_20_body" style:list-style-name="L22"/>
    <style:style style:name="P36" style:family="paragraph" style:parent-style-name="Text_20_body" style:list-style-name="L23"/>
    <style:style style:name="P37" style:family="paragraph" style:parent-style-name="Text_20_body" style:list-style-name="L24"/>
    <style:style style:name="P38" style:family="paragraph" style:parent-style-name="Text_20_body" style:list-style-name="L25"/>
    <style:style style:name="P39" style:family="paragraph" style:parent-style-name="Text_20_body" style:list-style-name="L26"/>
    <style:style style:name="P40" style:family="paragraph" style:parent-style-name="Text_20_body" style:list-style-name="L27"/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Oct 29 CP2 Gemini logs dump</text:p>
      <text:p text:style-name="P8"/>
      <text:p text:style-name="P8"/>
      <text:p text:style-name="P9">Gemini:</text:p>
      <text:p text:style-name="P9"/>
      <text:p text:style-name="P9">telling me to write .xml code but I don’t think I can actually do that lmao?</text:p>
      <text:p text:style-name="P9"/>
      <text:p text:style-name="P9">I’ve never used kotlin before so I think I’m gonna watch a yt video on it:</text:p>
      <text:p text:style-name="P9"/>
      <text:p text:style-name="P9">-hello.kt</text:p>
      <text:p text:style-name="P9"/>
      <text:p text:style-name="P9">var hello: [explicit type] = “hello”</text:p>
      <text:p text:style-name="P9"/>
      <text:p text:style-name="P9">fun = function</text:p>
      <text:p text:style-name="P9"/>
      <text:p text:style-name="P9"/>
      <text:p text:style-name="P9"><text:a xlink:type="simple" xlink:href="https://www.youtube.com/watch?v=XLt_moCoauw" text:style-name="Internet_20_link" text:visited-style-name="Visited_20_Internet_20_Link">https://www.youtube.com/watch?v=XLt_moCoauw</text:a></text:p>
      <text:p text:style-name="P9"/>
      <text:p text:style-name="P9"/>
      <text:p text:style-name="P11">Chat dump:</text:p>
      <text:p text:style-name="P9"><text:a xlink:type="simple" xlink:href="https://chatgpt.com/c/6902e1a4-2d0c-8320-bcdd-b6b1a8fe853d#main" text:style-name="Internet_20_link" text:visited-style-name="Visited_20_Internet_20_Link">Skip to content</text:a></text:p>
      <text:section text:style-name="Sect1" text:name="stage-slideover-sidebar">
        <text:p text:style-name="P10"/>
        <text:section text:style-name="Sect1" text:name="stage-sidebar-tiny-bar">
          <text:p text:style-name="P10"/>
        </text:section>
      </text:section>
      <text:section text:style-name="Sect1" text:name="thread">
        <text:p text:style-name="P10"/>
      </text:section>
      <text:h text:style-name="P1" text:outline-level="5">You said:</text:h>
      <text:p text:style-name="Text_20_body">I want to make a simple android app using kotlin and the android studio ide. I want to make a circle on my phone change color when I tap it</text:p>
      <text:h text:style-name="Heading_20_6" text:outline-level="6">ChatGPT said:</text:h>
      <text:p text:style-name="Text_20_body">Here’s the <text:span text:style-name="Strong_20_Emphasis">simplest possible Kotlin Android Studio app</text:span> to make a circle that changes color every time you tap it.</text:p>
      <text:p text:style-name="Horizontal_20_Line"/>
      <text:h text:style-name="Heading_20_2" text:outline-level="2">🧩 Step 1: Create a New Android Project</text:h>
      <text:list text:style-name="L1">
        <text:list-item>
          <text:p text:style-name="P13">Open <text:span text:style-name="Strong_20_Emphasis">Android Studio → New Project → Empty Activity</text:span></text:p>
        </text:list-item>
        <text:list-item>
          <text:p text:style-name="P13">Name it: <text:span text:style-name="Source_20_Text">ColorCircleApp</text:span></text:p>
        </text:list-item>
        <text:list-item>
          <text:p text:style-name="P13">Language: <text:span text:style-name="Strong_20_Emphasis">Kotlin</text:span></text:p>
        </text:list-item>
        <text:list-item>
          <text:p text:style-name="P13">Minimum SDK: <text:span text:style-name="Strong_20_Emphasis">API 24 (Android 7.0)</text:span> or higher</text:p>
        </text:list-item>
      </text:list>
      <text:p text:style-name="Horizontal_20_Line"/>
      <text:h text:style-name="Heading_20_2" text:outline-level="2">🧱 Step 2: Edit <text:span text:style-name="Source_20_Text">activity_main.xml</text:span></text:h>
      <text:p text:style-name="Text_20_body">Replace your layout file with this code:</text:p>
      <text:p text:style-name="P2"><text:soft-page-break/><text:span text:style-name="Source_20_Text">&lt;?xml version="1.0" encoding="utf-8"?&gt;</text:span></text:p>
      <text:p text:style-name="P4"><text:span text:style-name="Source_20_Text">&lt;FrameLayout xmlns:android="http://schemas.android.com/apk/res/android"</text:span></text:p>
      <text:p text:style-name="P4"><text:span text:style-name="Source_20_Text"><text:s text:c="4"/>android:id="@+id/mainLayout"</text:span></text:p>
      <text:p text:style-name="P4"><text:span text:style-name="Source_20_Text"><text:s text:c="4"/>android:layout_width="match_parent"</text:span></text:p>
      <text:p text:style-name="P4"><text:span text:style-name="Source_20_Text"><text:s text:c="4"/>android:layout_height="match_parent"</text:span></text:p>
      <text:p text:style-name="P4"><text:span text:style-name="Source_20_Text"><text:s text:c="4"/>android:gravity="center"</text:span></text:p>
      <text:p text:style-name="P4"><text:span text:style-name="Source_20_Text"><text:s text:c="4"/>android:background="#FFFFFF"&gt;</text:span></text:p>
      <text:p text:style-name="P4"/>
      <text:p text:style-name="P4"><text:span text:style-name="Source_20_Text"><text:s text:c="4"/>&lt;View</text:span></text:p>
      <text:p text:style-name="P4"><text:span text:style-name="Source_20_Text"><text:s text:c="8"/>android:id="@+id/circleView"</text:span></text:p>
      <text:p text:style-name="P4"><text:span text:style-name="Source_20_Text"><text:s text:c="8"/>android:layout_width="200dp"</text:span></text:p>
      <text:p text:style-name="P4"><text:span text:style-name="Source_20_Text"><text:s text:c="8"/>android:layout_height="200dp"</text:span></text:p>
      <text:p text:style-name="P4"><text:span text:style-name="Source_20_Text"><text:s text:c="8"/>android:background="@drawable/circle_shape" /&gt;</text:span></text:p>
      <text:p text:style-name="P4"/>
      <text:p text:style-name="P5"><text:span text:style-name="Source_20_Text">&lt;/FrameLayout&gt;</text:span></text:p>
      <text:p text:style-name="Horizontal_20_Line"/>
      <text:h text:style-name="Heading_20_2" text:outline-level="2">🎨 Step 3: Create the Circle Shape</text:h>
      <text:p text:style-name="Text_20_body">Create a new file in <text:span text:style-name="Source_20_Text">res/drawable</text:span> called <text:span text:style-name="Strong_20_Emphasis"><text:span text:style-name="Source_20_Text">circle_shape.xml</text:span></text:span> and add:</text:p>
      <text:p text:style-name="P2"><text:span text:style-name="Source_20_Text">&lt;?xml version="1.0" encoding="utf-8"?&gt;</text:span></text:p>
      <text:p text:style-name="P4"><text:span text:style-name="Source_20_Text">&lt;shape xmlns:android="http://schemas.android.com/apk/res/android"</text:span></text:p>
      <text:p text:style-name="P4"><text:span text:style-name="Source_20_Text"><text:s text:c="4"/>android:shape="oval"&gt;</text:span></text:p>
      <text:p text:style-name="P4"><text:span text:style-name="Source_20_Text"><text:s text:c="4"/>&lt;solid android:color="#FF0000"/&gt; &lt;!-- initial color red --&gt;</text:span></text:p>
      <text:p text:style-name="P5"><text:span text:style-name="Source_20_Text">&lt;/shape&gt;</text:span></text:p>
      <text:p text:style-name="Horizontal_20_Line"/>
      <text:h text:style-name="Heading_20_2" text:outline-level="2">💡 Step 4: Add Code in <text:span text:style-name="Source_20_Text">MainActivity.kt</text:span></text:h>
      <text:p text:style-name="Text_20_body">Replace your <text:span text:style-name="Source_20_Text">MainActivity.kt</text:span> with:</text:p>
      <text:p text:style-name="P2"><text:span text:style-name="Source_20_Text">package com.example.colorcircleapp</text:span></text:p>
      <text:p text:style-name="P4"/>
      <text:p text:style-name="P4"><text:span text:style-name="Source_20_Text">import android.graphics.Color</text:span></text:p>
      <text:p text:style-name="P4"><text:span text:style-name="Source_20_Text">import android.os.Bundle</text:span></text:p>
      <text:p text:style-name="P4"><text:span text:style-name="Source_20_Text">import android.view.View</text:span></text:p>
      <text:p text:style-name="P4"><text:span text:style-name="Source_20_Text">import androidx.appcompat.app.AppCompatActivity</text:span></text:p>
      <text:p text:style-name="P4"><text:span text:style-name="Source_20_Text">import kotlin.random.Random</text:span></text:p>
      <text:p text:style-name="P4"/>
      <text:p text:style-name="P4"><text:span text:style-name="Source_20_Text">class MainActivity : AppCompatActivity() {</text:span></text:p>
      <text:p text:style-name="P4"><text:span text:style-name="Source_20_Text"><text:s text:c="4"/>override fun onCreate(savedInstanceState: Bundle?) {</text:span></text:p>
      <text:p text:style-name="P4"><text:span text:style-name="Source_20_Text"><text:s text:c="8"/>super.onCreate(savedInstanceState)</text:span></text:p>
      <text:p text:style-name="P4"><text:span text:style-name="Source_20_Text"><text:s text:c="8"/>setContentView(R.layout.activity_main)</text:span></text:p>
      <text:p text:style-name="P4"/>
      <text:p text:style-name="P4"><text:span text:style-name="Source_20_Text"><text:s text:c="8"/>val circleView = findViewById&lt;View&gt;(R.id.circleView)</text:span></text:p>
      <text:p text:style-name="P4"/>
      <text:p text:style-name="P4"><text:span text:style-name="Source_20_Text"><text:s text:c="8"/>circleView.setOnClickListener {</text:span></text:p>
      <text:p text:style-name="P4"><text:span text:style-name="Source_20_Text"><text:s text:c="12"/>// Generate a random color</text:span></text:p>
      <text:p text:style-name="P4"><text:span text:style-name="Source_20_Text"><text:s text:c="12"/>val randomColor = Color.rgb(</text:span></text:p>
      <text:p text:style-name="P4"><text:span text:style-name="Source_20_Text"><text:s text:c="16"/>Random.nextInt(256),</text:span></text:p>
      <text:p text:style-name="P4"><text:span text:style-name="Source_20_Text"><text:s text:c="16"/>Random.nextInt(256),</text:span></text:p>
      <text:p text:style-name="P4"><text:span text:style-name="Source_20_Text"><text:s text:c="16"/>Random.nextInt(256)</text:span></text:p>
      <text:p text:style-name="P4"><text:span text:style-name="Source_20_Text"><text:s text:c="12"/>)</text:span></text:p>
      <text:p text:style-name="P4"><text:soft-page-break/><text:span text:style-name="Source_20_Text"><text:s text:c="12"/>circleView.setBackgroundColor(randomColor)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5"><text:span text:style-name="Source_20_Text">}</text:span></text:p>
      <text:p text:style-name="Horizontal_20_Line"/>
      <text:h text:style-name="Heading_20_2" text:outline-level="2">▶️ Step 5: Run the App</text:h>
      <text:list text:style-name="L2">
        <text:list-item>
          <text:p text:style-name="P14">Connect your phone or open an emulator.</text:p>
        </text:list-item>
        <text:list-item>
          <text:p text:style-name="P14">Click <text:span text:style-name="Strong_20_Emphasis">Run ▶️</text:span></text:p>
        </text:list-item>
        <text:list-item>
          <text:p text:style-name="P14">Tap the circle — it will change color every time!</text:p>
        </text:list-item>
      </text:list>
      <text:p text:style-name="Horizontal_20_Line"/>
      <text:h text:style-name="Heading_20_2" text:outline-level="2">✅ Optional Improvements</text:h>
      <text:p text:style-name="Text_20_body">If you want smoother transitions:</text:p>
      <text:list text:style-name="L3">
        <text:list-item>
          <text:p text:style-name="P15">Add an animation using <text:span text:style-name="Source_20_Text">ObjectAnimator</text:span>.</text:p>
        </text:list-item>
        <text:list-item>
          <text:p text:style-name="P15">Keep a palette of preset colors to toggle through instead of random RGB.</text:p>
        </text:list-item>
      </text:list>
      <text:p text:style-name="Horizontal_20_Line"/>
      <text:p text:style-name="Text_20_body">Would you like me to show the version <text:span text:style-name="Strong_20_Emphasis">with smooth fade color animation</text:span> too (so it fades from one color to another instead of snapping instantly)?</text:p>
      <text:h text:style-name="Heading_20_5" text:outline-level="5">You said:</text:h>
      <text:p text:style-name="Text_20_body">Where is my layout file? I don't see an activity_main.xml</text:p>
      <text:h text:style-name="Heading_20_6" text:outline-level="6">ChatGPT said:</text:h>
      <text:p text:style-name="Text_20_body">Good question — it’s a super common confusion for beginners because <text:span text:style-name="Strong_20_Emphasis">Android Studio sometimes hides </text:span><text:span text:style-name="Strong_20_Emphasis"><text:span text:style-name="Source_20_Text">activity_main.xml</text:span></text:span> under a different view or folder structure.</text:p>
      <text:p text:style-name="Text_20_body">Here’s how to find or fix it 👇</text:p>
      <text:p text:style-name="Horizontal_20_Line"/>
      <text:h text:style-name="Heading_20_3" text:outline-level="3">🧭 Step 1: Switch to “Project” View</text:h>
      <text:p text:style-name="Text_20_body">In the top-left corner of Android Studio’s file explorer, there’s a dropdown that currently says <text:span text:style-name="Strong_20_Emphasis">“Android”</text:span>.<text:line-break/>Click it and change it to <text:span text:style-name="Strong_20_Emphasis">“Project”</text:span> or <text:span text:style-name="Strong_20_Emphasis">“Project (Files)”</text:span>.</text:p>
      <text:p text:style-name="Text_20_body">Then open this path:</text:p>
      <text:p text:style-name="P2"><text:span text:style-name="Source_20_Text">app/</text:span></text:p>
      <text:p text:style-name="P4"><text:span text:style-name="Source_20_Text"><text:s/>└── src/</text:span></text:p>
      <text:p text:style-name="P4"><text:span text:style-name="Source_20_Text"><text:s text:c="6"/>└── main/</text:span></text:p>
      <text:p text:style-name="P4"><text:span text:style-name="Source_20_Text"><text:s text:c="11"/>└── res/</text:span></text:p>
      <text:p text:style-name="P4"><text:span text:style-name="Source_20_Text"><text:s text:c="16"/>└── layout/</text:span></text:p>
      <text:p text:style-name="P5"><text:soft-page-break/><text:span text:style-name="Source_20_Text"><text:s text:c="21"/>└── activity_main.xml</text:span></text:p>
      <text:p text:style-name="Text_20_body">If you see a folder named <text:span text:style-name="Source_20_Text">layout</text:span> there, that’s where your UI XML files live.</text:p>
      <text:p text:style-name="Horizontal_20_Line"/>
      <text:h text:style-name="Heading_20_3" text:outline-level="3">🧩 Step 2: If the layout folder doesn’t exist</text:h>
      <text:p text:style-name="Text_20_body">Sometimes, a new project can be missing the layout directory (e.g., if you deleted it accidentally or used a “No Activity” template).</text:p>
      <text:p text:style-name="Text_20_body">If there’s <text:span text:style-name="Strong_20_Emphasis">no layout folder</text:span>, do this:</text:p>
      <text:list text:style-name="L4">
        <text:list-item>
          <text:p text:style-name="P16">Right-click <text:span text:style-name="Source_20_Text">res</text:span> → <text:span text:style-name="Strong_20_Emphasis">New → Android Resource Directory</text:span>.</text:p>
        </text:list-item>
        <text:list-item>
          <text:p text:style-name="P16">In the dialog:</text:p>
          <text:list>
            <text:list-item>
              <text:p text:style-name="P16"><text:span text:style-name="Strong_20_Emphasis">Resource type:</text:span> <text:span text:style-name="Source_20_Text">layout</text:span></text:p>
            </text:list-item>
            <text:list-item>
              <text:p text:style-name="P16">Leave other options as default.</text:p>
            </text:list-item>
          </text:list>
        </text:list-item>
        <text:list-item>
          <text:p text:style-name="P16">Click <text:span text:style-name="Strong_20_Emphasis">OK</text:span>.</text:p>
        </text:list-item>
      </text:list>
      <text:p text:style-name="Text_20_body">Then, right-click your new <text:span text:style-name="Source_20_Text">layout</text:span> folder → <text:span text:style-name="Strong_20_Emphasis">New → Layout resource file</text:span>.</text:p>
      <text:list text:style-name="L5">
        <text:list-item>
          <text:p text:style-name="P17">Name it: <text:span text:style-name="Source_20_Text">activity_main.xml</text:span></text:p>
        </text:list-item>
        <text:list-item>
          <text:p text:style-name="P17">Root element: <text:span text:style-name="Source_20_Text">FrameLayout</text:span> (or <text:span text:style-name="Source_20_Text">ConstraintLayout</text:span>)</text:p>
        </text:list-item>
      </text:list>
      <text:p text:style-name="Text_20_body">Now you can paste this layout code from earlier:</text:p>
      <text:p text:style-name="P2"><text:span text:style-name="Source_20_Text">&lt;FrameLayout xmlns:android="http://schemas.android.com/apk/res/android"</text:span></text:p>
      <text:p text:style-name="P4"><text:span text:style-name="Source_20_Text"><text:s text:c="4"/>android:id="@+id/mainLayout"</text:span></text:p>
      <text:p text:style-name="P4"><text:span text:style-name="Source_20_Text"><text:s text:c="4"/>android:layout_width="match_parent"</text:span></text:p>
      <text:p text:style-name="P4"><text:span text:style-name="Source_20_Text"><text:s text:c="4"/>android:layout_height="match_parent"</text:span></text:p>
      <text:p text:style-name="P4"><text:span text:style-name="Source_20_Text"><text:s text:c="4"/>android:gravity="center"</text:span></text:p>
      <text:p text:style-name="P4"><text:span text:style-name="Source_20_Text"><text:s text:c="4"/>android:background="#FFFFFF"&gt;</text:span></text:p>
      <text:p text:style-name="P4"/>
      <text:p text:style-name="P4"><text:span text:style-name="Source_20_Text"><text:s text:c="4"/>&lt;View</text:span></text:p>
      <text:p text:style-name="P4"><text:span text:style-name="Source_20_Text"><text:s text:c="8"/>android:id="@+id/circleView"</text:span></text:p>
      <text:p text:style-name="P4"><text:span text:style-name="Source_20_Text"><text:s text:c="8"/>android:layout_width="200dp"</text:span></text:p>
      <text:p text:style-name="P4"><text:span text:style-name="Source_20_Text"><text:s text:c="8"/>android:layout_height="200dp"</text:span></text:p>
      <text:p text:style-name="P4"><text:span text:style-name="Source_20_Text"><text:s text:c="8"/>android:background="@drawable/circle_shape" /&gt;</text:span></text:p>
      <text:p text:style-name="P4"/>
      <text:p text:style-name="P5"><text:span text:style-name="Source_20_Text">&lt;/FrameLayout&gt;</text:span></text:p>
      <text:p text:style-name="Horizontal_20_Line"/>
      <text:h text:style-name="Heading_20_3" text:outline-level="3">🧠 Step 3: Check the Activity File Link</text:h>
      <text:p text:style-name="Text_20_body">In your <text:span text:style-name="Source_20_Text">MainActivity.kt</text:span>, make sure it’s pointing to this layout:</text:p>
      <text:p text:style-name="P3"><text:span text:style-name="Source_20_Text">setContentView(R.layout.activity_main)</text:span></text:p>
      <text:p text:style-name="Text_20_body">If it points to something else, like <text:span text:style-name="Source_20_Text">R.layout.main_activity</text:span>, just change it.</text:p>
      <text:p text:style-name="Horizontal_20_Line"/>
      <text:p text:style-name="Text_20_body"><text:soft-page-break/>If you want, you can send me the code in your current <text:span text:style-name="Source_20_Text">MainActivity.kt</text:span>, and I’ll tell you <text:span text:style-name="Emphasis">exactly</text:span> what layout file it’s looking for — that’ll confirm whether it’s missing or just named differently.</text:p>
      <text:h text:style-name="Heading_20_5" text:outline-level="5">You said:</text:h>
      <text:p text:style-name="Text_20_body">This is what I see in res</text:p>
      <text:h text:style-name="Heading_20_6" text:outline-level="6">ChatGPT said:</text:h>
      <text:p text:style-name="Text_20_body">Perfect — thanks for the screenshot.</text:p>
      <text:p text:style-name="Text_20_body">From that view, I can confirm:<text:line-break/>👉 You <text:span text:style-name="Strong_20_Emphasis">don’t currently have a </text:span><text:span text:style-name="Strong_20_Emphasis"><text:span text:style-name="Source_20_Text">layout</text:span></text:span><text:span text:style-name="Strong_20_Emphasis"> folder</text:span> inside <text:span text:style-name="Source_20_Text">res</text:span>. That’s why you can’t find your <text:span text:style-name="Source_20_Text">activity_main.xml</text:span>.</text:p>
      <text:p text:style-name="Text_20_body">Let’s fix that in 30 seconds:</text:p>
      <text:p text:style-name="Horizontal_20_Line"/>
      <text:h text:style-name="Heading_20_3" text:outline-level="3">🧱 Step 1: Create the Missing Layout Folder</text:h>
      <text:list text:style-name="L6">
        <text:list-item>
          <text:p text:style-name="P18">In <text:span text:style-name="Strong_20_Emphasis">Android Studio</text:span>, right-click on the <text:span text:style-name="Source_20_Text">res</text:span> folder.</text:p>
        </text:list-item>
        <text:list-item>
          <text:p text:style-name="P18">Choose <text:span text:style-name="Strong_20_Emphasis">New → Android Resource Directory</text:span>.</text:p>
        </text:list-item>
        <text:list-item>
          <text:p text:style-name="P18">In the dialog:</text:p>
          <text:list>
            <text:list-item>
              <text:p text:style-name="P18"><text:span text:style-name="Strong_20_Emphasis">Resource type:</text:span> <text:span text:style-name="Source_20_Text">layout</text:span></text:p>
            </text:list-item>
            <text:list-item>
              <text:p text:style-name="P18">Leave everything else as default.</text:p>
            </text:list-item>
          </text:list>
        </text:list-item>
        <text:list-item>
          <text:p text:style-name="P18">Click <text:span text:style-name="Strong_20_Emphasis">OK</text:span>.<text:line-break/>✅ You should now see <text:span text:style-name="Source_20_Text">layout</text:span> appear under <text:span text:style-name="Source_20_Text">res/</text:span>.</text:p>
        </text:list-item>
      </text:list>
      <text:p text:style-name="Horizontal_20_Line"/>
      <text:h text:style-name="Heading_20_3" text:outline-level="3">📝 Step 2: Create Your Layout File</text:h>
      <text:list text:style-name="L7">
        <text:list-item>
          <text:p text:style-name="P19">Right-click the new <text:span text:style-name="Source_20_Text">layout</text:span> folder → <text:span text:style-name="Strong_20_Emphasis">New → Layout resource file</text:span>.</text:p>
        </text:list-item>
        <text:list-item>
          <text:p text:style-name="P19">Name it: <text:span text:style-name="Source_20_Text">activity_main.xml</text:span>.</text:p>
        </text:list-item>
        <text:list-item>
          <text:p text:style-name="P19">Root element: choose <text:span text:style-name="Strong_20_Emphasis">FrameLayout</text:span> (or ConstraintLayout, either works).</text:p>
        </text:list-item>
        <text:list-item>
          <text:p text:style-name="P19">Click <text:span text:style-name="Strong_20_Emphasis">OK</text:span>.</text:p>
        </text:list-item>
      </text:list>
      <text:p text:style-name="Text_20_body">Now open that new file and paste this layout code:</text:p>
      <text:p text:style-name="P2"><text:span text:style-name="Source_20_Text">&lt;?xml version="1.0" encoding="utf-8"?&gt;</text:span></text:p>
      <text:p text:style-name="P4"><text:span text:style-name="Source_20_Text">&lt;FrameLayout xmlns:android="http://schemas.android.com/apk/res/android"</text:span></text:p>
      <text:p text:style-name="P4"><text:span text:style-name="Source_20_Text"><text:s text:c="4"/>android:id="@+id/mainLayout"</text:span></text:p>
      <text:p text:style-name="P4"><text:span text:style-name="Source_20_Text"><text:s text:c="4"/>android:layout_width="match_parent"</text:span></text:p>
      <text:p text:style-name="P4"><text:span text:style-name="Source_20_Text"><text:s text:c="4"/>android:layout_height="match_parent"</text:span></text:p>
      <text:p text:style-name="P4"><text:span text:style-name="Source_20_Text"><text:s text:c="4"/>android:gravity="center"</text:span></text:p>
      <text:p text:style-name="P4"><text:span text:style-name="Source_20_Text"><text:s text:c="4"/>android:background="#FFFFFF"&gt;</text:span></text:p>
      <text:p text:style-name="P4"/>
      <text:p text:style-name="P4"><text:span text:style-name="Source_20_Text"><text:s text:c="4"/>&lt;View</text:span></text:p>
      <text:p text:style-name="P4"><text:soft-page-break/><text:span text:style-name="Source_20_Text"><text:s text:c="8"/>android:id="@+id/circleView"</text:span></text:p>
      <text:p text:style-name="P4"><text:span text:style-name="Source_20_Text"><text:s text:c="8"/>android:layout_width="200dp"</text:span></text:p>
      <text:p text:style-name="P4"><text:span text:style-name="Source_20_Text"><text:s text:c="8"/>android:layout_height="200dp"</text:span></text:p>
      <text:p text:style-name="P4"><text:span text:style-name="Source_20_Text"><text:s text:c="8"/>android:background="@drawable/circle_shape" /&gt;</text:span></text:p>
      <text:p text:style-name="P4"/>
      <text:p text:style-name="P5"><text:span text:style-name="Source_20_Text">&lt;/FrameLayout&gt;</text:span></text:p>
      <text:p text:style-name="Horizontal_20_Line"/>
      <text:h text:style-name="Heading_20_3" text:outline-level="3">🎨 Step 3: Create the Circle Drawable</text:h>
      <text:p text:style-name="Text_20_body">Inside <text:span text:style-name="Source_20_Text">res/drawable</text:span>, right-click → <text:span text:style-name="Strong_20_Emphasis">New → Drawable resource file</text:span>, name it <text:span text:style-name="Source_20_Text">circle_shape.xml</text:span>, then paste:</text:p>
      <text:p text:style-name="P2"><text:span text:style-name="Source_20_Text">&lt;shape xmlns:android="http://schemas.android.com/apk/res/android"</text:span></text:p>
      <text:p text:style-name="P4"><text:span text:style-name="Source_20_Text"><text:s text:c="4"/>android:shape="oval"&gt;</text:span></text:p>
      <text:p text:style-name="P4"><text:span text:style-name="Source_20_Text"><text:s text:c="4"/>&lt;solid android:color="#FF0000"/&gt;</text:span></text:p>
      <text:p text:style-name="P5"><text:span text:style-name="Source_20_Text">&lt;/shape&gt;</text:span></text:p>
      <text:p text:style-name="Horizontal_20_Line"/>
      <text:h text:style-name="Heading_20_3" text:outline-level="3">⚙️ Step 4: Link It in <text:span text:style-name="Source_20_Text">MainActivity.kt</text:span></text:h>
      <text:p text:style-name="Text_20_body">Make sure your Kotlin code includes:</text:p>
      <text:p text:style-name="P3"><text:span text:style-name="Source_20_Text">setContentView(R.layout.activity_main)</text:span></text:p>
      <text:p text:style-name="Horizontal_20_Line"/>
      <text:p text:style-name="Text_20_body">After this, hit <text:span text:style-name="Strong_20_Emphasis">Run ▶️</text:span> — your circle should now appear and change color when tapped.</text:p>
      <text:p text:style-name="Text_20_body">Would you like me to show you how to make the color transition <text:span text:style-name="Strong_20_Emphasis">fade smoothly</text:span> instead of switching instantly?</text:p>
      <text:h text:style-name="Heading_20_5" text:outline-level="5">You said:</text:h>
      <text:p text:style-name="Text_20_body">package com.example.parmco_chat import android.os.Bundle import androidx.activity.ComponentActivity import androidx.activity.compose.setContent import androidx.activity.enableEdgeToEdge import androidx.compose.foundation.layout.fillMaxSize import androidx.compose.foundation.layout.padding import androidx.compose.material3.Scaffold import androidx.compose.material3.Text import androidx.compose.runtime.Composable import androidx.compose.ui.Modifier import androidx.compose.ui.tooling.preview.Preview import com.example.parmco_chat.ui.theme.PARMCO_chatTheme class MainActivity : ComponentActivity() { override fun onCreate(savedInstanceState: Bundle?) { super.onCreate(savedInstanceState) enableEdgeToEdge() setContent { PARMCO_chatTheme { Scaffold(modifier = Modifier.fillMaxSize()) { innerPadding -&gt; Greeting( name = "Android", modifier = Modifier.padding(innerPadding) ) } } } } } @Composable fun Greeting(name: String, modifier: Modifier = Modifier) { Text( text = "Hello $name!", modifier = modifier ) } @Preview(showBackground = true) @Composable fun GreetingPreview() { PARMCO_chatTheme { Greeting("Android") } } this is my MainActivity.kt. Is this correct?</text:p>
      <text:h text:style-name="Heading_20_6" text:outline-level="6"><text:soft-page-break/>ChatGPT said:</text:h>
      <text:p text:style-name="P20">Great news: your project is using <text:span text:style-name="Strong_20_Emphasis">Jetpack Compose</text:span>, so there’s <text:span text:style-name="Strong_20_Emphasis">no </text:span><text:span text:style-name="Strong_20_Emphasis"><text:span text:style-name="Source_20_Text">activity_main.xml</text:span></text:span>. In Compose you build UI with Kotlin functions (<text:span text:style-name="Source_20_Text">@Composable</text:span>) instead of XML. Your <text:span text:style-name="Source_20_Text">MainActivity.kt</text:span> is a standard Compose template and it’s fine.</text:p>
      <text:p text:style-name="Text_20_body">If you want the <text:span text:style-name="Strong_20_Emphasis">tap-to-change-color circle</text:span>, replace the <text:span text:style-name="Source_20_Text">Greeting(...)</text:span> with a small composable like this:</text:p>
      <text:p text:style-name="P2"><text:span text:style-name="Source_20_Text">package com.example.parmco_chat</text:span></text:p>
      <text:p text:style-name="P4"/>
      <text:p text:style-name="P4"><text:span text:style-name="Source_20_Text">import android.os.Bundle</text:span></text:p>
      <text:p text:style-name="P4"><text:span text:style-name="Source_20_Text">import androidx.activity.ComponentActivity</text:span></text:p>
      <text:p text:style-name="P4"><text:span text:style-name="Source_20_Text">import androidx.activity.compose.setContent</text:span></text:p>
      <text:p text:style-name="P4"><text:span text:style-name="Source_20_Text">import androidx.activity.enableEdgeToEdge</text:span></text:p>
      <text:p text:style-name="P4"><text:span text:style-name="Source_20_Text">import androidx.compose.animation.animateColorAsState</text:span></text:p>
      <text:p text:style-name="P4"><text:span text:style-name="Source_20_Text">import androidx.compose.foundation.background</text:span></text:p>
      <text:p text:style-name="P4"><text:span text:style-name="Source_20_Text">import androidx.compose.foundation.clickable</text:span></text:p>
      <text:p text:style-name="P4"><text:span text:style-name="Source_20_Text">import androidx.compose.foundation.layout.Box</text:span></text:p>
      <text:p text:style-name="P4"><text:span text:style-name="Source_20_Text">import androidx.compose.foundation.layout.fillMaxSize</text:span></text:p>
      <text:p text:style-name="P4"><text:span text:style-name="Source_20_Text">import androidx.compose.foundation.layout.size</text:span></text:p>
      <text:p text:style-name="P4"><text:span text:style-name="Source_20_Text">import androidx.compose.foundation.layout.wrapContentSize</text:span></text:p>
      <text:p text:style-name="P4"><text:span text:style-name="Source_20_Text">import androidx.compose.foundation.shape.CircleShape</text:span></text:p>
      <text:p text:style-name="P4"><text:span text:style-name="Source_20_Text">import androidx.compose.material3.Scaffold</text:span></text:p>
      <text:p text:style-name="P4"><text:span text:style-name="Source_20_Text">import androidx.compose.runtime.*</text:span></text:p>
      <text:p text:style-name="P4"><text:span text:style-name="Source_20_Text">import androidx.compose.ui.Alignment</text:span></text:p>
      <text:p text:style-name="P4"><text:span text:style-name="Source_20_Text">import androidx.compose.ui.Modifier</text:span></text:p>
      <text:p text:style-name="P4"><text:span text:style-name="Source_20_Text">import androidx.compose.ui.draw.clip</text:span></text:p>
      <text:p text:style-name="P4"><text:span text:style-name="Source_20_Text">import androidx.compose.ui.graphics.Color</text:span></text:p>
      <text:p text:style-name="P4"><text:span text:style-name="Source_20_Text">import androidx.compose.ui.tooling.preview.Preview</text:span></text:p>
      <text:p text:style-name="P4"><text:span text:style-name="Source_20_Text">import androidx.compose.ui.unit.dp</text:span></text:p>
      <text:p text:style-name="P4"><text:span text:style-name="Source_20_Text">import com.example.parmco_chat.ui.theme.PARMCO_chatTheme</text:span></text:p>
      <text:p text:style-name="P4"><text:span text:style-name="Source_20_Text">import kotlin.random.Random</text:span></text:p>
      <text:p text:style-name="P4"/>
      <text:p text:style-name="P4"><text:span text:style-name="Source_20_Text">class MainActivity : ComponentActivity() {</text:span></text:p>
      <text:p text:style-name="P4"><text:span text:style-name="Source_20_Text"><text:s text:c="4"/>override fun onCreate(savedInstanceState: Bundle?) {</text:span></text:p>
      <text:p text:style-name="P4"><text:span text:style-name="Source_20_Text"><text:s text:c="8"/>super.onCreate(savedInstanceState)</text:span></text:p>
      <text:p text:style-name="P4"><text:span text:style-name="Source_20_Text"><text:s text:c="8"/>enableEdgeToEdge()</text:span></text:p>
      <text:p text:style-name="P4"><text:span text:style-name="Source_20_Text"><text:s text:c="8"/>setContent {</text:span></text:p>
      <text:p text:style-name="P4"><text:span text:style-name="Source_20_Text"><text:s text:c="12"/>PARMCO_chatTheme {</text:span></text:p>
      <text:p text:style-name="P4"><text:span text:style-name="Source_20_Text"><text:s text:c="16"/>Scaffold(Modifier.fillMaxSize()) { padding -&gt;</text:span></text:p>
      <text:p text:style-name="P4"><text:span text:style-name="Source_20_Text"><text:s text:c="20"/>// Center the circle on screen</text:span></text:p>
      <text:p text:style-name="P4"><text:span text:style-name="Source_20_Text"><text:s text:c="20"/>Box(</text:span></text:p>
      <text:p text:style-name="P4"><text:span text:style-name="Source_20_Text"><text:s text:c="24"/>Modifier</text:span></text:p>
      <text:p text:style-name="P4"><text:span text:style-name="Source_20_Text"><text:s text:c="28"/>.fillMaxSize()</text:span></text:p>
      <text:p text:style-name="P4"><text:span text:style-name="Source_20_Text"><text:s text:c="28"/>.padding(padding)</text:span></text:p>
      <text:p text:style-name="P4"><text:span text:style-name="Source_20_Text"><text:s text:c="28"/>.wrapContentSize(Alignment.Center)</text:span></text:p>
      <text:p text:style-name="P4"><text:span text:style-name="Source_20_Text"><text:s text:c="20"/>) {</text:span></text:p>
      <text:p text:style-name="P4"><text:span text:style-name="Source_20_Text"><text:s text:c="24"/>ColorCircle()</text:span></text:p>
      <text:p text:style-name="P4"><text:span text:style-name="Source_20_Text"><text:s text:c="20"/>}</text:span></text:p>
      <text:p text:style-name="P4"><text:span text:style-name="Source_20_Text"><text:s text:c="16"/>}</text:span></text:p>
      <text:p text:style-name="P4"><text:span text:style-name="Source_20_Text"><text:s text:c="12"/>}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><text:span text:style-name="Source_20_Text">}</text:span></text:p>
      <text:p text:style-name="P4"/>
      <text:p text:style-name="P4"><text:span text:style-name="Source_20_Text">@Composable</text:span></text:p>
      <text:p text:style-name="P4"><text:span text:style-name="Source_20_Text">fun ColorCircle() {</text:span></text:p>
      <text:p text:style-name="P4"><text:span text:style-name="Source_20_Text"><text:s text:c="4"/>var targetColor by remember { mutableStateOf(Color.Red) }</text:span></text:p>
      <text:p text:style-name="P4"><text:soft-page-break/><text:span text:style-name="Source_20_Text"><text:s text:c="4"/>val animatedColor by animateColorAsState(targetValue = targetColor)</text:span></text:p>
      <text:p text:style-name="P4"/>
      <text:p text:style-name="P4"><text:span text:style-name="Source_20_Text"><text:s text:c="4"/>Box(</text:span></text:p>
      <text:p text:style-name="P4"><text:span text:style-name="Source_20_Text"><text:s text:c="8"/>Modifier</text:span></text:p>
      <text:p text:style-name="P4"><text:span text:style-name="Source_20_Text"><text:s text:c="12"/>.size(200.dp)</text:span></text:p>
      <text:p text:style-name="P4"><text:span text:style-name="Source_20_Text"><text:s text:c="12"/>.clip(CircleShape)</text:span></text:p>
      <text:p text:style-name="P4"><text:span text:style-name="Source_20_Text"><text:s text:c="12"/>.background(animatedColor)</text:span></text:p>
      <text:p text:style-name="P4"><text:span text:style-name="Source_20_Text"><text:s text:c="12"/>.clickable {</text:span></text:p>
      <text:p text:style-name="P4"><text:span text:style-name="Source_20_Text"><text:s text:c="16"/>// Pick a new random color on tap</text:span></text:p>
      <text:p text:style-name="P4"><text:span text:style-name="Source_20_Text"><text:s text:c="16"/>targetColor = Color(</text:span></text:p>
      <text:p text:style-name="P4"><text:span text:style-name="Source_20_Text"><text:s text:c="20"/>red = Random.nextFloat(),</text:span></text:p>
      <text:p text:style-name="P4"><text:span text:style-name="Source_20_Text"><text:s text:c="20"/>green = Random.nextFloat(),</text:span></text:p>
      <text:p text:style-name="P4"><text:span text:style-name="Source_20_Text"><text:s text:c="20"/>blue = Random.nextFloat(),</text:span></text:p>
      <text:p text:style-name="P4"><text:span text:style-name="Source_20_Text"><text:s text:c="20"/>alpha = 1f</text:span></text:p>
      <text:p text:style-name="P4"><text:span text:style-name="Source_20_Text"><text:s text:c="16"/>)</text:span></text:p>
      <text:p text:style-name="P4"><text:span text:style-name="Source_20_Text"><text:s text:c="12"/>}</text:span></text:p>
      <text:p text:style-name="P4"><text:span text:style-name="Source_20_Text"><text:s text:c="4"/>)</text:span></text:p>
      <text:p text:style-name="P4"><text:span text:style-name="Source_20_Text">}</text:span></text:p>
      <text:p text:style-name="P4"/>
      <text:p text:style-name="P4"><text:span text:style-name="Source_20_Text">@Preview(showBackground = true)</text:span></text:p>
      <text:p text:style-name="P4"><text:span text:style-name="Source_20_Text">@Composable</text:span></text:p>
      <text:p text:style-name="P4"><text:span text:style-name="Source_20_Text">fun PreviewColorCircle() {</text:span></text:p>
      <text:p text:style-name="P4"><text:span text:style-name="Source_20_Text"><text:s text:c="4"/>PARMCO_chatTheme {</text:span></text:p>
      <text:p text:style-name="P4"><text:span text:style-name="Source_20_Text"><text:s text:c="8"/>Box(Modifier.fillMaxSize().wrapContentSize(Alignment.Center)) {</text:span></text:p>
      <text:p text:style-name="P4"><text:span text:style-name="Source_20_Text"><text:s text:c="12"/>ColorCircle()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5"><text:span text:style-name="Source_20_Text">}</text:span></text:p>
      <text:p text:style-name="Text_20_body">That’s it—run the app and tap the circle. It will smoothly fade to a new random color each time. If you’d rather not animate, replace <text:span text:style-name="Source_20_Text">animateColorAsState</text:span> with just <text:span text:style-name="Source_20_Text">background(targetColor)</text:span>.</text:p>
      <text:h text:style-name="Heading_20_5" text:outline-level="5">You said:</text:h>
      <text:p text:style-name="Text_20_body">wait, should I delete activity_main.xml and circle_shape.xml?</text:p>
      <text:h text:style-name="Heading_20_6" text:outline-level="6">ChatGPT said:</text:h>
      <text:p text:style-name="Text_20_body">✅ Yes — since your app uses <text:span text:style-name="Strong_20_Emphasis">Jetpack Compose</text:span>, you can safely <text:span text:style-name="Strong_20_Emphasis">delete</text:span> both <text:span text:style-name="Source_20_Text">activity_main.xml</text:span> and <text:span text:style-name="Source_20_Text">circle_shape.xml</text:span>.</text:p>
      <text:p text:style-name="Text_20_body">Here’s why:</text:p>
      <text:list text:style-name="L8">
        <text:list-item>
          <text:p text:style-name="P21">Jetpack Compose <text:span text:style-name="Strong_20_Emphasis">does not use XML layouts or drawable shapes</text:span> — the UI is fully defined in Kotlin code via <text:span text:style-name="Source_20_Text">@Composable</text:span> functions.</text:p>
        </text:list-item>
        <text:list-item>
          <text:p text:style-name="P21">Your new <text:span text:style-name="Source_20_Text">ColorCircle()</text:span> composable already creates and animates the circle in code.</text:p>
        </text:list-item>
      </text:list>
      <text:p text:style-name="Text_20_body">So:</text:p>
      <text:list text:style-name="L9">
        <text:list-item>
          <text:p text:style-name="P22"><text:span text:style-name="Source_20_Text">activity_main.xml</text:span> → ❌ Not used</text:p>
        </text:list-item>
        <text:list-item>
          <text:p text:style-name="P22"><text:span text:style-name="Source_20_Text">circle_shape.xml</text:span> → ❌ Not used</text:p>
        </text:list-item>
      </text:list>
      <text:p text:style-name="Text_20_body">You can remove both from the <text:span text:style-name="Source_20_Text">res/layout</text:span> and <text:span text:style-name="Source_20_Text">res/drawable</text:span> folders to keep your project clean.</text:p>
      <text:p text:style-name="Text_20_body"><text:soft-page-break/>After deleting, the only files you need are:</text:p>
      <text:p text:style-name="P2"><text:span text:style-name="Source_20_Text">MainActivity.kt</text:span></text:p>
      <text:p text:style-name="P4"><text:span text:style-name="Source_20_Text">res/values/colors.xml</text:span></text:p>
      <text:p text:style-name="P4"><text:span text:style-name="Source_20_Text">res/values/themes.xml</text:span></text:p>
      <text:p text:style-name="P5"><text:span text:style-name="Source_20_Text">res/values/strings.xml</text:span></text:p>
      <text:p text:style-name="Text_20_body">Then just hit <text:span text:style-name="Strong_20_Emphasis">Run ▶️</text:span> — your circle color should change on tap!</text:p>
      <text:h text:style-name="Heading_20_5" text:outline-level="5">You said:</text:h>
      <text:p text:style-name="Text_20_body">Can you just give me the final code that I can copy and paste into MainActivity.kt and run it?</text:p>
      <text:h text:style-name="Heading_20_6" text:outline-level="6">ChatGPT said:</text:h>
      <text:p text:style-name="Text_20_body">Absolutely 👍 — here’s your <text:span text:style-name="Strong_20_Emphasis">complete, final Kotlin file</text:span> ready to copy-paste into <text:span text:style-name="Source_20_Text">MainActivity.kt</text:span>.</text:p>
      <text:p text:style-name="Text_20_body">It’s a self-contained <text:span text:style-name="Strong_20_Emphasis">Jetpack Compose</text:span> app that shows a circle in the center of the screen which <text:span text:style-name="Strong_20_Emphasis">changes color (with a smooth fade)</text:span> every time you tap it.</text:p>
      <text:p text:style-name="Horizontal_20_Line"/>
      <text:p text:style-name="P2"><text:span text:style-name="Source_20_Text">package com.example.parmco_chat</text:span></text:p>
      <text:p text:style-name="P4"/>
      <text:p text:style-name="P4"><text:span text:style-name="Source_20_Text">import android.os.Bundle</text:span></text:p>
      <text:p text:style-name="P4"><text:span text:style-name="Source_20_Text">import androidx.activity.ComponentActivity</text:span></text:p>
      <text:p text:style-name="P4"><text:span text:style-name="Source_20_Text">import androidx.activity.compose.setContent</text:span></text:p>
      <text:p text:style-name="P4"><text:span text:style-name="Source_20_Text">import androidx.activity.enableEdgeToEdge</text:span></text:p>
      <text:p text:style-name="P4"><text:span text:style-name="Source_20_Text">import androidx.compose.animation.animateColorAsState</text:span></text:p>
      <text:p text:style-name="P4"><text:span text:style-name="Source_20_Text">import androidx.compose.foundation.background</text:span></text:p>
      <text:p text:style-name="P4"><text:span text:style-name="Source_20_Text">import androidx.compose.foundation.clickable</text:span></text:p>
      <text:p text:style-name="P4"><text:span text:style-name="Source_20_Text">import androidx.compose.foundation.layout.*</text:span></text:p>
      <text:p text:style-name="P4"><text:span text:style-name="Source_20_Text">import androidx.compose.foundation.shape.CircleShape</text:span></text:p>
      <text:p text:style-name="P4"><text:span text:style-name="Source_20_Text">import androidx.compose.material3.Scaffold</text:span></text:p>
      <text:p text:style-name="P4"><text:span text:style-name="Source_20_Text">import androidx.compose.runtime.*</text:span></text:p>
      <text:p text:style-name="P4"><text:span text:style-name="Source_20_Text">import androidx.compose.ui.Alignment</text:span></text:p>
      <text:p text:style-name="P4"><text:span text:style-name="Source_20_Text">import androidx.compose.ui.Modifier</text:span></text:p>
      <text:p text:style-name="P4"><text:span text:style-name="Source_20_Text">import androidx.compose.ui.draw.clip</text:span></text:p>
      <text:p text:style-name="P4"><text:span text:style-name="Source_20_Text">import androidx.compose.ui.graphics.Color</text:span></text:p>
      <text:p text:style-name="P4"><text:span text:style-name="Source_20_Text">import androidx.compose.ui.tooling.preview.Preview</text:span></text:p>
      <text:p text:style-name="P4"><text:span text:style-name="Source_20_Text">import androidx.compose.ui.unit.dp</text:span></text:p>
      <text:p text:style-name="P4"><text:span text:style-name="Source_20_Text">import com.example.parmco_chat.ui.theme.PARMCO_chatTheme</text:span></text:p>
      <text:p text:style-name="P4"><text:span text:style-name="Source_20_Text">import kotlin.random.Random</text:span></text:p>
      <text:p text:style-name="P4"/>
      <text:p text:style-name="P4"><text:span text:style-name="Source_20_Text">class MainActivity : ComponentActivity() {</text:span></text:p>
      <text:p text:style-name="P4"><text:span text:style-name="Source_20_Text"><text:s text:c="4"/>override fun onCreate(savedInstanceState: Bundle?) {</text:span></text:p>
      <text:p text:style-name="P4"><text:span text:style-name="Source_20_Text"><text:s text:c="8"/>super.onCreate(savedInstanceState)</text:span></text:p>
      <text:p text:style-name="P4"><text:span text:style-name="Source_20_Text"><text:s text:c="8"/>enableEdgeToEdge()</text:span></text:p>
      <text:p text:style-name="P4"><text:span text:style-name="Source_20_Text"><text:s text:c="8"/>setContent {</text:span></text:p>
      <text:p text:style-name="P4"><text:span text:style-name="Source_20_Text"><text:s text:c="12"/>PARMCO_chatTheme {</text:span></text:p>
      <text:p text:style-name="P4"><text:span text:style-name="Source_20_Text"><text:s text:c="16"/>Scaffold(modifier = Modifier.fillMaxSize()) { padding -&gt;</text:span></text:p>
      <text:p text:style-name="P4"><text:span text:style-name="Source_20_Text"><text:s text:c="20"/>Box(</text:span></text:p>
      <text:p text:style-name="P4"><text:span text:style-name="Source_20_Text"><text:s text:c="24"/>modifier = Modifier</text:span></text:p>
      <text:p text:style-name="P4"><text:span text:style-name="Source_20_Text"><text:s text:c="28"/>.fillMaxSize()</text:span></text:p>
      <text:p text:style-name="P4"><text:span text:style-name="Source_20_Text"><text:s text:c="28"/>.padding(padding)</text:span></text:p>
      <text:p text:style-name="P4"><text:span text:style-name="Source_20_Text"><text:s text:c="28"/>.wrapContentSize(Alignment.Center)</text:span></text:p>
      <text:p text:style-name="P4"><text:span text:style-name="Source_20_Text"><text:s text:c="20"/>) {</text:span></text:p>
      <text:p text:style-name="P4"><text:span text:style-name="Source_20_Text"><text:s text:c="24"/>ColorChangingCircle()</text:span></text:p>
      <text:p text:style-name="P4"><text:soft-page-break/><text:span text:style-name="Source_20_Text"><text:s text:c="20"/>}</text:span></text:p>
      <text:p text:style-name="P4"><text:span text:style-name="Source_20_Text"><text:s text:c="16"/>}</text:span></text:p>
      <text:p text:style-name="P4"><text:span text:style-name="Source_20_Text"><text:s text:c="12"/>}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><text:span text:style-name="Source_20_Text">}</text:span></text:p>
      <text:p text:style-name="P4"/>
      <text:p text:style-name="P4"><text:span text:style-name="Source_20_Text">@Composable</text:span></text:p>
      <text:p text:style-name="P4"><text:span text:style-name="Source_20_Text">fun ColorChangingCircle() {</text:span></text:p>
      <text:p text:style-name="P4"><text:span text:style-name="Source_20_Text"><text:s text:c="4"/>var targetColor by remember { mutableStateOf(Color.Red) }</text:span></text:p>
      <text:p text:style-name="P4"><text:span text:style-name="Source_20_Text"><text:s text:c="4"/>val animatedColor by animateColorAsState(targetValue = targetColor)</text:span></text:p>
      <text:p text:style-name="P4"/>
      <text:p text:style-name="P4"><text:span text:style-name="Source_20_Text"><text:s text:c="4"/>Box(</text:span></text:p>
      <text:p text:style-name="P4"><text:span text:style-name="Source_20_Text"><text:s text:c="8"/>modifier = Modifier</text:span></text:p>
      <text:p text:style-name="P4"><text:span text:style-name="Source_20_Text"><text:s text:c="12"/>.size(200.dp)</text:span></text:p>
      <text:p text:style-name="P4"><text:span text:style-name="Source_20_Text"><text:s text:c="12"/>.clip(CircleShape)</text:span></text:p>
      <text:p text:style-name="P4"><text:span text:style-name="Source_20_Text"><text:s text:c="12"/>.background(animatedColor)</text:span></text:p>
      <text:p text:style-name="P4"><text:span text:style-name="Source_20_Text"><text:s text:c="12"/>.clickable {</text:span></text:p>
      <text:p text:style-name="P4"><text:span text:style-name="Source_20_Text"><text:s text:c="16"/>// Change to a random color each tap</text:span></text:p>
      <text:p text:style-name="P4"><text:span text:style-name="Source_20_Text"><text:s text:c="16"/>targetColor = Color(</text:span></text:p>
      <text:p text:style-name="P4"><text:span text:style-name="Source_20_Text"><text:s text:c="20"/>red = Random.nextFloat(),</text:span></text:p>
      <text:p text:style-name="P4"><text:span text:style-name="Source_20_Text"><text:s text:c="20"/>green = Random.nextFloat(),</text:span></text:p>
      <text:p text:style-name="P4"><text:span text:style-name="Source_20_Text"><text:s text:c="20"/>blue = Random.nextFloat(),</text:span></text:p>
      <text:p text:style-name="P4"><text:span text:style-name="Source_20_Text"><text:s text:c="20"/>alpha = 1f</text:span></text:p>
      <text:p text:style-name="P4"><text:span text:style-name="Source_20_Text"><text:s text:c="16"/>)</text:span></text:p>
      <text:p text:style-name="P4"><text:span text:style-name="Source_20_Text"><text:s text:c="12"/>}</text:span></text:p>
      <text:p text:style-name="P4"><text:span text:style-name="Source_20_Text"><text:s text:c="4"/>)</text:span></text:p>
      <text:p text:style-name="P4"><text:span text:style-name="Source_20_Text">}</text:span></text:p>
      <text:p text:style-name="P4"/>
      <text:p text:style-name="P4"><text:span text:style-name="Source_20_Text">@Preview(showBackground = true)</text:span></text:p>
      <text:p text:style-name="P4"><text:span text:style-name="Source_20_Text">@Composable</text:span></text:p>
      <text:p text:style-name="P4"><text:span text:style-name="Source_20_Text">fun PreviewColorChangingCircle() {</text:span></text:p>
      <text:p text:style-name="P4"><text:span text:style-name="Source_20_Text"><text:s text:c="4"/>PARMCO_chatTheme {</text:span></text:p>
      <text:p text:style-name="P4"><text:span text:style-name="Source_20_Text"><text:s text:c="8"/>Box(</text:span></text:p>
      <text:p text:style-name="P4"><text:span text:style-name="Source_20_Text"><text:s text:c="12"/>modifier = Modifier</text:span></text:p>
      <text:p text:style-name="P4"><text:span text:style-name="Source_20_Text"><text:s text:c="16"/>.fillMaxSize()</text:span></text:p>
      <text:p text:style-name="P4"><text:span text:style-name="Source_20_Text"><text:s text:c="16"/>.wrapContentSize(Alignment.Center)</text:span></text:p>
      <text:p text:style-name="P4"><text:span text:style-name="Source_20_Text"><text:s text:c="8"/>) {</text:span></text:p>
      <text:p text:style-name="P4"><text:span text:style-name="Source_20_Text"><text:s text:c="12"/>ColorChangingCircle()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5"><text:span text:style-name="Source_20_Text">}</text:span></text:p>
      <text:p text:style-name="Horizontal_20_Line"/>
      <text:p text:style-name="Text_20_body">✅ <text:span text:style-name="Strong_20_Emphasis">How to use:</text:span></text:p>
      <text:list text:style-name="L10">
        <text:list-item>
          <text:p text:style-name="P23">Delete <text:span text:style-name="Source_20_Text">activity_main.xml</text:span> and <text:span text:style-name="Source_20_Text">circle_shape.xml</text:span> (they’re not needed).</text:p>
        </text:list-item>
        <text:list-item>
          <text:p text:style-name="P23">Paste this entire code into your <text:span text:style-name="Source_20_Text">MainActivity.kt</text:span>.</text:p>
        </text:list-item>
        <text:list-item>
          <text:p text:style-name="P23">Press <text:span text:style-name="Strong_20_Emphasis">Run ▶️</text:span> on your emulator or phone.</text:p>
        </text:list-item>
        <text:list-item>
          <text:p text:style-name="P23">Tap the circle — it will smoothly change to a new random color each time.</text:p>
        </text:list-item>
      </text:list>
      <text:p text:style-name="Horizontal_20_Line"/>
      <text:p text:style-name="Text_20_body"><text:soft-page-break/>Would you like me to make it pulse or “breathe” slightly when you tap it too (a quick scaling animation)?</text:p>
      <text:h text:style-name="Heading_20_5" text:outline-level="5">You said:</text:h>
      <text:p text:style-name="Text_20_body">I have a local branch "nevan". I have a remote branch "nevan" on my repository. How do I connect them from my local linux terminal?</text:p>
      <text:h text:style-name="Heading_20_6" text:outline-level="6">ChatGPT said:</text:h>
      <text:p text:style-name="Text_20_body">Good — you’re almost there.</text:p>
      <text:p text:style-name="Text_20_body">You just need to <text:span text:style-name="Strong_20_Emphasis">link your local branch </text:span><text:span text:style-name="Strong_20_Emphasis"><text:span text:style-name="Source_20_Text">nevan</text:span></text:span><text:span text:style-name="Strong_20_Emphasis"> to the remote branch </text:span><text:span text:style-name="Strong_20_Emphasis"><text:span text:style-name="Source_20_Text">nevan</text:span></text:span> so that <text:span text:style-name="Source_20_Text">git push</text:span> and <text:span text:style-name="Source_20_Text">git pull</text:span> know which branch to use by default.</text:p>
      <text:p text:style-name="Text_20_body">Here’s how to do it cleanly from your Linux terminal 👇</text:p>
      <text:p text:style-name="Horizontal_20_Line"/>
      <text:h text:style-name="Heading_20_3" text:outline-level="3">🧭 Step 1: Make sure you’re on the local branch</text:h>
      <text:p text:style-name="P3"><text:span text:style-name="Source_20_Text">git checkout nevan</text:span></text:p>
      <text:p text:style-name="Horizontal_20_Line"/>
      <text:h text:style-name="Heading_20_3" text:outline-level="3">🧩 Step 2: Connect (track) the remote branch</text:h>
      <text:p text:style-name="Text_20_body">If your remote is called <text:span text:style-name="Source_20_Text">origin</text:span> (the default name), run:</text:p>
      <text:p text:style-name="P3"><text:span text:style-name="Source_20_Text">git branch --set-upstream-to=origin/nevan</text:span></text:p>
      <text:p text:style-name="Text_20_body">✅ This tells Git:</text:p>
      <text:p text:style-name="Quotations">“When I’m on branch <text:span text:style-name="Source_20_Text">nevan</text:span>, push and pull from <text:span text:style-name="Source_20_Text">origin/nevan</text:span>.”</text:p>
      <text:p text:style-name="Horizontal_20_Line"/>
      <text:h text:style-name="Heading_20_3" text:outline-level="3">🧪 Step 3: Verify tracking</text:h>
      <text:p text:style-name="Text_20_body">Run:</text:p>
      <text:p text:style-name="P3"><text:span text:style-name="Source_20_Text">git status</text:span></text:p>
      <text:p text:style-name="Text_20_body">You should now see something like:</text:p>
      <text:p text:style-name="P2"><text:span text:style-name="Source_20_Text">On branch nevan</text:span></text:p>
      <text:p text:style-name="P5"><text:span text:style-name="Source_20_Text">Your branch is up to date with 'origin/nevan'.</text:span></text:p>
      <text:p text:style-name="Horizontal_20_Line"/>
      <text:h text:style-name="Heading_20_3" text:outline-level="3">🧼 Optional – If the remote branch doesn’t exist yet</text:h>
      <text:p text:style-name="Text_20_body">If the remote branch hasn’t been created yet, you can create and link it in one command:</text:p>
      <text:p text:style-name="P3"><text:span text:style-name="Source_20_Text">git push -u origin nevan</text:span></text:p>
      <text:p text:style-name="Text_20_body"><text:soft-page-break/>The <text:span text:style-name="Source_20_Text">-u</text:span> (short for <text:span text:style-name="Source_20_Text">--set-upstream</text:span>) links them automatically.</text:p>
      <text:p text:style-name="Horizontal_20_Line"/>
      <text:h text:style-name="Heading_20_3" text:outline-level="3">🔁 After setup</text:h>
      <text:p text:style-name="Text_20_body">Now you can just use:</text:p>
      <text:p text:style-name="P2"><text:span text:style-name="Source_20_Text">git push</text:span></text:p>
      <text:p text:style-name="P5"><text:span text:style-name="Source_20_Text">git pull</text:span></text:p>
      <text:p text:style-name="Text_20_body">…without specifying <text:span text:style-name="Source_20_Text">origin nevan</text:span> every time — Git remembers the connection.</text:p>
      <text:p text:style-name="Horizontal_20_Line"/>
      <text:p text:style-name="Text_20_body">Would you like me to show how to check <text:span text:style-name="Strong_20_Emphasis">all local branches and their remote tracking status</text:span> in one table (using <text:span text:style-name="Source_20_Text">git branch -vv</text:span>)?</text:p>
      <text:h text:style-name="Heading_20_5" text:outline-level="5">You said:</text:h>
      <text:p text:style-name="Text_20_body">I accidentally closed my project and then reopened it but I don't see the MainActivity.kt file. Where is it?</text:p>
      <text:h text:style-name="Heading_20_6" text:outline-level="6">ChatGPT said:</text:h>
      <text:p text:style-name="Text_20_body">Excellent question — this is <text:span text:style-name="Strong_20_Emphasis">super common after reopening Android Studio</text:span>, because the <text:span text:style-name="Strong_20_Emphasis">Project view resets</text:span> and collapses folders.<text:line-break/>Your <text:span text:style-name="Source_20_Text">MainActivity.kt</text:span> is still there — it’s just buried in the Kotlin source directory.</text:p>
      <text:p text:style-name="Text_20_body">Let’s find it step by step 👇</text:p>
      <text:p text:style-name="Horizontal_20_Line"/>
      <text:h text:style-name="Heading_20_3" text:outline-level="3">🧭 Step 1: Switch to the Correct View</text:h>
      <text:p text:style-name="Text_20_body">At the top-left of Android Studio, look for the dropdown that currently says <text:span text:style-name="Strong_20_Emphasis">"Project"</text:span> (or maybe “Android”).<text:line-break/>Click it and select:</text:p>
      <text:p text:style-name="Quotations"><text:span text:style-name="Strong_20_Emphasis">Android</text:span> → easiest for Android apps<text:line-break/>or<text:line-break/><text:span text:style-name="Strong_20_Emphasis">Project (Files)</text:span> → shows the true file structure</text:p>
      <text:p text:style-name="Horizontal_20_Line"/>
      <text:h text:style-name="Heading_20_3" text:outline-level="3">🧱 Step 2: Expand the Source Path</text:h>
      <text:p text:style-name="Text_20_body">Then, expand this path manually:</text:p>
      <text:p text:style-name="P2"><text:span text:style-name="Source_20_Text">app/</text:span></text:p>
      <text:p text:style-name="P4"><text:span text:style-name="Source_20_Text"><text:s/>└── src/</text:span></text:p>
      <text:p text:style-name="P4"><text:span text:style-name="Source_20_Text"><text:s text:c="6"/>└── main/</text:span></text:p>
      <text:p text:style-name="P4"><text:span text:style-name="Source_20_Text"><text:s text:c="11"/>└── java/</text:span></text:p>
      <text:p text:style-name="P4"><text:span text:style-name="Source_20_Text"><text:s text:c="16"/>└── com/</text:span></text:p>
      <text:p text:style-name="P4"><text:span text:style-name="Source_20_Text"><text:s text:c="21"/>└── example/</text:span></text:p>
      <text:p text:style-name="P4"><text:soft-page-break/><text:span text:style-name="Source_20_Text"><text:s text:c="26"/>└── parmco_chat/</text:span></text:p>
      <text:p text:style-name="P5"><text:span text:style-name="Source_20_Text"><text:s text:c="31"/>└── MainActivity.kt</text:span></text:p>
      <text:p text:style-name="Text_20_body">That’s where all your Kotlin source files (including <text:span text:style-name="Source_20_Text">MainActivity.kt</text:span>) live.</text:p>
      <text:p text:style-name="Horizontal_20_Line"/>
      <text:h text:style-name="Heading_20_3" text:outline-level="3">🧩 Step 3: If You Don’t See “java/”</text:h>
      <text:p text:style-name="Text_20_body">If <text:span text:style-name="Source_20_Text">java/</text:span> isn’t visible under <text:span text:style-name="Source_20_Text">src/main</text:span>, sometimes Android Studio hides it under a "kotlin" folder instead. In that case, check:</text:p>
      <text:p text:style-name="P2"><text:span text:style-name="Source_20_Text">app/</text:span></text:p>
      <text:p text:style-name="P4"><text:span text:style-name="Source_20_Text"><text:s/>└── src/</text:span></text:p>
      <text:p text:style-name="P4"><text:span text:style-name="Source_20_Text"><text:s text:c="6"/>└── main/</text:span></text:p>
      <text:p text:style-name="P4"><text:span text:style-name="Source_20_Text"><text:s text:c="11"/>└── kotlin/</text:span></text:p>
      <text:p text:style-name="P5"><text:span text:style-name="Source_20_Text"><text:s text:c="16"/>└── com/example/parmco_chat/MainActivity.kt</text:span></text:p>
      <text:p text:style-name="Horizontal_20_Line"/>
      <text:h text:style-name="Heading_20_3" text:outline-level="3">🧠 Step 4: Quick Search</text:h>
      <text:p text:style-name="Text_20_body">If you still don’t see it:</text:p>
      <text:list text:style-name="L11">
        <text:list-item>
          <text:p text:style-name="P24">Press <text:span text:style-name="Strong_20_Emphasis">Shift twice</text:span> (for <text:span text:style-name="Emphasis">Search Everywhere</text:span>),</text:p>
        </text:list-item>
        <text:list-item>
          <text:p text:style-name="P24">Type: <text:span text:style-name="Source_20_Text">MainActivity.kt</text:span><text:line-break/>It will instantly show the file location.</text:p>
        </text:list-item>
      </text:list>
      <text:p text:style-name="Horizontal_20_Line"/>
      <text:p text:style-name="Text_20_body">If it’s truly missing (e.g. accidentally deleted), I can give you the <text:span text:style-name="Strong_20_Emphasis">exact file recreation code</text:span> for it — would you like me to show how to re-add it safely under the correct folder structure?</text:p>
      <text:h text:style-name="Heading_20_5" text:outline-level="5">You said:</text:h>
      <text:p text:style-name="Text_20_body">I found it, thanks. How do I make an apk file so I can try it on my actual phone?</text:p>
      <text:h text:style-name="Heading_20_6" text:outline-level="6">ChatGPT said:</text:h>
      <text:p text:style-name="P20">Nice! Two easy ways to get an APK on your phone:</text:p>
      <text:h text:style-name="Heading_20_1" text:outline-level="1">1) Quick test (Debug APK)</text:h>
      <text:list text:style-name="L12">
        <text:list-item>
          <text:p text:style-name="P25">In Android Studio: <text:span text:style-name="Strong_20_Emphasis">Build → Build Bundle(s) / APK(s) → Build APK(s)</text:span>.</text:p>
        </text:list-item>
        <text:list-item>
          <text:p text:style-name="P25">When it finishes, click the link in the Event Log or find it at:<text:line-break/><text:span text:style-name="Source_20_Text">app/build/outputs/apk/debug/app-debug.apk</text:span></text:p>
        </text:list-item>
        <text:list-item>
          <text:p text:style-name="P25">Put it on your phone (USB drag-drop, email it to yourself, or use <text:span text:style-name="Source_20_Text">adb install -r app-debug.apk</text:span>).</text:p>
        </text:list-item>
        <text:list-item>
          <text:p text:style-name="P25">On your phone, allow installs from your file manager/browser:<text:line-break/><text:span text:style-name="Strong_20_Emphasis">Settings → Security → Install unknown apps → [your app] → Allow</text:span>.</text:p>
        </text:list-item>
        <text:list-item>
          <text:p text:style-name="P25"><text:soft-page-break/>Tap the APK to install.</text:p>
        </text:list-item>
      </text:list>
      <text:p text:style-name="Text_20_body">This is perfect for personal testing. No signing setup needed.</text:p>
      <text:h text:style-name="Heading_20_1" text:outline-level="1">2) Proper installable (Release APK, signed)</text:h>
      <text:list text:style-name="L13">
        <text:list-item>
          <text:p text:style-name="P26"><text:span text:style-name="Strong_20_Emphasis">Build → Generate Signed Bundle / APK…</text:span></text:p>
        </text:list-item>
        <text:list-item>
          <text:p text:style-name="P26">Select <text:span text:style-name="Strong_20_Emphasis">APK</text:span>, Next.</text:p>
        </text:list-item>
        <text:list-item>
          <text:p text:style-name="P26"><text:span text:style-name="Strong_20_Emphasis">Create new keystore</text:span> (only once): choose a path, set passwords, key alias, and validity. <text:span text:style-name="Strong_20_Emphasis">Save this file safely!</text:span></text:p>
        </text:list-item>
        <text:list-item>
          <text:p text:style-name="P26">Pick your keystore + alias, enter passwords.</text:p>
        </text:list-item>
        <text:list-item>
          <text:p text:style-name="P26">Select <text:span text:style-name="Strong_20_Emphasis">release</text:span> build type, check <text:span text:style-name="Strong_20_Emphasis">V2 (Full APK Signature)</text:span> (and V1 for older devices), Finish.</text:p>
        </text:list-item>
        <text:list-item>
          <text:p text:style-name="P26">Find it at:<text:line-break/><text:span text:style-name="Source_20_Text">app/build/outputs/apk/release/app-release.apk</text:span></text:p>
        </text:list-item>
        <text:list-item>
          <text:p text:style-name="P26">Install it on your phone (same as above or with <text:span text:style-name="Source_20_Text">adb install -r app-release.apk</text:span>).</text:p>
        </text:list-item>
      </text:list>
      <text:h text:style-name="Heading_20_1" text:outline-level="1">Optional tips</text:h>
      <text:list text:style-name="L14">
        <text:list-item>
          <text:p text:style-name="P27">Command-line build:</text:p>
          <text:list>
            <text:list-item>
              <text:p text:style-name="P27">Debug: <text:span text:style-name="Source_20_Text">./gradlew assembleDebug</text:span></text:p>
            </text:list-item>
            <text:list-item>
              <text:p text:style-name="P27">Release (unsigned): <text:span text:style-name="Source_20_Text">./gradlew assembleRelease</text:span></text:p>
            </text:list-item>
          </text:list>
        </text:list-item>
        <text:list-item>
          <text:p text:style-name="P27">If you accidentally generated an <text:span text:style-name="Strong_20_Emphasis">.aab</text:span> (App Bundle), that’s for Play Store. For local installs, choose <text:span text:style-name="Strong_20_Emphasis">APK</text:span> as above.</text:p>
        </text:list-item>
        <text:list-item>
          <text:p text:style-name="P27">Enable USB debugging (if using <text:span text:style-name="Source_20_Text">adb</text:span>): <text:span text:style-name="Strong_20_Emphasis">Settings → About phone → tap Build number 7x → Developer options → USB debugging</text:span>.</text:p>
        </text:list-item>
      </text:list>
      <text:p text:style-name="Text_20_body">If you want, I can add a small versionName/versionCode and app label tweak so it looks clean on your phone’s launcher.</text:p>
      <text:h text:style-name="Heading_20_5" text:outline-level="5">You said:</text:h>
      <text:p text:style-name="Text_20_body">This is what I see when I hit build. I don't see apk anywhere</text:p>
      <text:h text:style-name="Heading_20_6" text:outline-level="6">ChatGPT said:</text:h>
      <text:p text:style-name="P20">You clicked <text:span text:style-name="Strong_20_Emphasis">Build (hammer)</text:span>, which only compiles. To actually create an <text:span text:style-name="Strong_20_Emphasis">APK</text:span>, use one of these:</text:p>
      <text:h text:style-name="Heading_20_2" text:outline-level="2">Option A — GUI (Debug APK for quick install)</text:h>
      <text:list text:style-name="L15">
        <text:list-item>
          <text:p text:style-name="P28">In Android Studio, go to <text:span text:style-name="Strong_20_Emphasis">Build → Build Bundle(s) / APK(s) → Build APK(s)</text:span>.</text:p>
        </text:list-item>
        <text:list-item>
          <text:p text:style-name="P28"><text:soft-page-break/>When it finishes, look in the <text:span text:style-name="Strong_20_Emphasis">Event Log</text:span> (bottom-right) for a link, or open it directly at:<text:line-break/><text:span text:style-name="Source_20_Text">app/build/outputs/apk/debug/app-debug.apk</text:span></text:p>
        </text:list-item>
      </text:list>
      <text:h text:style-name="Heading_20_2" text:outline-level="2">Option B — GUI (Signed Release APK)</text:h>
      <text:list text:style-name="L16">
        <text:list-item>
          <text:p text:style-name="P29"><text:span text:style-name="Strong_20_Emphasis">Build → Generate Signed Bundle / APK…</text:span></text:p>
        </text:list-item>
        <text:list-item>
          <text:p text:style-name="P29">Choose <text:span text:style-name="Strong_20_Emphasis">APK</text:span>, then <text:span text:style-name="Strong_20_Emphasis">Next</text:span>.</text:p>
        </text:list-item>
        <text:list-item>
          <text:p text:style-name="P29">Create/select a <text:span text:style-name="Strong_20_Emphasis">keystore</text:span> and key alias.</text:p>
        </text:list-item>
        <text:list-item>
          <text:p text:style-name="P29">Choose <text:span text:style-name="Strong_20_Emphasis">release</text:span> build type, check <text:span text:style-name="Strong_20_Emphasis">V2</text:span> (and <text:span text:style-name="Strong_20_Emphasis">V1</text:span> for very old devices), <text:span text:style-name="Strong_20_Emphasis">Finish</text:span>.</text:p>
        </text:list-item>
        <text:list-item>
          <text:p text:style-name="P29">File is at:<text:line-break/><text:span text:style-name="Source_20_Text">app/build/outputs/apk/release/app-release.apk</text:span></text:p>
        </text:list-item>
      </text:list>
      <text:h text:style-name="Heading_20_2" text:outline-level="2">Option C — Terminal (always works)</text:h>
      <text:p text:style-name="Text_20_body">From the project root:</text:p>
      <text:p text:style-name="P2"><text:span text:style-name="Source_20_Text">./gradlew assembleDebug</text:span></text:p>
      <text:p text:style-name="P4"><text:span text:style-name="Source_20_Text"># APK path:</text:span></text:p>
      <text:p text:style-name="P5"><text:span text:style-name="Source_20_Text"># app/build/outputs/apk/debug/app-debug.apk</text:span></text:p>
      <text:p text:style-name="Text_20_body">(or <text:span text:style-name="Source_20_Text">./gradlew assembleRelease</text:span> for a release build)</text:p>
      <text:p text:style-name="Text_20_body">If you still don’t see it, you likely ran only <text:span text:style-name="Strong_20_Emphasis">Make Project</text:span>. Use one of the three methods above and then check the exact paths shown.</text:p>
      <text:h text:style-name="Heading_20_5" text:outline-level="5">You said:</text:h>
      <text:p text:style-name="Text_20_body">Okay I got it working on the phone. Here is the next objective: I have a Raspberry Pi 4. I want to edit my android app code to be able to connect my phone to the RP4 through Bluetooth. Can you help me implement this?</text:p>
      <text:h text:style-name="Heading_20_6" text:outline-level="6">ChatGPT said:</text:h>
      <text:p text:style-name="P20">Awesome—let’s wire your <text:span text:style-name="Strong_20_Emphasis">Android (Jetpack Compose) app ↔ Raspberry Pi 4</text:span> over <text:span text:style-name="Strong_20_Emphasis">Bluetooth Classic (SPP / RFCOMM)</text:span>. This is the simplest, serial-like pipe that works great for quick projects.</text:p>
      <text:p text:style-name="Text_20_body">Below is everything you need:</text:p>
      <text:p text:style-name="Horizontal_20_Line"/>
      <text:h text:style-name="Heading_20_1" text:outline-level="1">1) Android: permissions (Manifest)</text:h>
      <text:p text:style-name="Text_20_body">Add these to <text:span text:style-name="Source_20_Text">app/src/main/AndroidManifest.xml</text:span> <text:span text:style-name="Strong_20_Emphasis">inside</text:span> <text:span text:style-name="Source_20_Text">&lt;manifest&gt;</text:span> but <text:span text:style-name="Strong_20_Emphasis">outside</text:span> <text:span text:style-name="Source_20_Text">&lt;application&gt;</text:span>:</text:p>
      <text:p text:style-name="P2"><text:span text:style-name="Source_20_Text">&lt;uses-feature android:name="android.hardware.bluetooth" android:required="true" /&gt;</text:span></text:p>
      <text:p text:style-name="P4"/>
      <text:p text:style-name="P4"><text:span text:style-name="Source_20_Text">&lt;!-- Pre-Android 12 location permission is needed for BT discovery --&gt;</text:span></text:p>
      <text:p text:style-name="P4"><text:soft-page-break/><text:span text:style-name="Source_20_Text">&lt;uses-permission android:name="android.permission.ACCESS_FINE_LOCATION" /&gt;</text:span></text:p>
      <text:p text:style-name="P4"/>
      <text:p text:style-name="P4"><text:span text:style-name="Source_20_Text">&lt;!-- Android 12+ (API 31) runtime BT permissions --&gt;</text:span></text:p>
      <text:p text:style-name="P4"><text:span text:style-name="Source_20_Text">&lt;uses-permission android:name="android.permission.BLUETOOTH_SCAN" /&gt;</text:span></text:p>
      <text:p text:style-name="P4"><text:span text:style-name="Source_20_Text">&lt;uses-permission android:name="android.permission.BLUETOOTH_CONNECT" /&gt;</text:span></text:p>
      <text:p text:style-name="P4"/>
      <text:p text:style-name="P4"><text:span text:style-name="Source_20_Text">&lt;!-- Optional if you plan to be discoverable/accept connections on the phone --&gt;</text:span></text:p>
      <text:p text:style-name="P5"><text:span text:style-name="Source_20_Text">&lt;uses-permission android:name="android.permission.BLUETOOTH_ADVERTISE" /&gt;</text:span></text:p>
      <text:p text:style-name="Quotations">Pair the phone with the Pi in system Bluetooth settings first. We’ll connect by the Pi’s MAC address.</text:p>
      <text:p text:style-name="Horizontal_20_Line"/>
      <text:h text:style-name="Heading_20_1" text:outline-level="1">2) Android: <text:span text:style-name="Strong_20_Emphasis">replace your </text:span><text:span text:style-name="Strong_20_Emphasis"><text:span text:style-name="Source_20_Text">MainActivity.kt</text:span></text:span> with this</text:h>
      <text:p text:style-name="Text_20_body">This gives you a text box for the Pi’s MAC, <text:span text:style-name="Strong_20_Emphasis">Connect / Disconnect</text:span> buttons, a <text:span text:style-name="Strong_20_Emphasis">Send</text:span> box, and a live log of incoming messages. It uses the standard SPP UUID: <text:span text:style-name="Source_20_Text">00001101-0000-1000-8000-00805F9B34FB</text:span>.</text:p>
      <text:p text:style-name="P2"><text:span text:style-name="Source_20_Text">package com.example.parmco_chat</text:span></text:p>
      <text:p text:style-name="P4"/>
      <text:p text:style-name="P4"><text:span text:style-name="Source_20_Text">import android.Manifest</text:span></text:p>
      <text:p text:style-name="P4"><text:span text:style-name="Source_20_Text">import android.bluetooth.BluetoothAdapter</text:span></text:p>
      <text:p text:style-name="P4"><text:span text:style-name="Source_20_Text">import android.bluetooth.BluetoothManager</text:span></text:p>
      <text:p text:style-name="P4"><text:span text:style-name="Source_20_Text">import android.bluetooth.BluetoothSocket</text:span></text:p>
      <text:p text:style-name="P4"><text:span text:style-name="Source_20_Text">import android.os.Build</text:span></text:p>
      <text:p text:style-name="P4"><text:span text:style-name="Source_20_Text">import android.os.Bundle</text:span></text:p>
      <text:p text:style-name="P4"><text:span text:style-name="Source_20_Text">import androidx.activity.ComponentActivity</text:span></text:p>
      <text:p text:style-name="P4"><text:span text:style-name="Source_20_Text">import androidx.activity.compose.setContent</text:span></text:p>
      <text:p text:style-name="P4"><text:span text:style-name="Source_20_Text">import androidx.activity.enableEdgeToEdge</text:span></text:p>
      <text:p text:style-name="P4"><text:span text:style-name="Source_20_Text">import androidx.activity.result.contract.ActivityResultContracts</text:span></text:p>
      <text:p text:style-name="P4"><text:span text:style-name="Source_20_Text">import androidx.compose.foundation.background</text:span></text:p>
      <text:p text:style-name="P4"><text:span text:style-name="Source_20_Text">import androidx.compose.foundation.layout.*</text:span></text:p>
      <text:p text:style-name="P4"><text:span text:style-name="Source_20_Text">import androidx.compose.foundation.rememberScrollState</text:span></text:p>
      <text:p text:style-name="P4"><text:span text:style-name="Source_20_Text">import androidx.compose.foundation.shape.CircleShape</text:span></text:p>
      <text:p text:style-name="P4"><text:span text:style-name="Source_20_Text">import androidx.compose.foundation.verticalScroll</text:span></text:p>
      <text:p text:style-name="P4"><text:span text:style-name="Source_20_Text">import androidx.compose.material3.*</text:span></text:p>
      <text:p text:style-name="P4"><text:span text:style-name="Source_20_Text">import androidx.compose.runtime.*</text:span></text:p>
      <text:p text:style-name="P4"><text:span text:style-name="Source_20_Text">import androidx.compose.ui.Alignment</text:span></text:p>
      <text:p text:style-name="P4"><text:span text:style-name="Source_20_Text">import androidx.compose.ui.Modifier</text:span></text:p>
      <text:p text:style-name="P4"><text:span text:style-name="Source_20_Text">import androidx.compose.ui.draw.clip</text:span></text:p>
      <text:p text:style-name="P4"><text:span text:style-name="Source_20_Text">import androidx.compose.ui.graphics.Color</text:span></text:p>
      <text:p text:style-name="P4"><text:span text:style-name="Source_20_Text">import androidx.compose.ui.platform.LocalContext</text:span></text:p>
      <text:p text:style-name="P4"><text:span text:style-name="Source_20_Text">import androidx.compose.ui.text.input.TextFieldValue</text:span></text:p>
      <text:p text:style-name="P4"><text:span text:style-name="Source_20_Text">import androidx.compose.ui.unit.dp</text:span></text:p>
      <text:p text:style-name="P4"><text:span text:style-name="Source_20_Text">import com.example.parmco_chat.ui.theme.PARMCO_chatTheme</text:span></text:p>
      <text:p text:style-name="P4"><text:span text:style-name="Source_20_Text">import kotlinx.coroutines.*</text:span></text:p>
      <text:p text:style-name="P4"><text:span text:style-name="Source_20_Text">import kotlinx.coroutines.flow.MutableStateFlow</text:span></text:p>
      <text:p text:style-name="P4"><text:span text:style-name="Source_20_Text">import kotlinx.coroutines.flow.collectLatest</text:span></text:p>
      <text:p text:style-name="P4"><text:span text:style-name="Source_20_Text">import java.io.IOException</text:span></text:p>
      <text:p text:style-name="P4"><text:span text:style-name="Source_20_Text">import java.util.UUID</text:span></text:p>
      <text:p text:style-name="P4"/>
      <text:p text:style-name="P4"><text:soft-page-break/><text:span text:style-name="Source_20_Text">class MainActivity : ComponentActivity() {</text:span></text:p>
      <text:p text:style-name="P4"><text:span text:style-name="Source_20_Text"><text:s text:c="4"/>override fun onCreate(savedInstanceState: Bundle?) {</text:span></text:p>
      <text:p text:style-name="P4"><text:span text:style-name="Source_20_Text"><text:s text:c="8"/>super.onCreate(savedInstanceState)</text:span></text:p>
      <text:p text:style-name="P4"><text:span text:style-name="Source_20_Text"><text:s text:c="8"/>enableEdgeToEdge()</text:span></text:p>
      <text:p text:style-name="P4"/>
      <text:p text:style-name="P4"><text:span text:style-name="Source_20_Text"><text:s text:c="8"/>val btManager = getSystemService(BluetoothManager::class.java)</text:span></text:p>
      <text:p text:style-name="P4"><text:span text:style-name="Source_20_Text"><text:s text:c="8"/>val adapter = btManager.adapter ?: throw IllegalStateException("Bluetooth not available")</text:span></text:p>
      <text:p text:style-name="P4"><text:span text:style-name="Source_20_Text"><text:s text:c="8"/>val client = BluetoothClient(adapter)</text:span></text:p>
      <text:p text:style-name="P4"/>
      <text:p text:style-name="P4"><text:span text:style-name="Source_20_Text"><text:s text:c="8"/>setContent {</text:span></text:p>
      <text:p text:style-name="P4"><text:span text:style-name="Source_20_Text"><text:s text:c="12"/>PARMCO_chatTheme {</text:span></text:p>
      <text:p text:style-name="P4"><text:span text:style-name="Source_20_Text"><text:s text:c="16"/>Scaffold(Modifier.fillMaxSize()) { padding -&gt;</text:span></text:p>
      <text:p text:style-name="P4"><text:span text:style-name="Source_20_Text"><text:s text:c="20"/>BluetoothScreen(</text:span></text:p>
      <text:p text:style-name="P4"><text:span text:style-name="Source_20_Text"><text:s text:c="24"/>modifier = Modifier</text:span></text:p>
      <text:p text:style-name="P4"><text:span text:style-name="Source_20_Text"><text:s text:c="28"/>.fillMaxSize()</text:span></text:p>
      <text:p text:style-name="P4"><text:span text:style-name="Source_20_Text"><text:s text:c="28"/>.padding(padding),</text:span></text:p>
      <text:p text:style-name="P4"><text:span text:style-name="Source_20_Text"><text:s text:c="24"/>client = client</text:span></text:p>
      <text:p text:style-name="P4"><text:span text:style-name="Source_20_Text"><text:s text:c="20"/>)</text:span></text:p>
      <text:p text:style-name="P4"><text:span text:style-name="Source_20_Text"><text:s text:c="16"/>}</text:span></text:p>
      <text:p text:style-name="P4"><text:span text:style-name="Source_20_Text"><text:s text:c="12"/>}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><text:span text:style-name="Source_20_Text">}</text:span></text:p>
      <text:p text:style-name="P4"/>
      <text:p text:style-name="P4"><text:span text:style-name="Source_20_Text">// ---------- UI ----------</text:span></text:p>
      <text:p text:style-name="P4"><text:span text:style-name="Source_20_Text">@Composable</text:span></text:p>
      <text:p text:style-name="P4"><text:span text:style-name="Source_20_Text">fun BluetoothScreen(modifier: Modifier = Modifier, client: BluetoothClient) {</text:span></text:p>
      <text:p text:style-name="P4"><text:span text:style-name="Source_20_Text"><text:s text:c="4"/>val context = LocalContext.current</text:span></text:p>
      <text:p text:style-name="P4"><text:span text:style-name="Source_20_Text"><text:s text:c="4"/>val requiredPerms = remember {</text:span></text:p>
      <text:p text:style-name="P4"><text:span text:style-name="Source_20_Text"><text:s text:c="8"/>if (Build.VERSION.SDK_INT &gt;= 31)</text:span></text:p>
      <text:p text:style-name="P4"><text:span text:style-name="Source_20_Text"><text:s text:c="12"/>arrayOf(Manifest.permission.BLUETOOTH_SCAN, Manifest.permission.BLUETOOTH_CONNECT)</text:span></text:p>
      <text:p text:style-name="P4"><text:span text:style-name="Source_20_Text"><text:s text:c="8"/>else</text:span></text:p>
      <text:p text:style-name="P4"><text:span text:style-name="Source_20_Text"><text:s text:c="12"/>arrayOf(Manifest.permission.ACCESS_FINE_LOCATION)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var hasAsked by remember { mutableStateOf(false) }</text:span></text:p>
      <text:p text:style-name="P4"><text:span text:style-name="Source_20_Text"><text:s text:c="4"/>val askPerms = rememberLauncherForActivityResult(</text:span></text:p>
      <text:p text:style-name="P4"><text:span text:style-name="Source_20_Text"><text:s text:c="8"/>ActivityResultContracts.RequestMultiplePermissions()</text:span></text:p>
      <text:p text:style-name="P4"><text:span text:style-name="Source_20_Text"><text:s text:c="4"/>) { /* result map not needed here */ hasAsked = true }</text:span></text:p>
      <text:p text:style-name="P4"/>
      <text:p text:style-name="P4"><text:span text:style-name="Source_20_Text"><text:s text:c="4"/>LaunchedEffect(Unit) {</text:span></text:p>
      <text:p text:style-name="P4"><text:span text:style-name="Source_20_Text"><text:s text:c="8"/>// Ask at start if not yet asked</text:span></text:p>
      <text:p text:style-name="P4"><text:span text:style-name="Source_20_Text"><text:s text:c="8"/>askPerms.launch(requiredPerms)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var mac by remember { mutableStateOf(TextFieldValue("AA:BB:CC:DD:EE:FF")) } // &lt;-- put your Pi MAC here</text:span></text:p>
      <text:p text:style-name="P4"><text:span text:style-name="Source_20_Text"><text:s text:c="4"/>var outgoing by remember { mutableStateOf(TextFieldValue("Hello from Android\n")) }</text:span></text:p>
      <text:p text:style-name="P4"><text:span text:style-name="Source_20_Text"><text:s text:c="4"/>val isConnected by client.isConnected.collectAsState()</text:span></text:p>
      <text:p text:style-name="P4"><text:span text:style-name="Source_20_Text"><text:s text:c="4"/>val logState = remember { mutableStateListOf&lt;String&gt;() }</text:span></text:p>
      <text:p text:style-name="P4"><text:span text:style-name="Source_20_Text"><text:s text:c="4"/>val scroll = rememberScrollState()</text:span></text:p>
      <text:p text:style-name="P4"/>
      <text:p text:style-name="P4"><text:span text:style-name="Source_20_Text"><text:s text:c="4"/>// Collect incoming data into log</text:span></text:p>
      <text:p text:style-name="P4"><text:span text:style-name="Source_20_Text"><text:s text:c="4"/>LaunchedEffect(Unit) {</text:span></text:p>
      <text:p text:style-name="P4"><text:span text:style-name="Source_20_Text"><text:s text:c="8"/>client.incoming.collectLatest { msg -&gt;</text:span></text:p>
      <text:p text:style-name="P4"><text:span text:style-name="Source_20_Text"><text:s text:c="12"/>msg?.let {</text:span></text:p>
      <text:p text:style-name="P4"><text:soft-page-break/><text:span text:style-name="Source_20_Text"><text:s text:c="16"/>logState.add("Pi → $it")</text:span></text:p>
      <text:p text:style-name="P4"><text:span text:style-name="Source_20_Text"><text:s text:c="12"/>}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Column(</text:span></text:p>
      <text:p text:style-name="P4"><text:span text:style-name="Source_20_Text"><text:s text:c="8"/>modifier = modifier.padding(16.dp),</text:span></text:p>
      <text:p text:style-name="P4"><text:span text:style-name="Source_20_Text"><text:s text:c="8"/>verticalArrangement = Arrangement.spacedBy(12.dp)</text:span></text:p>
      <text:p text:style-name="P4"><text:span text:style-name="Source_20_Text"><text:s text:c="4"/>) {</text:span></text:p>
      <text:p text:style-name="P4"><text:span text:style-name="Source_20_Text"><text:s text:c="8"/>// A little color circle from your earlier app, just for fun :)</text:span></text:p>
      <text:p text:style-name="P4"><text:span text:style-name="Source_20_Text"><text:s text:c="8"/>Box(</text:span></text:p>
      <text:p text:style-name="P4"><text:span text:style-name="Source_20_Text"><text:s text:c="12"/>Modifier</text:span></text:p>
      <text:p text:style-name="P4"><text:span text:style-name="Source_20_Text"><text:s text:c="16"/>.size(24.dp)</text:span></text:p>
      <text:p text:style-name="P4"><text:span text:style-name="Source_20_Text"><text:s text:c="16"/>.clip(CircleShape)</text:span></text:p>
      <text:p text:style-name="P4"><text:span text:style-name="Source_20_Text"><text:s text:c="16"/>.background(if (isConnected) Color(0xFF4CAF50) else Color(0xFFF44336))</text:span></text:p>
      <text:p text:style-name="P4"><text:span text:style-name="Source_20_Text"><text:s text:c="8"/>)</text:span></text:p>
      <text:p text:style-name="P4"/>
      <text:p text:style-name="P4"><text:span text:style-name="Source_20_Text"><text:s text:c="8"/>Text("Bluetooth SPP Client", style = MaterialTheme.typography.titleLarge)</text:span></text:p>
      <text:p text:style-name="P4"/>
      <text:p text:style-name="P4"><text:span text:style-name="Source_20_Text"><text:s text:c="8"/>OutlinedTextField(</text:span></text:p>
      <text:p text:style-name="P4"><text:span text:style-name="Source_20_Text"><text:s text:c="12"/>value = mac,</text:span></text:p>
      <text:p text:style-name="P4"><text:span text:style-name="Source_20_Text"><text:s text:c="12"/>onValueChange = { mac = it },</text:span></text:p>
      <text:p text:style-name="P4"><text:span text:style-name="Source_20_Text"><text:s text:c="12"/>label = { Text("Raspberry Pi MAC address") },</text:span></text:p>
      <text:p text:style-name="P4"><text:span text:style-name="Source_20_Text"><text:s text:c="12"/>singleLine = true,</text:span></text:p>
      <text:p text:style-name="P4"><text:span text:style-name="Source_20_Text"><text:s text:c="12"/>modifier = Modifier.fillMaxWidth()</text:span></text:p>
      <text:p text:style-name="P4"><text:span text:style-name="Source_20_Text"><text:s text:c="8"/>)</text:span></text:p>
      <text:p text:style-name="P4"/>
      <text:p text:style-name="P4"><text:span text:style-name="Source_20_Text"><text:s text:c="8"/>Row(horizontalArrangement = Arrangement.spacedBy(12.dp)) {</text:span></text:p>
      <text:p text:style-name="P4"><text:span text:style-name="Source_20_Text"><text:s text:c="12"/>Button(</text:span></text:p>
      <text:p text:style-name="P4"><text:span text:style-name="Source_20_Text"><text:s text:c="16"/>enabled = !isConnected,</text:span></text:p>
      <text:p text:style-name="P4"><text:span text:style-name="Source_20_Text"><text:s text:c="16"/>onClick = {</text:span></text:p>
      <text:p text:style-name="P4"><text:span text:style-name="Source_20_Text"><text:s text:c="20"/>// Connect in background</text:span></text:p>
      <text:p text:style-name="P4"><text:span text:style-name="Source_20_Text"><text:s text:c="20"/>client.connectAsync(mac.text)</text:span></text:p>
      <text:p text:style-name="P4"><text:span text:style-name="Source_20_Text"><text:s text:c="16"/>}</text:span></text:p>
      <text:p text:style-name="P4"><text:span text:style-name="Source_20_Text"><text:s text:c="12"/>) { Text("Connect") }</text:span></text:p>
      <text:p text:style-name="P4"/>
      <text:p text:style-name="P4"><text:span text:style-name="Source_20_Text"><text:s text:c="12"/>OutlinedButton(</text:span></text:p>
      <text:p text:style-name="P4"><text:span text:style-name="Source_20_Text"><text:s text:c="16"/>enabled = isConnected,</text:span></text:p>
      <text:p text:style-name="P4"><text:span text:style-name="Source_20_Text"><text:s text:c="16"/>onClick = { client.disconnect() }</text:span></text:p>
      <text:p text:style-name="P4"><text:span text:style-name="Source_20_Text"><text:s text:c="12"/>) { Text("Disconnect") }</text:span></text:p>
      <text:p text:style-name="P4"><text:span text:style-name="Source_20_Text"><text:s text:c="8"/>}</text:span></text:p>
      <text:p text:style-name="P4"/>
      <text:p text:style-name="P4"><text:span text:style-name="Source_20_Text"><text:s text:c="8"/>OutlinedTextField(</text:span></text:p>
      <text:p text:style-name="P4"><text:span text:style-name="Source_20_Text"><text:s text:c="12"/>value = outgoing,</text:span></text:p>
      <text:p text:style-name="P4"><text:span text:style-name="Source_20_Text"><text:s text:c="12"/>onValueChange = { outgoing = it },</text:span></text:p>
      <text:p text:style-name="P4"><text:span text:style-name="Source_20_Text"><text:s text:c="12"/>label = { Text("Message to send") },</text:span></text:p>
      <text:p text:style-name="P4"><text:span text:style-name="Source_20_Text"><text:s text:c="12"/>modifier = Modifier.fillMaxWidth()</text:span></text:p>
      <text:p text:style-name="P4"><text:span text:style-name="Source_20_Text"><text:s text:c="8"/>)</text:span></text:p>
      <text:p text:style-name="P4"/>
      <text:p text:style-name="P4"><text:span text:style-name="Source_20_Text"><text:s text:c="8"/>Row(horizontalArrangement = Arrangement.spacedBy(12.dp)) {</text:span></text:p>
      <text:p text:style-name="P4"><text:span text:style-name="Source_20_Text"><text:s text:c="12"/>Button(</text:span></text:p>
      <text:p text:style-name="P4"><text:span text:style-name="Source_20_Text"><text:s text:c="16"/>enabled = isConnected,</text:span></text:p>
      <text:p text:style-name="P4"><text:span text:style-name="Source_20_Text"><text:s text:c="16"/>onClick = {</text:span></text:p>
      <text:p text:style-name="P4"><text:span text:style-name="Source_20_Text"><text:s text:c="20"/>client.send(outgoing.text)</text:span></text:p>
      <text:p text:style-name="P4"><text:span text:style-name="Source_20_Text"><text:s text:c="20"/>logState.add("Me → ${outgoing.text.trimEnd()}")</text:span></text:p>
      <text:p text:style-name="P4"><text:span text:style-name="Source_20_Text"><text:s text:c="16"/>}</text:span></text:p>
      <text:p text:style-name="P4"><text:span text:style-name="Source_20_Text"><text:s text:c="12"/>) { Text("Send") }</text:span></text:p>
      <text:p text:style-name="P4"/>
      <text:p text:style-name="P4"><text:soft-page-break/><text:span text:style-name="Source_20_Text"><text:s text:c="12"/>OutlinedButton(</text:span></text:p>
      <text:p text:style-name="P4"><text:span text:style-name="Source_20_Text"><text:s text:c="16"/>enabled = isConnected,</text:span></text:p>
      <text:p text:style-name="P4"><text:span text:style-name="Source_20_Text"><text:s text:c="16"/>onClick = {</text:span></text:p>
      <text:p text:style-name="P4"><text:span text:style-name="Source_20_Text"><text:s text:c="20"/>client.send("ping\n")</text:span></text:p>
      <text:p text:style-name="P4"><text:span text:style-name="Source_20_Text"><text:s text:c="20"/>logState.add("Me → ping")</text:span></text:p>
      <text:p text:style-name="P4"><text:span text:style-name="Source_20_Text"><text:s text:c="16"/>}</text:span></text:p>
      <text:p text:style-name="P4"><text:span text:style-name="Source_20_Text"><text:s text:c="12"/>) { Text("Send ping") }</text:span></text:p>
      <text:p text:style-name="P4"><text:span text:style-name="Source_20_Text"><text:s text:c="8"/>}</text:span></text:p>
      <text:p text:style-name="P4"/>
      <text:p text:style-name="P4"><text:span text:style-name="Source_20_Text"><text:s text:c="8"/>Text("Log", style = MaterialTheme.typography.titleMedium)</text:span></text:p>
      <text:p text:style-name="P4"><text:span text:style-name="Source_20_Text"><text:s text:c="8"/>Box(</text:span></text:p>
      <text:p text:style-name="P4"><text:span text:style-name="Source_20_Text"><text:s text:c="12"/>Modifier</text:span></text:p>
      <text:p text:style-name="P4"><text:span text:style-name="Source_20_Text"><text:s text:c="16"/>.weight(1f)</text:span></text:p>
      <text:p text:style-name="P4"><text:span text:style-name="Source_20_Text"><text:s text:c="16"/>.fillMaxWidth()</text:span></text:p>
      <text:p text:style-name="P4"><text:span text:style-name="Source_20_Text"><text:s text:c="16"/>.verticalScroll(scroll)</text:span></text:p>
      <text:p text:style-name="P4"><text:span text:style-name="Source_20_Text"><text:s text:c="16"/>.background(MaterialTheme.colorScheme.surfaceVariant)</text:span></text:p>
      <text:p text:style-name="P4"><text:span text:style-name="Source_20_Text"><text:s text:c="16"/>.padding(8.dp)</text:span></text:p>
      <text:p text:style-name="P4"><text:span text:style-name="Source_20_Text"><text:s text:c="8"/>) {</text:span></text:p>
      <text:p text:style-name="P4"><text:span text:style-name="Source_20_Text"><text:s text:c="12"/>Text(logState.joinToString(separator = ""))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><text:span text:style-name="Source_20_Text">}</text:span></text:p>
      <text:p text:style-name="P4"/>
      <text:p text:style-name="P4"><text:span text:style-name="Source_20_Text">// ---------- Bluetooth client ----------</text:span></text:p>
      <text:p text:style-name="P4"><text:span text:style-name="Source_20_Text">class BluetoothClient(private val adapter: android.bluetooth.BluetoothAdapter) {</text:span></text:p>
      <text:p text:style-name="P4"><text:span text:style-name="Source_20_Text"><text:s text:c="4"/>private var socket: BluetoothSocket? = null</text:span></text:p>
      <text:p text:style-name="P4"><text:span text:style-name="Source_20_Text"><text:s text:c="4"/>private val scope = CoroutineScope(Dispatchers.IO + SupervisorJob())</text:span></text:p>
      <text:p text:style-name="P4"/>
      <text:p text:style-name="P4"><text:span text:style-name="Source_20_Text"><text:s text:c="4"/>val incoming = MutableStateFlow&lt;String?&gt;(null)</text:span></text:p>
      <text:p text:style-name="P4"><text:span text:style-name="Source_20_Text"><text:s text:c="4"/>val isConnected = MutableStateFlow(false)</text:span></text:p>
      <text:p text:style-name="P4"/>
      <text:p text:style-name="P4"><text:span text:style-name="Source_20_Text"><text:s text:c="4"/>fun connectAsync(mac: String) {</text:span></text:p>
      <text:p text:style-name="P4"><text:span text:style-name="Source_20_Text"><text:s text:c="8"/>scope.launch {</text:span></text:p>
      <text:p text:style-name="P4"><text:span text:style-name="Source_20_Text"><text:s text:c="12"/>connect(mac)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private suspend fun connect(mac: String) = withContext(Dispatchers.IO) {</text:span></text:p>
      <text:p text:style-name="P4"><text:span text:style-name="Source_20_Text"><text:s text:c="8"/>val device = adapter.getRemoteDevice(mac)</text:span></text:p>
      <text:p text:style-name="P4"><text:span text:style-name="Source_20_Text"><text:s text:c="8"/>val uuid = UUID.fromString("00001101-0000-1000-8000-00805F9B34FB") // SPP</text:span></text:p>
      <text:p text:style-name="P4"><text:span text:style-name="Source_20_Text"><text:s text:c="8"/>val sock = device.createRfcommSocketToServiceRecord(uuid)</text:span></text:p>
      <text:p text:style-name="P4"><text:span text:style-name="Source_20_Text"><text:s text:c="8"/>adapter.cancelDiscovery()</text:span></text:p>
      <text:p text:style-name="P4"><text:span text:style-name="Source_20_Text"><text:s text:c="8"/>try {</text:span></text:p>
      <text:p text:style-name="P4"><text:span text:style-name="Source_20_Text"><text:s text:c="12"/>sock.connect()</text:span></text:p>
      <text:p text:style-name="P4"><text:span text:style-name="Source_20_Text"><text:s text:c="12"/>socket = sock</text:span></text:p>
      <text:p text:style-name="P4"><text:span text:style-name="Source_20_Text"><text:s text:c="12"/>isConnected.value = true</text:span></text:p>
      <text:p text:style-name="P4"><text:span text:style-name="Source_20_Text"><text:s text:c="12"/>// Start reader loop</text:span></text:p>
      <text:p text:style-name="P4"><text:span text:style-name="Source_20_Text"><text:s text:c="12"/>scope.launch { readLoop(sock) }</text:span></text:p>
      <text:p text:style-name="P4"><text:span text:style-name="Source_20_Text"><text:s text:c="8"/>} catch (e: IOException) {</text:span></text:p>
      <text:p text:style-name="P4"><text:span text:style-name="Source_20_Text"><text:s text:c="12"/>try { sock.close() } catch (_: Exception) {}</text:span></text:p>
      <text:p text:style-name="P4"><text:span text:style-name="Source_20_Text"><text:s text:c="12"/>isConnected.value = false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private suspend fun readLoop(sock: BluetoothSocket) {</text:span></text:p>
      <text:p text:style-name="P4"><text:span text:style-name="Source_20_Text"><text:s text:c="8"/>val input = sock.inputStream.buffered()</text:span></text:p>
      <text:p text:style-name="P4"><text:span text:style-name="Source_20_Text"><text:s text:c="8"/>val buf = ByteArray(1024)</text:span></text:p>
      <text:p text:style-name="P4"><text:span text:style-name="Source_20_Text"><text:s text:c="8"/>try {</text:span></text:p>
      <text:p text:style-name="P4"><text:span text:style-name="Source_20_Text"><text:s text:c="12"/>while (isActive) {</text:span></text:p>
      <text:p text:style-name="P4"><text:soft-page-break/><text:span text:style-name="Source_20_Text"><text:s text:c="16"/>val n = input.read(buf)</text:span></text:p>
      <text:p text:style-name="P4"><text:span text:style-name="Source_20_Text"><text:s text:c="16"/>if (n &gt; 0) {</text:span></text:p>
      <text:p text:style-name="P4"><text:span text:style-name="Source_20_Text"><text:s text:c="20"/>val text = String(buf, 0, n)</text:span></text:p>
      <text:p text:style-name="P4"><text:span text:style-name="Source_20_Text"><text:s text:c="20"/>incoming.emit(text)</text:span></text:p>
      <text:p text:style-name="P4"><text:span text:style-name="Source_20_Text"><text:s text:c="16"/>}</text:span></text:p>
      <text:p text:style-name="P4"><text:span text:style-name="Source_20_Text"><text:s text:c="12"/>}</text:span></text:p>
      <text:p text:style-name="P4"><text:span text:style-name="Source_20_Text"><text:s text:c="8"/>} catch (_: IOException) {</text:span></text:p>
      <text:p text:style-name="P4"><text:span text:style-name="Source_20_Text"><text:s text:c="12"/>// connection closed</text:span></text:p>
      <text:p text:style-name="P4"><text:span text:style-name="Source_20_Text"><text:s text:c="12"/>isConnected.emit(false)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fun send(text: String) {</text:span></text:p>
      <text:p text:style-name="P4"><text:span text:style-name="Source_20_Text"><text:s text:c="8"/>try {</text:span></text:p>
      <text:p text:style-name="P4"><text:span text:style-name="Source_20_Text"><text:s text:c="12"/>socket?.outputStream?.write(text.toByteArray())</text:span></text:p>
      <text:p text:style-name="P4"><text:span text:style-name="Source_20_Text"><text:s text:c="12"/>socket?.outputStream?.flush()</text:span></text:p>
      <text:p text:style-name="P4"><text:span text:style-name="Source_20_Text"><text:s text:c="8"/>} catch (_: IOException) {</text:span></text:p>
      <text:p text:style-name="P4"><text:span text:style-name="Source_20_Text"><text:s text:c="12"/>// ignore for demo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fun disconnect() {</text:span></text:p>
      <text:p text:style-name="P4"><text:span text:style-name="Source_20_Text"><text:s text:c="8"/>try { socket?.close() } catch (_: Exception) {}</text:span></text:p>
      <text:p text:style-name="P4"><text:span text:style-name="Source_20_Text"><text:s text:c="8"/>socket = null</text:span></text:p>
      <text:p text:style-name="P4"><text:span text:style-name="Source_20_Text"><text:s text:c="8"/>isConnected.tryEmit(false)</text:span></text:p>
      <text:p text:style-name="P4"><text:span text:style-name="Source_20_Text"><text:s text:c="8"/>scope.coroutineContext.cancelChildren()</text:span></text:p>
      <text:p text:style-name="P4"><text:span text:style-name="Source_20_Text"><text:s text:c="4"/>}</text:span></text:p>
      <text:p text:style-name="P5"><text:span text:style-name="Source_20_Text">}</text:span></text:p>
      <text:p text:style-name="Quotations">Put your Pi’s MAC in the text field (or hardcode it). Connect → send messages. The log shows what comes back from the Pi.</text:p>
      <text:p text:style-name="Horizontal_20_Line"/>
      <text:h text:style-name="Heading_20_1" text:outline-level="1">3) Raspberry Pi 4: simple <text:span text:style-name="Strong_20_Emphasis">RFCOMM server</text:span> (Python)</text:h>
      <text:p text:style-name="Text_20_body">Install deps (once):</text:p>
      <text:p text:style-name="P2"><text:span text:style-name="Source_20_Text">sudo apt-get update</text:span></text:p>
      <text:p text:style-name="P5"><text:span text:style-name="Source_20_Text">sudo apt-get install -y python3-pip bluez python3-bluez</text:span></text:p>
      <text:p text:style-name="Text_20_body">Run this server (save as <text:span text:style-name="Source_20_Text">bt_spp_server.py</text:span>):</text:p>
      <text:p text:style-name="P2"><text:span text:style-name="Source_20_Text">#!/usr/bin/env python3</text:span></text:p>
      <text:p text:style-name="P4"><text:span text:style-name="Source_20_Text">from bluetooth import *</text:span></text:p>
      <text:p text:style-name="P4"><text:span text:style-name="Source_20_Text">import sys</text:span></text:p>
      <text:p text:style-name="P4"/>
      <text:p text:style-name="P4"><text:span text:style-name="Source_20_Text">SPP_UUID = "00001101-0000-1000-8000-00805F9B34FB"</text:span></text:p>
      <text:p text:style-name="P4"/>
      <text:p text:style-name="P4"><text:span text:style-name="Source_20_Text">server_sock = BluetoothSocket(RFCOMM)</text:span></text:p>
      <text:p text:style-name="P4"><text:span text:style-name="Source_20_Text">server_sock.bind(("", PORT_ANY))</text:span></text:p>
      <text:p text:style-name="P4"><text:span text:style-name="Source_20_Text">server_sock.listen(1)</text:span></text:p>
      <text:p text:style-name="P4"><text:span text:style-name="Source_20_Text">port = server_sock.getsockname()[1]</text:span></text:p>
      <text:p text:style-name="P4"/>
      <text:p text:style-name="P4"><text:soft-page-break/><text:span text:style-name="Source_20_Text">advertise_service(</text:span></text:p>
      <text:p text:style-name="P4"><text:span text:style-name="Source_20_Text"><text:s text:c="4"/>server_sock,</text:span></text:p>
      <text:p text:style-name="P4"><text:span text:style-name="Source_20_Text"><text:s text:c="4"/>"RPiSPPServer",</text:span></text:p>
      <text:p text:style-name="P4"><text:span text:style-name="Source_20_Text"><text:s text:c="4"/>service_id=SPP_UUID,</text:span></text:p>
      <text:p text:style-name="P4"><text:span text:style-name="Source_20_Text"><text:s text:c="4"/>service_classes=[SPP_UUID, SERIAL_PORT_CLASS],</text:span></text:p>
      <text:p text:style-name="P4"><text:span text:style-name="Source_20_Text"><text:s text:c="4"/>profiles=[SERIAL_PORT_PROFILE],</text:span></text:p>
      <text:p text:style-name="P4"><text:span text:style-name="Source_20_Text">)</text:span></text:p>
      <text:p text:style-name="P4"/>
      <text:p text:style-name="P4"><text:span text:style-name="Source_20_Text">print(f"Waiting for RFCOMM connection on port {port}...")</text:span></text:p>
      <text:p text:style-name="P4"><text:span text:style-name="Source_20_Text">client_sock, client_info = server_sock.accept()</text:span></text:p>
      <text:p text:style-name="P4"><text:span text:style-name="Source_20_Text">print("Accepted connection from", client_info)</text:span></text:p>
      <text:p text:style-name="P4"/>
      <text:p text:style-name="P4"><text:span text:style-name="Source_20_Text">try:</text:span></text:p>
      <text:p text:style-name="P4"><text:span text:style-name="Source_20_Text"><text:s text:c="4"/>while True:</text:span></text:p>
      <text:p text:style-name="P4"><text:span text:style-name="Source_20_Text"><text:s text:c="8"/>data = client_sock.recv(1024)</text:span></text:p>
      <text:p text:style-name="P4"><text:span text:style-name="Source_20_Text"><text:s text:c="8"/>if not data:</text:span></text:p>
      <text:p text:style-name="P4"><text:span text:style-name="Source_20_Text"><text:s text:c="12"/>break</text:span></text:p>
      <text:p text:style-name="P4"><text:span text:style-name="Source_20_Text"><text:s text:c="8"/>print("Android →", data.decode(errors="ignore").rstrip())</text:span></text:p>
      <text:p text:style-name="P4"><text:span text:style-name="Source_20_Text"><text:s text:c="8"/>reply = b"RPi echo: " + data</text:span></text:p>
      <text:p text:style-name="P4"><text:span text:style-name="Source_20_Text"><text:s text:c="8"/>client_sock.send(reply)</text:span></text:p>
      <text:p text:style-name="P4"><text:span text:style-name="Source_20_Text">except OSError:</text:span></text:p>
      <text:p text:style-name="P4"><text:span text:style-name="Source_20_Text"><text:s text:c="4"/>pass</text:span></text:p>
      <text:p text:style-name="P4"/>
      <text:p text:style-name="P4"><text:span text:style-name="Source_20_Text">print("Disconnected.")</text:span></text:p>
      <text:p text:style-name="P4"><text:span text:style-name="Source_20_Text">client_sock.close()</text:span></text:p>
      <text:p text:style-name="P5"><text:span text:style-name="Source_20_Text">server_sock.close()</text:span></text:p>
      <text:p text:style-name="Text_20_body">Make the Pi discoverable and pairable (one-time):</text:p>
      <text:p text:style-name="P2"><text:span text:style-name="Source_20_Text">bluetoothctl</text:span></text:p>
      <text:p text:style-name="P4"><text:span text:style-name="Source_20_Text"># inside bluetoothctl:</text:span></text:p>
      <text:p text:style-name="P4"><text:span text:style-name="Source_20_Text">power on</text:span></text:p>
      <text:p text:style-name="P4"><text:span text:style-name="Source_20_Text">agent on</text:span></text:p>
      <text:p text:style-name="P4"><text:span text:style-name="Source_20_Text">default-agent</text:span></text:p>
      <text:p text:style-name="P4"><text:span text:style-name="Source_20_Text">discoverable on</text:span></text:p>
      <text:p text:style-name="P4"><text:span text:style-name="Source_20_Text">pairable on</text:span></text:p>
      <text:p text:style-name="P5"><text:span text:style-name="Source_20_Text"># (pair from your phone's BT settings; confirm PIN)</text:span></text:p>
      <text:p text:style-name="Text_20_body">Then run:</text:p>
      <text:p text:style-name="P3"><text:span text:style-name="Source_20_Text">python3 bt_spp_server.py</text:span></text:p>
      <text:p text:style-name="Text_20_body">You should see “Accepted connection” when the phone connects, and echoed messages.</text:p>
      <text:p text:style-name="Horizontal_20_Line"/>
      <text:h text:style-name="Heading_20_2" text:outline-level="2">Notes &amp; gotchas</text:h>
      <text:list text:style-name="L17">
        <text:list-item>
          <text:p text:style-name="P30"><text:span text:style-name="Strong_20_Emphasis">Pair first</text:span> in system settings, then use the <text:span text:style-name="Strong_20_Emphasis">MAC</text:span> in the app to connect.</text:p>
        </text:list-item>
        <text:list-item>
          <text:p text:style-name="P30">If you see permission errors on Android 12+, ensure you granted <text:span text:style-name="Strong_20_Emphasis">Bluetooth</text:span> permissions when prompted.</text:p>
        </text:list-item>
        <text:list-item>
          <text:p text:style-name="P30">SPP is <text:span text:style-name="Strong_20_Emphasis">Bluetooth Classic</text:span>, not BLE. It’s the easiest “serial” link. If you need <text:span text:style-name="Strong_20_Emphasis">BLE (GATT)</text:span> later, that’s a different API—I can give you a minimal GATT client/server pair if needed.</text:p>
        </text:list-item>
      </text:list>
      <text:p text:style-name="Horizontal_20_Line"/>
      <text:p text:style-name="Text_20_body"><text:soft-page-break/>If you want, I can pre-fill your project with the Pi’s MAC and trim the UI down to just <text:span text:style-name="Strong_20_Emphasis">Connect / Send</text:span> to keep it ultra-minimal.</text:p>
      <text:h text:style-name="Heading_20_5" text:outline-level="5">You said:</text:h>
      <text:p text:style-name="Text_20_body">&lt;?xml version="1.0" encoding="utf-8"?&gt; &lt;manifest xmlns:android="http://schemas.android.com/apk/res/android" xmlns:tools="http://schemas.android.com/tools"&gt; &lt;uses-feature android:name="android.hardware.bluetooth" android:required="true" /&gt; &lt;!-- Pre-Android 12 location permission is needed for BT discovery --&gt; &lt;uses-permission android:name="android.permission.ACCESS_FINE_LOCATION" /&gt; &lt;!-- Android 12+ (API 31) runtime BT permissions --&gt; &lt;uses-permission android:name="android.permission.BLUETOOTH_SCAN" /&gt; &lt;uses-permission android:name="android.permission.BLUETOOTH_CONNECT" /&gt; &lt;!-- Optional if you plan to be discoverable/accept connections on the phone --&gt; &lt;uses-permission android:name="android.permission.BLUETOOTH_ADVERTISE" /&gt; &lt;application android:allowBackup="true" android:dataExtractionRules="@xml/data_extraction_rules" android:fullBackupContent="@xml/backup_rules" android:icon="@mipmap/ic_launcher" android:label="@string/app_name" android:roundIcon="@mipmap/ic_launcher_round" android:supportsRtl="true" android:theme="@style/Theme.PARMCO_chat"&gt; &lt;activity android:name=".MainActivity" android:exported="true" android:label="@string/app_name" android:theme="@style/Theme.PARMCO_chat"&gt; &lt;intent-filter&gt; &lt;action android:name="android.intent.action.MAIN" /&gt; &lt;category android:name="android.intent.category.LAUNCHER" /&gt; &lt;/intent-filter&gt; &lt;/activity&gt; &lt;/application&gt; &lt;/manifest&gt; This is my AndroidManifest.xml. I get error on line 5 (screenshot attached)</text:p>
      <text:h text:style-name="Heading_20_6" text:outline-level="6">ChatGPT said:</text:h>
      <text:p text:style-name="Text_20_body">Excellent — that error means Android Studio wants both <text:span text:style-name="Strong_20_Emphasis">fine</text:span> and <text:span text:style-name="Strong_20_Emphasis">coarse</text:span> location permissions if you’re doing Bluetooth discovery (Android’s rule since API 30+).</text:p>
      <text:p text:style-name="Text_20_body">Your fix is simple: add one extra permission line right under the existing one.</text:p>
      <text:p text:style-name="Horizontal_20_Line"/>
      <text:h text:style-name="Heading_20_3" text:outline-level="3">✅ Corrected <text:span text:style-name="Source_20_Text">AndroidManifest.xml</text:span> snippet</text:h>
      <text:p text:style-name="P2"><text:span text:style-name="Source_20_Text">&lt;uses-feature android:name="android.hardware.bluetooth" android:required="true" /&gt;</text:span></text:p>
      <text:p text:style-name="P4"/>
      <text:p text:style-name="P4"><text:span text:style-name="Source_20_Text">&lt;!-- Pre-Android 12 (needed for Bluetooth scanning/discovery) --&gt;</text:span></text:p>
      <text:p text:style-name="P4"><text:span text:style-name="Source_20_Text">&lt;uses-permission android:name="android.permission.ACCESS_FINE_LOCATION" /&gt;</text:span></text:p>
      <text:p text:style-name="P4"><text:span text:style-name="Source_20_Text">&lt;uses-permission android:name="android.permission.ACCESS_COARSE_LOCATION" /&gt;</text:span></text:p>
      <text:p text:style-name="P4"/>
      <text:p text:style-name="P4"><text:span text:style-name="Source_20_Text">&lt;!-- Android 12 + (API 31 +) runtime Bluetooth permissions --&gt;</text:span></text:p>
      <text:p text:style-name="P4"><text:span text:style-name="Source_20_Text">&lt;uses-permission android:name="android.permission.BLUETOOTH_SCAN" /&gt;</text:span></text:p>
      <text:p text:style-name="P4"><text:span text:style-name="Source_20_Text">&lt;uses-permission android:name="android.permission.BLUETOOTH_CONNECT" /&gt;</text:span></text:p>
      <text:p text:style-name="P4"/>
      <text:p text:style-name="P4"><text:span text:style-name="Source_20_Text">&lt;!-- Optional if you plan to advertise or accept connections --&gt;</text:span></text:p>
      <text:p text:style-name="P5"><text:span text:style-name="Source_20_Text">&lt;uses-permission android:name="android.permission.BLUETOOTH_ADVERTISE" /&gt;</text:span></text:p>
      <text:p text:style-name="Horizontal_20_Line"/>
      <text:h text:style-name="Heading_20_3" text:outline-level="3"><text:soft-page-break/>🧠 Why</text:h>
      <text:p text:style-name="Text_20_body">Older Bluetooth APIs use <text:span text:style-name="Strong_20_Emphasis">location</text:span> permissions to perform discovery because nearby device IDs can reveal your position. Android now insists that both <text:span text:style-name="Source_20_Text">ACCESS_FINE_LOCATION</text:span> and <text:span text:style-name="Source_20_Text">ACCESS_COARSE_LOCATION</text:span> be declared together.</text:p>
      <text:p text:style-name="Horizontal_20_Line"/>
      <text:p text:style-name="Text_20_body">After adding that line:</text:p>
      <text:list text:style-name="L18">
        <text:list-item>
          <text:p text:style-name="P31"><text:span text:style-name="Strong_20_Emphasis">Clean and rebuild</text:span> (<text:span text:style-name="Source_20_Text">Build → Clean Project</text:span>, then <text:span text:style-name="Source_20_Text">Rebuild Project</text:span>).</text:p>
        </text:list-item>
        <text:list-item>
          <text:p text:style-name="P31">Re-run the app on your phone.</text:p>
        </text:list-item>
        <text:list-item>
          <text:p text:style-name="P31">When prompted, <text:span text:style-name="Strong_20_Emphasis">grant location and Bluetooth permissions</text:span>.</text:p>
        </text:list-item>
      </text:list>
      <text:p text:style-name="Text_20_body">✅ The error will disappear, and your app will have the right permissions for Bluetooth scanning and connecting to the Raspberry Pi.</text:p>
      <text:h text:style-name="Heading_20_5" text:outline-level="5">You said:</text:h>
      <text:p text:style-name="Text_20_body">Can you just give me the full AndroidManifest.xml code so I can copy paste?</text:p>
      <text:h text:style-name="Heading_20_6" text:outline-level="6">ChatGPT said:</text:h>
      <text:p text:style-name="Text_20_body">Absolutely 👍 — here’s your <text:span text:style-name="Strong_20_Emphasis">complete and corrected </text:span><text:span text:style-name="Strong_20_Emphasis"><text:span text:style-name="Source_20_Text">AndroidManifest.xml</text:span></text:span>, ready to copy-paste.<text:line-break/>This version includes all the necessary Bluetooth and location permissions for Android 12 + devices, so your Raspberry Pi 4 connection will work without build errors.</text:p>
      <text:p text:style-name="Horizontal_20_Line"/>
      <text:h text:style-name="Heading_20_3" text:outline-level="3">✅ <text:span text:style-name="Strong_20_Emphasis">Final </text:span><text:span text:style-name="Strong_20_Emphasis"><text:span text:style-name="Source_20_Text">AndroidManifest.xml</text:span></text:span></text:h>
      <text:p text:style-name="P2"><text:span text:style-name="Source_20_Text">&lt;?xml version="1.0" encoding="utf-8"?&gt;</text:span></text:p>
      <text:p text:style-name="P4"><text:span text:style-name="Source_20_Text">&lt;manifest xmlns:android="http://schemas.android.com/apk/res/android"</text:span></text:p>
      <text:p text:style-name="P4"><text:span text:style-name="Source_20_Text"><text:s text:c="4"/>xmlns:tools="http://schemas.android.com/tools"&gt;</text:span></text:p>
      <text:p text:style-name="P4"/>
      <text:p text:style-name="P4"><text:span text:style-name="Source_20_Text"><text:s text:c="4"/>&lt;!-- ===== Bluetooth + Location Permissions ===== --&gt;</text:span></text:p>
      <text:p text:style-name="P4"/>
      <text:p text:style-name="P4"><text:span text:style-name="Source_20_Text"><text:s text:c="4"/>&lt;!-- Require Bluetooth hardware --&gt;</text:span></text:p>
      <text:p text:style-name="P4"><text:span text:style-name="Source_20_Text"><text:s text:c="4"/>&lt;uses-feature</text:span></text:p>
      <text:p text:style-name="P4"><text:span text:style-name="Source_20_Text"><text:s text:c="8"/>android:name="android.hardware.bluetooth"</text:span></text:p>
      <text:p text:style-name="P4"><text:span text:style-name="Source_20_Text"><text:s text:c="8"/>android:required="true" /&gt;</text:span></text:p>
      <text:p text:style-name="P4"/>
      <text:p text:style-name="P4"><text:span text:style-name="Source_20_Text"><text:s text:c="4"/>&lt;!-- For Bluetooth discovery (Android &lt; 12 needs location) --&gt;</text:span></text:p>
      <text:p text:style-name="P4"><text:span text:style-name="Source_20_Text"><text:s text:c="4"/>&lt;uses-permission android:name="android.permission.ACCESS_FINE_LOCATION" /&gt;</text:span></text:p>
      <text:p text:style-name="P4"><text:span text:style-name="Source_20_Text"><text:s text:c="4"/>&lt;uses-permission android:name="android.permission.ACCESS_COARSE_LOCATION" /&gt;</text:span></text:p>
      <text:p text:style-name="P4"/>
      <text:p text:style-name="P4"><text:span text:style-name="Source_20_Text"><text:s text:c="4"/>&lt;!-- Android 12+ (API 31+) specific Bluetooth permissions --&gt;</text:span></text:p>
      <text:p text:style-name="P4"><text:span text:style-name="Source_20_Text"><text:s text:c="4"/>&lt;uses-permission android:name="android.permission.BLUETOOTH_SCAN" /&gt;</text:span></text:p>
      <text:p text:style-name="P4"><text:span text:style-name="Source_20_Text"><text:s text:c="4"/>&lt;uses-permission android:name="android.permission.BLUETOOTH_CONNECT" /&gt;</text:span></text:p>
      <text:p text:style-name="P4"><text:span text:style-name="Source_20_Text"><text:s text:c="4"/>&lt;uses-permission android:name="android.permission.BLUETOOTH_ADVERTISE" /&gt;</text:span></text:p>
      <text:p text:style-name="P4"/>
      <text:p text:style-name="P4"><text:span text:style-name="Source_20_Text"><text:s text:c="4"/>&lt;!-- Optional: Internet if you ever add network features --&gt;</text:span></text:p>
      <text:p text:style-name="P4"><text:span text:style-name="Source_20_Text"><text:s text:c="4"/>&lt;uses-permission android:name="android.permission.INTERNET" /&gt;</text:span></text:p>
      <text:p text:style-name="P4"/>
      <text:p text:style-name="P4"><text:soft-page-break/><text:span text:style-name="Source_20_Text"><text:s text:c="4"/>&lt;!-- ============================================= --&gt;</text:span></text:p>
      <text:p text:style-name="P4"/>
      <text:p text:style-name="P4"><text:span text:style-name="Source_20_Text"><text:s text:c="4"/>&lt;application</text:span></text:p>
      <text:p text:style-name="P4"><text:span text:style-name="Source_20_Text"><text:s text:c="8"/>android:allowBackup="true"</text:span></text:p>
      <text:p text:style-name="P4"><text:span text:style-name="Source_20_Text"><text:s text:c="8"/>android:dataExtractionRules="@xml/data_extraction_rules"</text:span></text:p>
      <text:p text:style-name="P4"><text:span text:style-name="Source_20_Text"><text:s text:c="8"/>android:fullBackupContent="@xml/backup_rules"</text:span></text:p>
      <text:p text:style-name="P4"><text:span text:style-name="Source_20_Text"><text:s text:c="8"/>android:icon="@mipmap/ic_launcher"</text:span></text:p>
      <text:p text:style-name="P4"><text:span text:style-name="Source_20_Text"><text:s text:c="8"/>android:label="@string/app_name"</text:span></text:p>
      <text:p text:style-name="P4"><text:span text:style-name="Source_20_Text"><text:s text:c="8"/>android:roundIcon="@mipmap/ic_launcher_round"</text:span></text:p>
      <text:p text:style-name="P4"><text:span text:style-name="Source_20_Text"><text:s text:c="8"/>android:supportsRtl="true"</text:span></text:p>
      <text:p text:style-name="P4"><text:span text:style-name="Source_20_Text"><text:s text:c="8"/>android:theme="@style/Theme.PARMCO_chat"</text:span></text:p>
      <text:p text:style-name="P4"><text:span text:style-name="Source_20_Text"><text:s text:c="8"/>tools:targetApi="31"&gt;</text:span></text:p>
      <text:p text:style-name="P4"/>
      <text:p text:style-name="P4"><text:span text:style-name="Source_20_Text"><text:s text:c="8"/>&lt;activity</text:span></text:p>
      <text:p text:style-name="P4"><text:span text:style-name="Source_20_Text"><text:s text:c="12"/>android:name=".MainActivity"</text:span></text:p>
      <text:p text:style-name="P4"><text:span text:style-name="Source_20_Text"><text:s text:c="12"/>android:exported="true"</text:span></text:p>
      <text:p text:style-name="P4"><text:span text:style-name="Source_20_Text"><text:s text:c="12"/>android:label="@string/app_name"</text:span></text:p>
      <text:p text:style-name="P4"><text:span text:style-name="Source_20_Text"><text:s text:c="12"/>android:theme="@style/Theme.PARMCO_chat"&gt;</text:span></text:p>
      <text:p text:style-name="P4"><text:span text:style-name="Source_20_Text"><text:s text:c="12"/>&lt;intent-filter&gt;</text:span></text:p>
      <text:p text:style-name="P4"><text:span text:style-name="Source_20_Text"><text:s text:c="16"/>&lt;action android:name="android.intent.action.MAIN" /&gt;</text:span></text:p>
      <text:p text:style-name="P4"><text:span text:style-name="Source_20_Text"><text:s text:c="16"/>&lt;category android:name="android.intent.category.LAUNCHER" /&gt;</text:span></text:p>
      <text:p text:style-name="P4"><text:span text:style-name="Source_20_Text"><text:s text:c="12"/>&lt;/intent-filter&gt;</text:span></text:p>
      <text:p text:style-name="P4"><text:span text:style-name="Source_20_Text"><text:s text:c="8"/>&lt;/activity&gt;</text:span></text:p>
      <text:p text:style-name="P4"><text:span text:style-name="Source_20_Text"><text:s text:c="4"/>&lt;/application&gt;</text:span></text:p>
      <text:p text:style-name="P4"/>
      <text:p text:style-name="P5"><text:span text:style-name="Source_20_Text">&lt;/manifest&gt;</text:span></text:p>
      <text:p text:style-name="Horizontal_20_Line"/>
      <text:h text:style-name="Heading_20_3" text:outline-level="3">💡 What this does</text:h>
      <text:list text:style-name="L19">
        <text:list-item>
          <text:p text:style-name="P32">Handles both <text:span text:style-name="Strong_20_Emphasis">old</text:span> and <text:span text:style-name="Strong_20_Emphasis">new</text:span> Android Bluetooth permission models.</text:p>
        </text:list-item>
        <text:list-item>
          <text:p text:style-name="P32">Declares both <text:span text:style-name="Source_20_Text">ACCESS_FINE_LOCATION</text:span> and <text:span text:style-name="Source_20_Text">ACCESS_COARSE_LOCATION</text:span> to satisfy pre-Android 12 discovery rules.</text:p>
        </text:list-item>
        <text:list-item>
          <text:p text:style-name="P32">Enables <text:span text:style-name="Source_20_Text">BLUETOOTH_SCAN</text:span> / <text:span text:style-name="Source_20_Text">BLUETOOTH_CONNECT</text:span> for Android 12 + runtime permissions.</text:p>
        </text:list-item>
        <text:list-item>
          <text:p text:style-name="P32">Keeps your existing app configuration untouched.</text:p>
        </text:list-item>
      </text:list>
      <text:p text:style-name="Horizontal_20_Line"/>
      <text:p text:style-name="Text_20_body">After you paste:</text:p>
      <text:list text:style-name="L20">
        <text:list-item>
          <text:p text:style-name="P33"><text:span text:style-name="Strong_20_Emphasis">Clean → Rebuild Project</text:span> in Android Studio.</text:p>
        </text:list-item>
        <text:list-item>
          <text:p text:style-name="P33"><text:span text:style-name="Strong_20_Emphasis">Run on your phone</text:span>, accept the Bluetooth and location permissions when prompted.</text:p>
        </text:list-item>
        <text:list-item>
          <text:p text:style-name="P33">You’re good to go 🎉 — your app can now connect to the Raspberry Pi 4 over Bluetooth.</text:p>
        </text:list-item>
      </text:list>
      <text:h text:style-name="Heading_20_5" text:outline-level="5">You said:</text:h>
      <text:p text:style-name="Text_20_body">package com.example.parmco_chat import android.Manifest import android.bluetooth.BluetoothAdapter import android.bluetooth.BluetoothManager import android.bluetooth.BluetoothSocket import android.os.Build import android.os.Bundle import androidx.activity.ComponentActivity import androidx.activity.compose.setContent import <text:soft-page-break/>androidx.activity.enableEdgeToEdge import androidx.activity.result.contract.ActivityResultContracts import androidx.compose.foundation.background import androidx.compose.foundation.layout.* import androidx.compose.foundation.rememberScrollState import androidx.compose.foundation.shape.CircleShape import androidx.compose.foundation.verticalScroll import androidx.compose.material3.* import androidx.compose.runtime.* import androidx.compose.ui.Alignment import androidx.compose.ui.Modifier import androidx.compose.ui.draw.clip import androidx.compose.ui.graphics.Color import androidx.compose.ui.platform.LocalContext import androidx.compose.ui.text.input.TextFieldValue import androidx.compose.ui.unit.dp import com.example.parmco_chat.ui.theme.PARMCO_chatTheme import kotlinx.coroutines.* import kotlinx.coroutines.flow.MutableStateFlow import kotlinx.coroutines.flow.collectLatest import java.io.IOException import java.util.UUID class MainActivity : ComponentActivity() { override fun onCreate(savedInstanceState: Bundle?) { super.onCreate(savedInstanceState) enableEdgeToEdge() val btManager = getSystemService(BluetoothManager::class.java) val adapter = btManager.adapter ?: throw IllegalStateException("Bluetooth not available") val client = BluetoothClient(adapter) setContent { PARMCO_chatTheme { Scaffold(Modifier.fillMaxSize()) { padding -&gt; BluetoothScreen( modifier = Modifier .fillMaxSize() .padding(padding), client = client ) } } } } } // ---------- UI ---------- @Composable fun BluetoothScreen(modifier: Modifier = Modifier, client: BluetoothClient) { val context = LocalContext.current val requiredPerms = remember { if (Build.VERSION.SDK_INT &gt;= 31) arrayOf(Manifest.permission.BLUETOOTH_SCAN, Manifest.permission.BLUETOOTH_CONNECT) else arrayOf(Manifest.permission.ACCESS_FINE_LOCATION) } var hasAsked by remember { mutableStateOf(false) } val askPerms = rememberLauncherForActivityResult( ActivityResultContracts.RequestMultiplePermissions() ) { /* result map not needed here */ hasAsked = true } LaunchedEffect(Unit) { // Ask at start if not yet asked askPerms.launch(requiredPerms) } var mac by remember { mutableStateOf(TextFieldValue("AA:BB:CC:DD:EE:FF")) } // &lt;-- put your Pi MAC here var outgoing by remember { mutableStateOf(TextFieldValue("Hello from Android\n")) } val isConnected by client.isConnected.collectAsState() val logState = remember { mutableStateListOf&lt;String&gt;() } val scroll = rememberScrollState() // Collect incoming data into log LaunchedEffect(Unit) { client.incoming.collectLatest { msg -&gt; msg?.let { logState.add("Pi → $it") } } } Column( modifier = modifier.padding(16.dp), verticalArrangement = Arrangement.spacedBy(12.dp) ) { // A little color circle from your earlier app, just for fun :) Box( Modifier .size(24.dp) .clip(CircleShape) .background(if (isConnected) Color(0xFF4CAF50) else Color(0xFFF44336)) ) Text("Bluetooth SPP Client", style = MaterialTheme.typography.titleLarge) OutlinedTextField( value = mac, onValueChange = { mac = it }, label = { Text("Raspberry Pi MAC address") }, singleLine = true, modifier = Modifier.fillMaxWidth() ) Row(horizontalArrangement = Arrangement.spacedBy(12.dp)) { Button( enabled = !isConnected, onClick = { // Connect in background client.connectAsync(mac.text) } ) { Text("Connect") } OutlinedButton( enabled = isConnected, onClick = { client.disconnect() } ) { Text("Disconnect") } } OutlinedTextField( value = outgoing, onValueChange = { outgoing = it }, label = { Text("Message to send") }, modifier = Modifier.fillMaxWidth() ) Row(horizontalArrangement = Arrangement.spacedBy(12.dp)) { Button( enabled = isConnected, onClick = { client.send(outgoing.text) logState.add("Me → ${outgoing.text.trimEnd()}") } ) { Text("Send") } <text:soft-page-break/>OutlinedButton( enabled = isConnected, onClick = { client.send("ping\n") logState.add("Me → ping") } ) { Text("Send ping") } } Text("Log", style = MaterialTheme.typography.titleMedium) Box( Modifier .weight(1f) .fillMaxWidth() .verticalScroll(scroll) .background(MaterialTheme.colorScheme.surfaceVariant) .padding(8.dp) ) { Text(logState.joinToString(separator = "")) } } } // ---------- Bluetooth client ---------- class BluetoothClient(private val adapter: android.bluetooth.BluetoothAdapter) { private var socket: BluetoothSocket? = null private val scope = CoroutineScope(Dispatchers.IO + SupervisorJob()) val incoming = MutableStateFlow&lt;String?&gt;(null) val isConnected = MutableStateFlow(false) fun connectAsync(mac: String) { scope.launch { connect(mac) } } private suspend fun connect(mac: String) = withContext(Dispatchers.IO) { val device = adapter.getRemoteDevice(mac) val uuid = UUID.fromString("00001101-0000-1000-8000-00805F9B34FB") // SPP val sock = device.createRfcommSocketToServiceRecord(uuid) adapter.cancelDiscovery() try { sock.connect() socket = sock isConnected.value = true // Start reader loop scope.launch { readLoop(sock) } } catch (e: IOException) { try { sock.close() } catch (_: Exception) {} isConnected.value = false } } private suspend fun readLoop(sock: BluetoothSocket) { val input = sock.inputStream.buffered() val buf = ByteArray(1024) try { while (isActive) { val n = input.read(buf) if (n &gt; 0) { val text = String(buf, 0, n) incoming.emit(text) } } } catch (_: IOException) { // connection closed isConnected.emit(false) } } fun send(text: String) { try { socket?.outputStream?.write(text.toByteArray()) socket?.outputStream?.flush() } catch (_: IOException) { // ignore for demo } } fun disconnect() { try { socket?.close() } catch (_: Exception) {} socket = null isConnected.tryEmit(false) scope.coroutineContext.cancelChildren() } } Step 2: I get all these errors (screenshot attached) </text:p>
      <text:h text:style-name="Heading_20_6" text:outline-level="6">ChatGPT said:</text:h>
      <text:p text:style-name="P20">You’re getting those errors because:</text:p>
      <text:list text:style-name="L21">
        <text:list-item>
          <text:p text:style-name="P34"><text:span text:style-name="Source_20_Text">rememberLauncherForActivityResult</text:span> needs the <text:span text:style-name="Strong_20_Emphasis">compose helper import</text:span> (and the Activity Compose dependency).</text:p>
        </text:list-item>
        <text:list-item>
          <text:p text:style-name="P34">You must <text:span text:style-name="Strong_20_Emphasis">request / check runtime Bluetooth permissions</text:span> before calling connect, or Android Studio warns about a possible <text:span text:style-name="Source_20_Text">SecurityException</text:span>.</text:p>
        </text:list-item>
        <text:list-item>
          <text:p text:style-name="P34">The rest are just warnings (unused vars) and won’t block build.</text:p>
        </text:list-item>
      </text:list>
      <text:p text:style-name="Text_20_body">Below is a <text:span text:style-name="Strong_20_Emphasis">drop-in fixed </text:span><text:span text:style-name="Strong_20_Emphasis"><text:span text:style-name="Source_20_Text">MainActivity.kt</text:span></text:span> that compiles and requests the right permissions before connecting.</text:p>
      <text:p text:style-name="Horizontal_20_Line"/>
      <text:h text:style-name="Heading_20_3" text:outline-level="3">✅ Final <text:span text:style-name="Source_20_Text">MainActivity.kt</text:span> (copy–paste)</text:h>
      <text:p text:style-name="P2"><text:span text:style-name="Source_20_Text">package com.example.parmco_chat</text:span></text:p>
      <text:p text:style-name="P4"/>
      <text:p text:style-name="P4"><text:span text:style-name="Source_20_Text">import android.Manifest</text:span></text:p>
      <text:p text:style-name="P4"><text:span text:style-name="Source_20_Text">import android.content.pm.PackageManager</text:span></text:p>
      <text:p text:style-name="P4"><text:span text:style-name="Source_20_Text">import android.bluetooth.BluetoothManager</text:span></text:p>
      <text:p text:style-name="P4"><text:span text:style-name="Source_20_Text">import android.bluetooth.BluetoothSocket</text:span></text:p>
      <text:p text:style-name="P4"><text:span text:style-name="Source_20_Text">import android.os.Build</text:span></text:p>
      <text:p text:style-name="P4"><text:span text:style-name="Source_20_Text">import android.os.Bundle</text:span></text:p>
      <text:p text:style-name="P4"><text:span text:style-name="Source_20_Text">import androidx.activity.ComponentActivity</text:span></text:p>
      <text:p text:style-name="P4"><text:soft-page-break/><text:span text:style-name="Source_20_Text">import androidx.activity.compose.setContent</text:span></text:p>
      <text:p text:style-name="P4"><text:span text:style-name="Source_20_Text">import androidx.activity.enableEdgeToEdge</text:span></text:p>
      <text:p text:style-name="P4"><text:span text:style-name="Source_20_Text">import androidx.activity.compose.rememberLauncherForActivityResult</text:span></text:p>
      <text:p text:style-name="P4"><text:span text:style-name="Source_20_Text">import androidx.activity.result.contract.ActivityResultContracts</text:span></text:p>
      <text:p text:style-name="P4"><text:span text:style-name="Source_20_Text">import androidx.compose.foundation.background</text:span></text:p>
      <text:p text:style-name="P4"><text:span text:style-name="Source_20_Text">import androidx.compose.foundation.layout.*</text:span></text:p>
      <text:p text:style-name="P4"><text:span text:style-name="Source_20_Text">import androidx.compose.foundation.rememberScrollState</text:span></text:p>
      <text:p text:style-name="P4"><text:span text:style-name="Source_20_Text">import androidx.compose.foundation.shape.CircleShape</text:span></text:p>
      <text:p text:style-name="P4"><text:span text:style-name="Source_20_Text">import androidx.compose.foundation.verticalScroll</text:span></text:p>
      <text:p text:style-name="P4"><text:span text:style-name="Source_20_Text">import androidx.compose.material3.*</text:span></text:p>
      <text:p text:style-name="P4"><text:span text:style-name="Source_20_Text">import androidx.compose.runtime.*</text:span></text:p>
      <text:p text:style-name="P4"><text:span text:style-name="Source_20_Text">import androidx.compose.ui.Alignment</text:span></text:p>
      <text:p text:style-name="P4"><text:span text:style-name="Source_20_Text">import androidx.compose.ui.Modifier</text:span></text:p>
      <text:p text:style-name="P4"><text:span text:style-name="Source_20_Text">import androidx.compose.ui.draw.clip</text:span></text:p>
      <text:p text:style-name="P4"><text:span text:style-name="Source_20_Text">import androidx.compose.ui.graphics.Color</text:span></text:p>
      <text:p text:style-name="P4"><text:span text:style-name="Source_20_Text">import androidx.compose.ui.platform.LocalContext</text:span></text:p>
      <text:p text:style-name="P4"><text:span text:style-name="Source_20_Text">import androidx.compose.ui.text.input.TextFieldValue</text:span></text:p>
      <text:p text:style-name="P4"><text:span text:style-name="Source_20_Text">import androidx.compose.ui.unit.dp</text:span></text:p>
      <text:p text:style-name="P4"><text:span text:style-name="Source_20_Text">import androidx.core.content.ContextCompat</text:span></text:p>
      <text:p text:style-name="P4"><text:span text:style-name="Source_20_Text">import com.example.parmco_chat.ui.theme.PARMCO_chatTheme</text:span></text:p>
      <text:p text:style-name="P4"><text:span text:style-name="Source_20_Text">import kotlinx.coroutines.*</text:span></text:p>
      <text:p text:style-name="P4"><text:span text:style-name="Source_20_Text">import kotlinx.coroutines.flow.MutableStateFlow</text:span></text:p>
      <text:p text:style-name="P4"><text:span text:style-name="Source_20_Text">import kotlinx.coroutines.flow.collectLatest</text:span></text:p>
      <text:p text:style-name="P4"><text:span text:style-name="Source_20_Text">import java.io.IOException</text:span></text:p>
      <text:p text:style-name="P4"><text:span text:style-name="Source_20_Text">import java.util.UUID</text:span></text:p>
      <text:p text:style-name="P4"/>
      <text:p text:style-name="P4"><text:span text:style-name="Source_20_Text">class MainActivity : ComponentActivity() {</text:span></text:p>
      <text:p text:style-name="P4"><text:span text:style-name="Source_20_Text"><text:s text:c="4"/>override fun onCreate(savedInstanceState: Bundle?) {</text:span></text:p>
      <text:p text:style-name="P4"><text:span text:style-name="Source_20_Text"><text:s text:c="8"/>super.onCreate(savedInstanceState)</text:span></text:p>
      <text:p text:style-name="P4"><text:span text:style-name="Source_20_Text"><text:s text:c="8"/>enableEdgeToEdge()</text:span></text:p>
      <text:p text:style-name="P4"/>
      <text:p text:style-name="P4"><text:span text:style-name="Source_20_Text"><text:s text:c="8"/>val btManager = getSystemService(BluetoothManager::class.java)</text:span></text:p>
      <text:p text:style-name="P4"><text:span text:style-name="Source_20_Text"><text:s text:c="8"/>val adapter = btManager.adapter ?: throw IllegalStateException("Bluetooth not available")</text:span></text:p>
      <text:p text:style-name="P4"><text:span text:style-name="Source_20_Text"><text:s text:c="8"/>val client = BluetoothClient(adapter)</text:span></text:p>
      <text:p text:style-name="P4"/>
      <text:p text:style-name="P4"><text:span text:style-name="Source_20_Text"><text:s text:c="8"/>setContent {</text:span></text:p>
      <text:p text:style-name="P4"><text:span text:style-name="Source_20_Text"><text:s text:c="12"/>PARMCO_chatTheme {</text:span></text:p>
      <text:p text:style-name="P4"><text:span text:style-name="Source_20_Text"><text:s text:c="16"/>Scaffold(Modifier.fillMaxSize()) { padding -&gt;</text:span></text:p>
      <text:p text:style-name="P4"><text:span text:style-name="Source_20_Text"><text:s text:c="20"/>BluetoothScreen(</text:span></text:p>
      <text:p text:style-name="P4"><text:span text:style-name="Source_20_Text"><text:s text:c="24"/>modifier = Modifier</text:span></text:p>
      <text:p text:style-name="P4"><text:span text:style-name="Source_20_Text"><text:s text:c="28"/>.fillMaxSize()</text:span></text:p>
      <text:p text:style-name="P4"><text:span text:style-name="Source_20_Text"><text:s text:c="28"/>.padding(padding),</text:span></text:p>
      <text:p text:style-name="P4"><text:span text:style-name="Source_20_Text"><text:s text:c="24"/>client = client</text:span></text:p>
      <text:p text:style-name="P4"><text:span text:style-name="Source_20_Text"><text:s text:c="20"/>)</text:span></text:p>
      <text:p text:style-name="P4"><text:span text:style-name="Source_20_Text"><text:s text:c="16"/>}</text:span></text:p>
      <text:p text:style-name="P4"><text:span text:style-name="Source_20_Text"><text:s text:c="12"/>}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><text:span text:style-name="Source_20_Text">}</text:span></text:p>
      <text:p text:style-name="P4"/>
      <text:p text:style-name="P4"><text:span text:style-name="Source_20_Text">// ---------- UI ----------</text:span></text:p>
      <text:p text:style-name="P4"><text:span text:style-name="Source_20_Text">@Composable</text:span></text:p>
      <text:p text:style-name="P4"><text:span text:style-name="Source_20_Text">fun BluetoothScreen(modifier: Modifier = Modifier, client: BluetoothClient) {</text:span></text:p>
      <text:p text:style-name="P4"><text:span text:style-name="Source_20_Text"><text:s text:c="4"/>val context = LocalContext.current</text:span></text:p>
      <text:p text:style-name="P4"/>
      <text:p text:style-name="P4"><text:span text:style-name="Source_20_Text"><text:s text:c="4"/>// Permissions we care about at runtime</text:span></text:p>
      <text:p text:style-name="P4"><text:span text:style-name="Source_20_Text"><text:s text:c="4"/>val requiredPerms = remember {</text:span></text:p>
      <text:p text:style-name="P4"><text:span text:style-name="Source_20_Text"><text:s text:c="8"/>if (Build.VERSION.SDK_INT &gt;= 31)</text:span></text:p>
      <text:p text:style-name="P4"><text:soft-page-break/><text:span text:style-name="Source_20_Text"><text:s text:c="12"/>arrayOf(Manifest.permission.BLUETOOTH_CONNECT, Manifest.permission.BLUETOOTH_SCAN)</text:span></text:p>
      <text:p text:style-name="P4"><text:span text:style-name="Source_20_Text"><text:s text:c="8"/>else</text:span></text:p>
      <text:p text:style-name="P4"><text:span text:style-name="Source_20_Text"><text:s text:c="12"/>emptyArray() // connecting to a known MAC doesn't need runtime perms pre-31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// Launcher to request multiple runtime permissions</text:span></text:p>
      <text:p text:style-name="P4"><text:span text:style-name="Source_20_Text"><text:s text:c="4"/>val permissionLauncher = rememberLauncherForActivityResult(</text:span></text:p>
      <text:p text:style-name="P4"><text:span text:style-name="Source_20_Text"><text:s text:c="8"/>ActivityResultContracts.RequestMultiplePermissions()</text:span></text:p>
      <text:p text:style-name="P4"><text:span text:style-name="Source_20_Text"><text:s text:c="4"/>) { /* result map ignored for this simple demo */ }</text:span></text:p>
      <text:p text:style-name="P4"/>
      <text:p text:style-name="P4"><text:span text:style-name="Source_20_Text"><text:s text:c="4"/>fun missingPerms(): Array&lt;String&gt; =</text:span></text:p>
      <text:p text:style-name="P4"><text:span text:style-name="Source_20_Text"><text:s text:c="8"/>requiredPerms.filter {</text:span></text:p>
      <text:p text:style-name="P4"><text:span text:style-name="Source_20_Text"><text:s text:c="12"/>ContextCompat.checkSelfPermission(context, it) != PackageManager.PERMISSION_GRANTED</text:span></text:p>
      <text:p text:style-name="P4"><text:span text:style-name="Source_20_Text"><text:s text:c="8"/>}.toTypedArray()</text:span></text:p>
      <text:p text:style-name="P4"/>
      <text:p text:style-name="P4"><text:span text:style-name="Source_20_Text"><text:s text:c="4"/>var mac by remember { mutableStateOf(TextFieldValue("AA:BB:CC:DD:EE:FF")) } // &lt;-- put your Pi MAC here</text:span></text:p>
      <text:p text:style-name="P4"><text:span text:style-name="Source_20_Text"><text:s text:c="4"/>var outgoing by remember { mutableStateOf(TextFieldValue("Hello from Android\n")) }</text:span></text:p>
      <text:p text:style-name="P4"><text:span text:style-name="Source_20_Text"><text:s text:c="4"/>val isConnected by client.isConnected.collectAsState()</text:span></text:p>
      <text:p text:style-name="P4"><text:span text:style-name="Source_20_Text"><text:s text:c="4"/>val logState = remember { mutableStateListOf&lt;String&gt;() }</text:span></text:p>
      <text:p text:style-name="P4"><text:span text:style-name="Source_20_Text"><text:s text:c="4"/>val scroll = rememberScrollState()</text:span></text:p>
      <text:p text:style-name="P4"/>
      <text:p text:style-name="P4"><text:span text:style-name="Source_20_Text"><text:s text:c="4"/>// Collect incoming data into log</text:span></text:p>
      <text:p text:style-name="P4"><text:span text:style-name="Source_20_Text"><text:s text:c="4"/>LaunchedEffect(Unit) {</text:span></text:p>
      <text:p text:style-name="P4"><text:span text:style-name="Source_20_Text"><text:s text:c="8"/>client.incoming.collectLatest { msg -&gt;</text:span></text:p>
      <text:p text:style-name="P4"><text:span text:style-name="Source_20_Text"><text:s text:c="12"/>msg?.let { logState.add("Pi → $it") }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Column(</text:span></text:p>
      <text:p text:style-name="P4"><text:span text:style-name="Source_20_Text"><text:s text:c="8"/>modifier = modifier.padding(16.dp),</text:span></text:p>
      <text:p text:style-name="P4"><text:span text:style-name="Source_20_Text"><text:s text:c="8"/>verticalArrangement = Arrangement.spacedBy(12.dp)</text:span></text:p>
      <text:p text:style-name="P4"><text:span text:style-name="Source_20_Text"><text:s text:c="4"/>) {</text:span></text:p>
      <text:p text:style-name="P4"><text:span text:style-name="Source_20_Text"><text:s text:c="8"/>// connection indicator</text:span></text:p>
      <text:p text:style-name="P4"><text:span text:style-name="Source_20_Text"><text:s text:c="8"/>Box(</text:span></text:p>
      <text:p text:style-name="P4"><text:span text:style-name="Source_20_Text"><text:s text:c="12"/>Modifier</text:span></text:p>
      <text:p text:style-name="P4"><text:span text:style-name="Source_20_Text"><text:s text:c="16"/>.size(24.dp)</text:span></text:p>
      <text:p text:style-name="P4"><text:span text:style-name="Source_20_Text"><text:s text:c="16"/>.clip(CircleShape)</text:span></text:p>
      <text:p text:style-name="P4"><text:span text:style-name="Source_20_Text"><text:s text:c="16"/>.background(if (isConnected) Color(0xFF4CAF50) else Color(0xFFF44336))</text:span></text:p>
      <text:p text:style-name="P4"><text:span text:style-name="Source_20_Text"><text:s text:c="8"/>)</text:span></text:p>
      <text:p text:style-name="P4"/>
      <text:p text:style-name="P4"><text:span text:style-name="Source_20_Text"><text:s text:c="8"/>Text("Bluetooth SPP Client", style = MaterialTheme.typography.titleLarge)</text:span></text:p>
      <text:p text:style-name="P4"/>
      <text:p text:style-name="P4"><text:span text:style-name="Source_20_Text"><text:s text:c="8"/>OutlinedTextField(</text:span></text:p>
      <text:p text:style-name="P4"><text:span text:style-name="Source_20_Text"><text:s text:c="12"/>value = mac,</text:span></text:p>
      <text:p text:style-name="P4"><text:span text:style-name="Source_20_Text"><text:s text:c="12"/>onValueChange = { mac = it },</text:span></text:p>
      <text:p text:style-name="P4"><text:span text:style-name="Source_20_Text"><text:s text:c="12"/>label = { Text("Raspberry Pi MAC address") },</text:span></text:p>
      <text:p text:style-name="P4"><text:span text:style-name="Source_20_Text"><text:s text:c="12"/>singleLine = true,</text:span></text:p>
      <text:p text:style-name="P4"><text:span text:style-name="Source_20_Text"><text:s text:c="12"/>modifier = Modifier.fillMaxWidth()</text:span></text:p>
      <text:p text:style-name="P4"><text:span text:style-name="Source_20_Text"><text:s text:c="8"/>)</text:span></text:p>
      <text:p text:style-name="P4"/>
      <text:p text:style-name="P4"><text:span text:style-name="Source_20_Text"><text:s text:c="8"/>Row(horizontalArrangement = Arrangement.spacedBy(12.dp)) {</text:span></text:p>
      <text:p text:style-name="P4"><text:span text:style-name="Source_20_Text"><text:s text:c="12"/>Button(</text:span></text:p>
      <text:p text:style-name="P4"><text:span text:style-name="Source_20_Text"><text:s text:c="16"/>enabled = !isConnected,</text:span></text:p>
      <text:p text:style-name="P4"><text:soft-page-break/><text:span text:style-name="Source_20_Text"><text:s text:c="16"/>onClick = {</text:span></text:p>
      <text:p text:style-name="P4"><text:span text:style-name="Source_20_Text"><text:s text:c="20"/>val need = missingPerms()</text:span></text:p>
      <text:p text:style-name="P4"><text:span text:style-name="Source_20_Text"><text:s text:c="20"/>if (need.isNotEmpty()) {</text:span></text:p>
      <text:p text:style-name="P4"><text:span text:style-name="Source_20_Text"><text:s text:c="24"/>permissionLauncher.launch(need)</text:span></text:p>
      <text:p text:style-name="P4"><text:span text:style-name="Source_20_Text"><text:s text:c="20"/>} else {</text:span></text:p>
      <text:p text:style-name="P4"><text:span text:style-name="Source_20_Text"><text:s text:c="24"/>client.connectAsync(mac.text)</text:span></text:p>
      <text:p text:style-name="P4"><text:span text:style-name="Source_20_Text"><text:s text:c="20"/>}</text:span></text:p>
      <text:p text:style-name="P4"><text:span text:style-name="Source_20_Text"><text:s text:c="16"/>}</text:span></text:p>
      <text:p text:style-name="P4"><text:span text:style-name="Source_20_Text"><text:s text:c="12"/>) { Text("Connect") }</text:span></text:p>
      <text:p text:style-name="P4"/>
      <text:p text:style-name="P4"><text:span text:style-name="Source_20_Text"><text:s text:c="12"/>OutlinedButton(</text:span></text:p>
      <text:p text:style-name="P4"><text:span text:style-name="Source_20_Text"><text:s text:c="16"/>enabled = isConnected,</text:span></text:p>
      <text:p text:style-name="P4"><text:span text:style-name="Source_20_Text"><text:s text:c="16"/>onClick = { client.disconnect() }</text:span></text:p>
      <text:p text:style-name="P4"><text:span text:style-name="Source_20_Text"><text:s text:c="12"/>) { Text("Disconnect") }</text:span></text:p>
      <text:p text:style-name="P4"><text:span text:style-name="Source_20_Text"><text:s text:c="8"/>}</text:span></text:p>
      <text:p text:style-name="P4"/>
      <text:p text:style-name="P4"><text:span text:style-name="Source_20_Text"><text:s text:c="8"/>OutlinedTextField(</text:span></text:p>
      <text:p text:style-name="P4"><text:span text:style-name="Source_20_Text"><text:s text:c="12"/>value = outgoing,</text:span></text:p>
      <text:p text:style-name="P4"><text:span text:style-name="Source_20_Text"><text:s text:c="12"/>onValueChange = { outgoing = it },</text:span></text:p>
      <text:p text:style-name="P4"><text:span text:style-name="Source_20_Text"><text:s text:c="12"/>label = { Text("Message to send") },</text:span></text:p>
      <text:p text:style-name="P4"><text:span text:style-name="Source_20_Text"><text:s text:c="12"/>modifier = Modifier.fillMaxWidth()</text:span></text:p>
      <text:p text:style-name="P4"><text:span text:style-name="Source_20_Text"><text:s text:c="8"/>)</text:span></text:p>
      <text:p text:style-name="P4"/>
      <text:p text:style-name="P4"><text:span text:style-name="Source_20_Text"><text:s text:c="8"/>Row(horizontalArrangement = Arrangement.spacedBy(12.dp)) {</text:span></text:p>
      <text:p text:style-name="P4"><text:span text:style-name="Source_20_Text"><text:s text:c="12"/>Button(</text:span></text:p>
      <text:p text:style-name="P4"><text:span text:style-name="Source_20_Text"><text:s text:c="16"/>enabled = isConnected,</text:span></text:p>
      <text:p text:style-name="P4"><text:span text:style-name="Source_20_Text"><text:s text:c="16"/>onClick = {</text:span></text:p>
      <text:p text:style-name="P4"><text:span text:style-name="Source_20_Text"><text:s text:c="20"/>client.send(outgoing.text)</text:span></text:p>
      <text:p text:style-name="P4"><text:span text:style-name="Source_20_Text"><text:s text:c="20"/>logState.add("Me → ${outgoing.text.trimEnd()}")</text:span></text:p>
      <text:p text:style-name="P4"><text:span text:style-name="Source_20_Text"><text:s text:c="16"/>}</text:span></text:p>
      <text:p text:style-name="P4"><text:span text:style-name="Source_20_Text"><text:s text:c="12"/>) { Text("Send") }</text:span></text:p>
      <text:p text:style-name="P4"/>
      <text:p text:style-name="P4"><text:span text:style-name="Source_20_Text"><text:s text:c="12"/>OutlinedButton(</text:span></text:p>
      <text:p text:style-name="P4"><text:span text:style-name="Source_20_Text"><text:s text:c="16"/>enabled = isConnected,</text:span></text:p>
      <text:p text:style-name="P4"><text:span text:style-name="Source_20_Text"><text:s text:c="16"/>onClick = {</text:span></text:p>
      <text:p text:style-name="P4"><text:span text:style-name="Source_20_Text"><text:s text:c="20"/>client.send("ping\n")</text:span></text:p>
      <text:p text:style-name="P4"><text:span text:style-name="Source_20_Text"><text:s text:c="20"/>logState.add("Me → ping")</text:span></text:p>
      <text:p text:style-name="P4"><text:span text:style-name="Source_20_Text"><text:s text:c="16"/>}</text:span></text:p>
      <text:p text:style-name="P4"><text:span text:style-name="Source_20_Text"><text:s text:c="12"/>) { Text("Send ping") }</text:span></text:p>
      <text:p text:style-name="P4"><text:span text:style-name="Source_20_Text"><text:s text:c="8"/>}</text:span></text:p>
      <text:p text:style-name="P4"/>
      <text:p text:style-name="P4"><text:span text:style-name="Source_20_Text"><text:s text:c="8"/>Text("Log", style = MaterialTheme.typography.titleMedium)</text:span></text:p>
      <text:p text:style-name="P4"><text:span text:style-name="Source_20_Text"><text:s text:c="8"/>Box(</text:span></text:p>
      <text:p text:style-name="P4"><text:span text:style-name="Source_20_Text"><text:s text:c="12"/>Modifier</text:span></text:p>
      <text:p text:style-name="P4"><text:span text:style-name="Source_20_Text"><text:s text:c="16"/>.weight(1f)</text:span></text:p>
      <text:p text:style-name="P4"><text:span text:style-name="Source_20_Text"><text:s text:c="16"/>.fillMaxWidth()</text:span></text:p>
      <text:p text:style-name="P4"><text:span text:style-name="Source_20_Text"><text:s text:c="16"/>.verticalScroll(scroll)</text:span></text:p>
      <text:p text:style-name="P4"><text:span text:style-name="Source_20_Text"><text:s text:c="16"/>.background(MaterialTheme.colorScheme.surfaceVariant)</text:span></text:p>
      <text:p text:style-name="P4"><text:span text:style-name="Source_20_Text"><text:s text:c="16"/>.padding(8.dp)</text:span></text:p>
      <text:p text:style-name="P4"><text:span text:style-name="Source_20_Text"><text:s text:c="8"/>) {</text:span></text:p>
      <text:p text:style-name="P4"><text:span text:style-name="Source_20_Text"><text:s text:c="12"/>Text(logState.joinToString(separator = ""))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><text:span text:style-name="Source_20_Text">}</text:span></text:p>
      <text:p text:style-name="P4"/>
      <text:p text:style-name="P4"><text:span text:style-name="Source_20_Text">// ---------- Bluetooth client ----------</text:span></text:p>
      <text:p text:style-name="P4"><text:span text:style-name="Source_20_Text">class BluetoothClient(private val adapter: android.bluetooth.BluetoothAdapter) {</text:span></text:p>
      <text:p text:style-name="P4"><text:span text:style-name="Source_20_Text"><text:s text:c="4"/>private var socket: BluetoothSocket? = null</text:span></text:p>
      <text:p text:style-name="P4"><text:span text:style-name="Source_20_Text"><text:s text:c="4"/>private val scope = CoroutineScope(Dispatchers.IO + SupervisorJob())</text:span></text:p>
      <text:p text:style-name="P4"><text:soft-page-break/></text:p>
      <text:p text:style-name="P4"><text:span text:style-name="Source_20_Text"><text:s text:c="4"/>val incoming = MutableStateFlow&lt;String?&gt;(null)</text:span></text:p>
      <text:p text:style-name="P4"><text:span text:style-name="Source_20_Text"><text:s text:c="4"/>val isConnected = MutableStateFlow(false)</text:span></text:p>
      <text:p text:style-name="P4"/>
      <text:p text:style-name="P4"><text:span text:style-name="Source_20_Text"><text:s text:c="4"/>fun connectAsync(mac: String) {</text:span></text:p>
      <text:p text:style-name="P4"><text:span text:style-name="Source_20_Text"><text:s text:c="8"/>scope.launch { connect(mac) }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private suspend fun connect(mac: String) = withContext(Dispatchers.IO) {</text:span></text:p>
      <text:p text:style-name="P4"><text:span text:style-name="Source_20_Text"><text:s text:c="8"/>val device = adapter.getRemoteDevice(mac)</text:span></text:p>
      <text:p text:style-name="P4"><text:span text:style-name="Source_20_Text"><text:s text:c="8"/>val uuid = UUID.fromString("00001101-0000-1000-8000-00805F9B34FB") // SPP UUID</text:span></text:p>
      <text:p text:style-name="P4"><text:span text:style-name="Source_20_Text"><text:s text:c="8"/>val sock = device.createRfcommSocketToServiceRecord(uuid)</text:span></text:p>
      <text:p text:style-name="P4"><text:span text:style-name="Source_20_Text"><text:s text:c="8"/>adapter.cancelDiscovery()</text:span></text:p>
      <text:p text:style-name="P4"><text:span text:style-name="Source_20_Text"><text:s text:c="8"/>try {</text:span></text:p>
      <text:p text:style-name="P4"><text:span text:style-name="Source_20_Text"><text:s text:c="12"/>sock.connect() <text:s/>// requires BLUETOOTH_CONNECT on API 31+</text:span></text:p>
      <text:p text:style-name="P4"><text:span text:style-name="Source_20_Text"><text:s text:c="12"/>socket = sock</text:span></text:p>
      <text:p text:style-name="P4"><text:span text:style-name="Source_20_Text"><text:s text:c="12"/>isConnected.value = true</text:span></text:p>
      <text:p text:style-name="P4"><text:span text:style-name="Source_20_Text"><text:s text:c="12"/>scope.launch { readLoop(sock) }</text:span></text:p>
      <text:p text:style-name="P4"><text:span text:style-name="Source_20_Text"><text:s text:c="8"/>} catch (e: IOException) {</text:span></text:p>
      <text:p text:style-name="P4"><text:span text:style-name="Source_20_Text"><text:s text:c="12"/>try { sock.close() } catch (_: Exception) {}</text:span></text:p>
      <text:p text:style-name="P4"><text:span text:style-name="Source_20_Text"><text:s text:c="12"/>isConnected.value = false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private suspend fun readLoop(sock: BluetoothSocket) {</text:span></text:p>
      <text:p text:style-name="P4"><text:span text:style-name="Source_20_Text"><text:s text:c="8"/>val input = sock.inputStream.buffered()</text:span></text:p>
      <text:p text:style-name="P4"><text:span text:style-name="Source_20_Text"><text:s text:c="8"/>val buf = ByteArray(1024)</text:span></text:p>
      <text:p text:style-name="P4"><text:span text:style-name="Source_20_Text"><text:s text:c="8"/>try {</text:span></text:p>
      <text:p text:style-name="P4"><text:span text:style-name="Source_20_Text"><text:s text:c="12"/>while (isActive) {</text:span></text:p>
      <text:p text:style-name="P4"><text:span text:style-name="Source_20_Text"><text:s text:c="16"/>val n = input.read(buf)</text:span></text:p>
      <text:p text:style-name="P4"><text:span text:style-name="Source_20_Text"><text:s text:c="16"/>if (n &gt; 0) {</text:span></text:p>
      <text:p text:style-name="P4"><text:span text:style-name="Source_20_Text"><text:s text:c="20"/>val text = String(buf, 0, n)</text:span></text:p>
      <text:p text:style-name="P4"><text:span text:style-name="Source_20_Text"><text:s text:c="20"/>incoming.emit(text)</text:span></text:p>
      <text:p text:style-name="P4"><text:span text:style-name="Source_20_Text"><text:s text:c="16"/>}</text:span></text:p>
      <text:p text:style-name="P4"><text:span text:style-name="Source_20_Text"><text:s text:c="12"/>}</text:span></text:p>
      <text:p text:style-name="P4"><text:span text:style-name="Source_20_Text"><text:s text:c="8"/>} catch (_: IOException) {</text:span></text:p>
      <text:p text:style-name="P4"><text:span text:style-name="Source_20_Text"><text:s text:c="12"/>isConnected.emit(false)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fun send(text: String) {</text:span></text:p>
      <text:p text:style-name="P4"><text:span text:style-name="Source_20_Text"><text:s text:c="8"/>try {</text:span></text:p>
      <text:p text:style-name="P4"><text:span text:style-name="Source_20_Text"><text:s text:c="12"/>socket?.outputStream?.write(text.toByteArray())</text:span></text:p>
      <text:p text:style-name="P4"><text:span text:style-name="Source_20_Text"><text:s text:c="12"/>socket?.outputStream?.flush()</text:span></text:p>
      <text:p text:style-name="P4"><text:span text:style-name="Source_20_Text"><text:s text:c="8"/>} catch (_: IOException) { /* ignore for demo */ }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fun disconnect() {</text:span></text:p>
      <text:p text:style-name="P4"><text:span text:style-name="Source_20_Text"><text:s text:c="8"/>try { socket?.close() } catch (_: Exception) {}</text:span></text:p>
      <text:p text:style-name="P4"><text:span text:style-name="Source_20_Text"><text:s text:c="8"/>socket = null</text:span></text:p>
      <text:p text:style-name="P4"><text:span text:style-name="Source_20_Text"><text:s text:c="8"/>isConnected.tryEmit(false)</text:span></text:p>
      <text:p text:style-name="P4"><text:span text:style-name="Source_20_Text"><text:s text:c="8"/>scope.coroutineContext.cancelChildren()</text:span></text:p>
      <text:p text:style-name="P4"><text:span text:style-name="Source_20_Text"><text:s text:c="4"/>}</text:span></text:p>
      <text:p text:style-name="P5"><text:span text:style-name="Source_20_Text">}</text:span></text:p>
      <text:p text:style-name="Horizontal_20_Line"/>
      <text:h text:style-name="Heading_20_3" text:outline-level="3"><text:soft-page-break/>One more thing (important)</text:h>
      <text:p text:style-name="Text_20_body">Make sure your module <text:span text:style-name="Source_20_Text">build.gradle(.kts)</text:span> has the Activity Compose dependency, otherwise the launcher won’t resolve:</text:p>
      <text:p text:style-name="P2"><text:span text:style-name="Source_20_Text">dependencies {</text:span></text:p>
      <text:p text:style-name="P4"><text:span text:style-name="Source_20_Text"><text:s text:c="4"/>implementation("androidx.activity:activity-compose:1.9.3") // or newer</text:span></text:p>
      <text:p text:style-name="P4"><text:span text:style-name="Source_20_Text"><text:s text:c="4"/>// (your existing compose/material dependencies)</text:span></text:p>
      <text:p text:style-name="P5"><text:span text:style-name="Source_20_Text">}</text:span></text:p>
      <text:p text:style-name="Text_20_body">Sync Gradle, rebuild, and run.<text:line-break/>Now the errors about <text:span text:style-name="Source_20_Text">rememberLauncherForActivityResult</text:span> and the permission warning will be gone, and the app will request the needed permissions before connecting.</text:p>
      <text:h text:style-name="Heading_20_5" text:outline-level="5">You said:</text:h>
      <text:p text:style-name="Text_20_body">Okay, is step 3) Raspberry Pi 4: simple RFCOMM server (Python) all done on the raspberry pi?</text:p>
      <text:h text:style-name="Heading_20_6" text:outline-level="6">ChatGPT said:</text:h>
      <text:p text:style-name="P20">Yep—<text:span text:style-name="Strong_20_Emphasis">step 3 is entirely on the Raspberry Pi 4.</text:span><text:line-break/>Here’s the tight checklist to do on the Pi:</text:p>
      <text:h text:style-name="Heading_20_3" text:outline-level="3">1) Install Bluetooth libs</text:h>
      <text:p text:style-name="P2"><text:span text:style-name="Source_20_Text">sudo apt update</text:span></text:p>
      <text:p text:style-name="P5"><text:span text:style-name="Source_20_Text">sudo apt install -y python3-pip bluez python3-bluez</text:span></text:p>
      <text:h text:style-name="Heading_20_3" text:outline-level="3">2) Make the Pi pairable &amp; discoverable (one-time)</text:h>
      <text:p text:style-name="P2"><text:span text:style-name="Source_20_Text">bluetoothctl</text:span></text:p>
      <text:p text:style-name="P4"><text:span text:style-name="Source_20_Text"># inside bluetoothctl:</text:span></text:p>
      <text:p text:style-name="P4"><text:span text:style-name="Source_20_Text">power on</text:span></text:p>
      <text:p text:style-name="P4"><text:span text:style-name="Source_20_Text">agent on</text:span></text:p>
      <text:p text:style-name="P4"><text:span text:style-name="Source_20_Text">default-agent</text:span></text:p>
      <text:p text:style-name="P4"><text:span text:style-name="Source_20_Text">discoverable on</text:span></text:p>
      <text:p text:style-name="P4"><text:span text:style-name="Source_20_Text">pairable on</text:span></text:p>
      <text:p text:style-name="P4"><text:span text:style-name="Source_20_Text"># (from your PHONE Bluetooth settings, pair with the Pi and confirm the PIN)</text:span></text:p>
      <text:p text:style-name="P4"><text:span text:style-name="Source_20_Text"># after pairing, you can also:</text:span></text:p>
      <text:p text:style-name="P4"><text:span text:style-name="Source_20_Text">trust &lt;PHONE_MAC&gt;</text:span></text:p>
      <text:p text:style-name="P5"><text:span text:style-name="Source_20_Text">quit</text:span></text:p>
      <text:h text:style-name="Heading_20_3" text:outline-level="3">3) (Optional) Add SPP profile if advertise fails</text:h>
      <text:p text:style-name="Text_20_body">Some setups need this once:</text:p>
      <text:p text:style-name="P3"><text:span text:style-name="Source_20_Text">sudo sdptool add SP</text:span></text:p>
      <text:h text:style-name="Heading_20_3" text:outline-level="3">4) Run the RFCOMM server (on the Pi)</text:h>
      <text:p text:style-name="Text_20_body">Save the script as <text:span text:style-name="Source_20_Text">bt_spp_server.py</text:span> and run:</text:p>
      <text:p text:style-name="P3"><text:span text:style-name="Source_20_Text">python3 bt_spp_server.py</text:span></text:p>
      <text:p text:style-name="Text_20_body">You should see:</text:p>
      <text:p text:style-name="P3"><text:soft-page-break/><text:span text:style-name="Source_20_Text">Waiting for RFCOMM connection on port ...</text:span></text:p>
      <text:p text:style-name="Text_20_body">When you tap <text:span text:style-name="Strong_20_Emphasis">Connect</text:span> in your Android app, the Pi will print <text:span text:style-name="Strong_20_Emphasis">Accepted connection</text:span> and echo messages.</text:p>
      <text:h text:style-name="Heading_20_3" text:outline-level="3">Helpful tips</text:h>
      <text:list text:style-name="L22">
        <text:list-item>
          <text:p text:style-name="P35">Find the <text:span text:style-name="Strong_20_Emphasis">Pi’s Bluetooth MAC</text:span> (to put in your app) with:</text:p>
        </text:list-item>
      </text:list>
      <text:list text:style-name="L23">
        <text:list-item>
          <text:p text:style-name="P7"><text:span text:style-name="Source_20_Text">bluetoothctl</text:span></text:p>
          <text:p text:style-name="P6"><text:span text:style-name="Source_20_Text">show | grep "Device"</text:span></text:p>
        </text:list-item>
        <text:list-item>
          <text:p text:style-name="P36">If you get permission errors, run the server with <text:span text:style-name="Source_20_Text">sudo</text:span> (some SDP/RFCOMM actions can require it).</text:p>
        </text:list-item>
        <text:list-item>
          <text:p text:style-name="P36">Keep the terminal open while testing; Ctrl-C to stop.</text:p>
        </text:list-item>
      </text:list>
      <text:p text:style-name="Text_20_body">That’s it—everything in step 3 happens on the Pi side.</text:p>
      <text:h text:style-name="Heading_20_5" text:outline-level="5">You said:</text:h>
      <text:p text:style-name="Text_20_body">I have a lot of errors for my MainActivity.kt after I synced with my gradle. I didn't do step 3 yet, so I'm not sure if that's the reason.</text:p>
      <text:h text:style-name="Heading_20_6" text:outline-level="6">ChatGPT said:</text:h>
      <text:p text:style-name="P20">No worries—step 3 on the Pi has <text:span text:style-name="Strong_20_Emphasis">no effect</text:span> on your Android build. The errors you’re seeing are almost always Gradle/Compose setup or a couple missing imports. Here’s a <text:span text:style-name="Strong_20_Emphasis">known-good setup</text:span> you can paste in to get a clean build.</text:p>
      <text:h text:style-name="Heading_20_1" text:outline-level="1">1) <text:span text:style-name="Source_20_Text">app/build.gradle.kts</text:span> (module)</text:h>
      <text:p text:style-name="Text_20_body">Make sure your module file looks like this (adjust <text:span text:style-name="Source_20_Text">applicationId</text:span>/namespace if needed):</text:p>
      <text:p text:style-name="P2"><text:span text:style-name="Source_20_Text">plugins {</text:span></text:p>
      <text:p text:style-name="P4"><text:span text:style-name="Source_20_Text"><text:s text:c="4"/>id("com.android.application")</text:span></text:p>
      <text:p text:style-name="P4"><text:span text:style-name="Source_20_Text"><text:s text:c="4"/>id("org.jetbrains.kotlin.android")</text:span></text:p>
      <text:p text:style-name="P4"><text:span text:style-name="Source_20_Text">}</text:span></text:p>
      <text:p text:style-name="P4"/>
      <text:p text:style-name="P4"><text:span text:style-name="Source_20_Text">android {</text:span></text:p>
      <text:p text:style-name="P4"><text:span text:style-name="Source_20_Text"><text:s text:c="4"/>namespace = "com.example.parmco_chat"</text:span></text:p>
      <text:p text:style-name="P4"><text:span text:style-name="Source_20_Text"><text:s text:c="4"/>compileSdk = 34</text:span></text:p>
      <text:p text:style-name="P4"/>
      <text:p text:style-name="P4"><text:span text:style-name="Source_20_Text"><text:s text:c="4"/>defaultConfig {</text:span></text:p>
      <text:p text:style-name="P4"><text:span text:style-name="Source_20_Text"><text:s text:c="8"/>applicationId = "com.example.parmco_chat"</text:span></text:p>
      <text:p text:style-name="P4"><text:span text:style-name="Source_20_Text"><text:s text:c="8"/>minSdk = 24</text:span></text:p>
      <text:p text:style-name="P4"><text:span text:style-name="Source_20_Text"><text:s text:c="8"/>targetSdk = 34</text:span></text:p>
      <text:p text:style-name="P4"><text:span text:style-name="Source_20_Text"><text:s text:c="8"/>versionCode = 1</text:span></text:p>
      <text:p text:style-name="P4"><text:span text:style-name="Source_20_Text"><text:s text:c="8"/>versionName = "1.0"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buildTypes {</text:span></text:p>
      <text:p text:style-name="P4"><text:span text:style-name="Source_20_Text"><text:s text:c="8"/>release {</text:span></text:p>
      <text:p text:style-name="P4"><text:span text:style-name="Source_20_Text"><text:s text:c="12"/>isMinifyEnabled = false</text:span></text:p>
      <text:p text:style-name="P4"><text:span text:style-name="Source_20_Text"><text:s text:c="12"/>proguardFiles(</text:span></text:p>
      <text:p text:style-name="P4"><text:soft-page-break/><text:span text:style-name="Source_20_Text"><text:s text:c="16"/>getDefaultProguardFile("proguard-android-optimize.txt"),</text:span></text:p>
      <text:p text:style-name="P4"><text:span text:style-name="Source_20_Text"><text:s text:c="16"/>"proguard-rules.pro"</text:span></text:p>
      <text:p text:style-name="P4"><text:span text:style-name="Source_20_Text"><text:s text:c="12"/>)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// Compose</text:span></text:p>
      <text:p text:style-name="P4"><text:span text:style-name="Source_20_Text"><text:s text:c="4"/>buildFeatures { compose = true }</text:span></text:p>
      <text:p text:style-name="P4"><text:span text:style-name="Source_20_Text"><text:s text:c="4"/>composeOptions {</text:span></text:p>
      <text:p text:style-name="P4"><text:span text:style-name="Source_20_Text"><text:s text:c="8"/>kotlinCompilerExtensionVersion = "1.5.14"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kotlinOptions { jvmTarget = "17" }</text:span></text:p>
      <text:p text:style-name="P4"><text:span text:style-name="Source_20_Text">}</text:span></text:p>
      <text:p text:style-name="P4"/>
      <text:p text:style-name="P4"><text:span text:style-name="Source_20_Text">dependencies {</text:span></text:p>
      <text:p text:style-name="P4"><text:span text:style-name="Source_20_Text"><text:s text:c="4"/>// Compose BOM to keep versions in sync</text:span></text:p>
      <text:p text:style-name="P4"><text:span text:style-name="Source_20_Text"><text:s text:c="4"/>implementation(platform("androidx.compose:compose-bom:2024.10.00"))</text:span></text:p>
      <text:p text:style-name="P4"/>
      <text:p text:style-name="P4"><text:span text:style-name="Source_20_Text"><text:s text:c="4"/>implementation("androidx.activity:activity-compose:1.9.3") // &lt;-- needed for rememberLauncherForActivityResult</text:span></text:p>
      <text:p text:style-name="P4"><text:span text:style-name="Source_20_Text"><text:s text:c="4"/>implementation("androidx.compose.ui:ui")</text:span></text:p>
      <text:p text:style-name="P4"><text:span text:style-name="Source_20_Text"><text:s text:c="4"/>implementation("androidx.compose.material3:material3")</text:span></text:p>
      <text:p text:style-name="P4"><text:span text:style-name="Source_20_Text"><text:s text:c="4"/>implementation("androidx.compose.ui:ui-tooling-preview")</text:span></text:p>
      <text:p text:style-name="P4"><text:span text:style-name="Source_20_Text"><text:s text:c="4"/>debugImplementation("androidx.compose.ui:ui-tooling")</text:span></text:p>
      <text:p text:style-name="P4"/>
      <text:p text:style-name="P4"><text:span text:style-name="Source_20_Text"><text:s text:c="4"/>implementation("androidx.lifecycle:lifecycle-runtime-ktx:2.8.6")</text:span></text:p>
      <text:p text:style-name="P4"/>
      <text:p text:style-name="P4"><text:span text:style-name="Source_20_Text"><text:s text:c="4"/>// Coroutines (for Bluetooth I/O)</text:span></text:p>
      <text:p text:style-name="P4"><text:span text:style-name="Source_20_Text"><text:s text:c="4"/>implementation("org.jetbrains.kotlinx:kotlinx-coroutines-android:1.9.0")</text:span></text:p>
      <text:p text:style-name="P5"><text:span text:style-name="Source_20_Text">}</text:span></text:p>
      <text:p text:style-name="Text_20_body">Then <text:span text:style-name="Strong_20_Emphasis">Sync</text:span> Gradle.</text:p>
      <text:h text:style-name="Heading_20_1" text:outline-level="1">2) <text:span text:style-name="Source_20_Text">MainActivity.kt</text:span> (full, fixed)</text:h>
      <text:p text:style-name="Text_20_body">This version adds the missing import for <text:span text:style-name="Source_20_Text">isActive</text:span> and uses the Activity Compose launcher correctly.</text:p>
      <text:p text:style-name="P2"><text:span text:style-name="Source_20_Text">package com.example.parmco_chat</text:span></text:p>
      <text:p text:style-name="P4"/>
      <text:p text:style-name="P4"><text:span text:style-name="Source_20_Text">import android.Manifest</text:span></text:p>
      <text:p text:style-name="P4"><text:span text:style-name="Source_20_Text">import android.content.pm.PackageManager</text:span></text:p>
      <text:p text:style-name="P4"><text:span text:style-name="Source_20_Text">import android.bluetooth.BluetoothManager</text:span></text:p>
      <text:p text:style-name="P4"><text:span text:style-name="Source_20_Text">import android.bluetooth.BluetoothSocket</text:span></text:p>
      <text:p text:style-name="P4"><text:span text:style-name="Source_20_Text">import android.os.Build</text:span></text:p>
      <text:p text:style-name="P4"><text:span text:style-name="Source_20_Text">import android.os.Bundle</text:span></text:p>
      <text:p text:style-name="P4"><text:span text:style-name="Source_20_Text">import androidx.activity.ComponentActivity</text:span></text:p>
      <text:p text:style-name="P4"><text:span text:style-name="Source_20_Text">import androidx.activity.compose.setContent</text:span></text:p>
      <text:p text:style-name="P4"><text:span text:style-name="Source_20_Text">import androidx.activity.enableEdgeToEdge</text:span></text:p>
      <text:p text:style-name="P4"><text:span text:style-name="Source_20_Text">import androidx.activity.compose.rememberLauncherForActivityResult</text:span></text:p>
      <text:p text:style-name="P4"><text:span text:style-name="Source_20_Text">import androidx.activity.result.contract.ActivityResultContracts</text:span></text:p>
      <text:p text:style-name="P4"><text:span text:style-name="Source_20_Text">import androidx.compose.foundation.background</text:span></text:p>
      <text:p text:style-name="P4"><text:span text:style-name="Source_20_Text">import androidx.compose.foundation.layout.*</text:span></text:p>
      <text:p text:style-name="P4"><text:span text:style-name="Source_20_Text">import androidx.compose.foundation.rememberScrollState</text:span></text:p>
      <text:p text:style-name="P4"><text:span text:style-name="Source_20_Text">import androidx.compose.foundation.shape.CircleShape</text:span></text:p>
      <text:p text:style-name="P4"><text:soft-page-break/><text:span text:style-name="Source_20_Text">import androidx.compose.foundation.verticalScroll</text:span></text:p>
      <text:p text:style-name="P4"><text:span text:style-name="Source_20_Text">import androidx.compose.material3.*</text:span></text:p>
      <text:p text:style-name="P4"><text:span text:style-name="Source_20_Text">import androidx.compose.runtime.*</text:span></text:p>
      <text:p text:style-name="P4"><text:span text:style-name="Source_20_Text">import androidx.compose.ui.Alignment</text:span></text:p>
      <text:p text:style-name="P4"><text:span text:style-name="Source_20_Text">import androidx.compose.ui.Modifier</text:span></text:p>
      <text:p text:style-name="P4"><text:span text:style-name="Source_20_Text">import androidx.compose.ui.draw.clip</text:span></text:p>
      <text:p text:style-name="P4"><text:span text:style-name="Source_20_Text">import androidx.compose.ui.graphics.Color</text:span></text:p>
      <text:p text:style-name="P4"><text:span text:style-name="Source_20_Text">import androidx.compose.ui.platform.LocalContext</text:span></text:p>
      <text:p text:style-name="P4"><text:span text:style-name="Source_20_Text">import androidx.compose.ui.text.input.TextFieldValue</text:span></text:p>
      <text:p text:style-name="P4"><text:span text:style-name="Source_20_Text">import androidx.compose.ui.unit.dp</text:span></text:p>
      <text:p text:style-name="P4"><text:span text:style-name="Source_20_Text">import androidx.core.content.ContextCompat</text:span></text:p>
      <text:p text:style-name="P4"><text:span text:style-name="Source_20_Text">import com.example.parmco_chat.ui.theme.PARMCO_chatTheme</text:span></text:p>
      <text:p text:style-name="P4"><text:span text:style-name="Source_20_Text">import kotlinx.coroutines.*</text:span></text:p>
      <text:p text:style-name="P4"><text:span text:style-name="Source_20_Text">import kotlinx.coroutines.flow.MutableStateFlow</text:span></text:p>
      <text:p text:style-name="P4"><text:span text:style-name="Source_20_Text">import kotlinx.coroutines.flow.collectLatest</text:span></text:p>
      <text:p text:style-name="P4"><text:span text:style-name="Source_20_Text">import kotlinx.coroutines.isActive <text:s text:c="2"/>// &lt;-- important</text:span></text:p>
      <text:p text:style-name="P4"><text:span text:style-name="Source_20_Text">import java.io.IOException</text:span></text:p>
      <text:p text:style-name="P4"><text:span text:style-name="Source_20_Text">import java.util.UUID</text:span></text:p>
      <text:p text:style-name="P4"/>
      <text:p text:style-name="P4"><text:span text:style-name="Source_20_Text">class MainActivity : ComponentActivity() {</text:span></text:p>
      <text:p text:style-name="P4"><text:span text:style-name="Source_20_Text"><text:s text:c="4"/>override fun onCreate(savedInstanceState: Bundle?) {</text:span></text:p>
      <text:p text:style-name="P4"><text:span text:style-name="Source_20_Text"><text:s text:c="8"/>super.onCreate(savedInstanceState)</text:span></text:p>
      <text:p text:style-name="P4"><text:span text:style-name="Source_20_Text"><text:s text:c="8"/>enableEdgeToEdge()</text:span></text:p>
      <text:p text:style-name="P4"/>
      <text:p text:style-name="P4"><text:span text:style-name="Source_20_Text"><text:s text:c="8"/>val btManager = getSystemService(BluetoothManager::class.java)</text:span></text:p>
      <text:p text:style-name="P4"><text:span text:style-name="Source_20_Text"><text:s text:c="8"/>val adapter = btManager.adapter ?: throw IllegalStateException("Bluetooth not available")</text:span></text:p>
      <text:p text:style-name="P4"><text:span text:style-name="Source_20_Text"><text:s text:c="8"/>val client = BluetoothClient(adapter)</text:span></text:p>
      <text:p text:style-name="P4"/>
      <text:p text:style-name="P4"><text:span text:style-name="Source_20_Text"><text:s text:c="8"/>setContent {</text:span></text:p>
      <text:p text:style-name="P4"><text:span text:style-name="Source_20_Text"><text:s text:c="12"/>PARMCO_chatTheme {</text:span></text:p>
      <text:p text:style-name="P4"><text:span text:style-name="Source_20_Text"><text:s text:c="16"/>Scaffold(Modifier.fillMaxSize()) { padding -&gt;</text:span></text:p>
      <text:p text:style-name="P4"><text:span text:style-name="Source_20_Text"><text:s text:c="20"/>BluetoothScreen(</text:span></text:p>
      <text:p text:style-name="P4"><text:span text:style-name="Source_20_Text"><text:s text:c="24"/>modifier = Modifier</text:span></text:p>
      <text:p text:style-name="P4"><text:span text:style-name="Source_20_Text"><text:s text:c="28"/>.fillMaxSize()</text:span></text:p>
      <text:p text:style-name="P4"><text:span text:style-name="Source_20_Text"><text:s text:c="28"/>.padding(padding),</text:span></text:p>
      <text:p text:style-name="P4"><text:span text:style-name="Source_20_Text"><text:s text:c="24"/>client = client</text:span></text:p>
      <text:p text:style-name="P4"><text:span text:style-name="Source_20_Text"><text:s text:c="20"/>)</text:span></text:p>
      <text:p text:style-name="P4"><text:span text:style-name="Source_20_Text"><text:s text:c="16"/>}</text:span></text:p>
      <text:p text:style-name="P4"><text:span text:style-name="Source_20_Text"><text:s text:c="12"/>}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><text:span text:style-name="Source_20_Text">}</text:span></text:p>
      <text:p text:style-name="P4"/>
      <text:p text:style-name="P4"><text:span text:style-name="Source_20_Text">@Composable</text:span></text:p>
      <text:p text:style-name="P4"><text:span text:style-name="Source_20_Text">fun BluetoothScreen(modifier: Modifier = Modifier, client: BluetoothClient) {</text:span></text:p>
      <text:p text:style-name="P4"><text:span text:style-name="Source_20_Text"><text:s text:c="4"/>val context = LocalContext.current</text:span></text:p>
      <text:p text:style-name="P4"/>
      <text:p text:style-name="P4"><text:span text:style-name="Source_20_Text"><text:s text:c="4"/>val requiredPerms = remember {</text:span></text:p>
      <text:p text:style-name="P4"><text:span text:style-name="Source_20_Text"><text:s text:c="8"/>if (Build.VERSION.SDK_INT &gt;= 31)</text:span></text:p>
      <text:p text:style-name="P4"><text:span text:style-name="Source_20_Text"><text:s text:c="12"/>arrayOf(Manifest.permission.BLUETOOTH_CONNECT, Manifest.permission.BLUETOOTH_SCAN)</text:span></text:p>
      <text:p text:style-name="P4"><text:span text:style-name="Source_20_Text"><text:s text:c="8"/>else</text:span></text:p>
      <text:p text:style-name="P4"><text:span text:style-name="Source_20_Text"><text:s text:c="12"/>emptyArray()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val permissionLauncher = rememberLauncherForActivityResult(</text:span></text:p>
      <text:p text:style-name="P4"><text:span text:style-name="Source_20_Text"><text:s text:c="8"/>ActivityResultContracts.RequestMultiplePermissions()</text:span></text:p>
      <text:p text:style-name="P4"><text:span text:style-name="Source_20_Text"><text:s text:c="4"/>) { /* ignore results for demo */ }</text:span></text:p>
      <text:p text:style-name="P4"><text:soft-page-break/></text:p>
      <text:p text:style-name="P4"><text:span text:style-name="Source_20_Text"><text:s text:c="4"/>fun missingPerms(): Array&lt;String&gt; =</text:span></text:p>
      <text:p text:style-name="P4"><text:span text:style-name="Source_20_Text"><text:s text:c="8"/>requiredPerms.filter {</text:span></text:p>
      <text:p text:style-name="P4"><text:span text:style-name="Source_20_Text"><text:s text:c="12"/>ContextCompat.checkSelfPermission(context, it) != PackageManager.PERMISSION_GRANTED</text:span></text:p>
      <text:p text:style-name="P4"><text:span text:style-name="Source_20_Text"><text:s text:c="8"/>}.toTypedArray()</text:span></text:p>
      <text:p text:style-name="P4"/>
      <text:p text:style-name="P4"><text:span text:style-name="Source_20_Text"><text:s text:c="4"/>var mac by remember { mutableStateOf(TextFieldValue("AA:BB:CC:DD:EE:FF")) } // set your Pi MAC</text:span></text:p>
      <text:p text:style-name="P4"><text:span text:style-name="Source_20_Text"><text:s text:c="4"/>var outgoing by remember { mutableStateOf(TextFieldValue("Hello from Android\n")) }</text:span></text:p>
      <text:p text:style-name="P4"><text:span text:style-name="Source_20_Text"><text:s text:c="4"/>val isConnected by client.isConnected.collectAsState()</text:span></text:p>
      <text:p text:style-name="P4"><text:span text:style-name="Source_20_Text"><text:s text:c="4"/>val logState = remember { mutableStateListOf&lt;String&gt;() }</text:span></text:p>
      <text:p text:style-name="P4"><text:span text:style-name="Source_20_Text"><text:s text:c="4"/>val scroll = rememberScrollState()</text:span></text:p>
      <text:p text:style-name="P4"/>
      <text:p text:style-name="P4"><text:span text:style-name="Source_20_Text"><text:s text:c="4"/>LaunchedEffect(Unit) {</text:span></text:p>
      <text:p text:style-name="P4"><text:span text:style-name="Source_20_Text"><text:s text:c="8"/>client.incoming.collectLatest { msg -&gt;</text:span></text:p>
      <text:p text:style-name="P4"><text:span text:style-name="Source_20_Text"><text:s text:c="12"/>msg?.let { logState.add("Pi → $it") }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Column(</text:span></text:p>
      <text:p text:style-name="P4"><text:span text:style-name="Source_20_Text"><text:s text:c="8"/>modifier = modifier.padding(16.dp),</text:span></text:p>
      <text:p text:style-name="P4"><text:span text:style-name="Source_20_Text"><text:s text:c="8"/>verticalArrangement = Arrangement.spacedBy(12.dp)</text:span></text:p>
      <text:p text:style-name="P4"><text:span text:style-name="Source_20_Text"><text:s text:c="4"/>) {</text:span></text:p>
      <text:p text:style-name="P4"><text:span text:style-name="Source_20_Text"><text:s text:c="8"/>Box(</text:span></text:p>
      <text:p text:style-name="P4"><text:span text:style-name="Source_20_Text"><text:s text:c="12"/>Modifier</text:span></text:p>
      <text:p text:style-name="P4"><text:span text:style-name="Source_20_Text"><text:s text:c="16"/>.size(24.dp)</text:span></text:p>
      <text:p text:style-name="P4"><text:span text:style-name="Source_20_Text"><text:s text:c="16"/>.clip(CircleShape)</text:span></text:p>
      <text:p text:style-name="P4"><text:span text:style-name="Source_20_Text"><text:s text:c="16"/>.background(if (isConnected) Color(0xFF4CAF50) else Color(0xFFF44336))</text:span></text:p>
      <text:p text:style-name="P4"><text:span text:style-name="Source_20_Text"><text:s text:c="8"/>)</text:span></text:p>
      <text:p text:style-name="P4"/>
      <text:p text:style-name="P4"><text:span text:style-name="Source_20_Text"><text:s text:c="8"/>Text("Bluetooth SPP Client", style = MaterialTheme.typography.titleLarge)</text:span></text:p>
      <text:p text:style-name="P4"/>
      <text:p text:style-name="P4"><text:span text:style-name="Source_20_Text"><text:s text:c="8"/>OutlinedTextField(</text:span></text:p>
      <text:p text:style-name="P4"><text:span text:style-name="Source_20_Text"><text:s text:c="12"/>value = mac,</text:span></text:p>
      <text:p text:style-name="P4"><text:span text:style-name="Source_20_Text"><text:s text:c="12"/>onValueChange = { mac = it },</text:span></text:p>
      <text:p text:style-name="P4"><text:span text:style-name="Source_20_Text"><text:s text:c="12"/>label = { Text("Raspberry Pi MAC address") },</text:span></text:p>
      <text:p text:style-name="P4"><text:span text:style-name="Source_20_Text"><text:s text:c="12"/>singleLine = true,</text:span></text:p>
      <text:p text:style-name="P4"><text:span text:style-name="Source_20_Text"><text:s text:c="12"/>modifier = Modifier.fillMaxWidth()</text:span></text:p>
      <text:p text:style-name="P4"><text:span text:style-name="Source_20_Text"><text:s text:c="8"/>)</text:span></text:p>
      <text:p text:style-name="P4"/>
      <text:p text:style-name="P4"><text:span text:style-name="Source_20_Text"><text:s text:c="8"/>Row(horizontalArrangement = Arrangement.spacedBy(12.dp)) {</text:span></text:p>
      <text:p text:style-name="P4"><text:span text:style-name="Source_20_Text"><text:s text:c="12"/>Button(</text:span></text:p>
      <text:p text:style-name="P4"><text:span text:style-name="Source_20_Text"><text:s text:c="16"/>enabled = !isConnected,</text:span></text:p>
      <text:p text:style-name="P4"><text:span text:style-name="Source_20_Text"><text:s text:c="16"/>onClick = {</text:span></text:p>
      <text:p text:style-name="P4"><text:span text:style-name="Source_20_Text"><text:s text:c="20"/>val need = missingPerms()</text:span></text:p>
      <text:p text:style-name="P4"><text:span text:style-name="Source_20_Text"><text:s text:c="20"/>if (need.isNotEmpty()) {</text:span></text:p>
      <text:p text:style-name="P4"><text:span text:style-name="Source_20_Text"><text:s text:c="24"/>permissionLauncher.launch(need)</text:span></text:p>
      <text:p text:style-name="P4"><text:span text:style-name="Source_20_Text"><text:s text:c="20"/>} else {</text:span></text:p>
      <text:p text:style-name="P4"><text:span text:style-name="Source_20_Text"><text:s text:c="24"/>client.connectAsync(mac.text)</text:span></text:p>
      <text:p text:style-name="P4"><text:span text:style-name="Source_20_Text"><text:s text:c="20"/>}</text:span></text:p>
      <text:p text:style-name="P4"><text:span text:style-name="Source_20_Text"><text:s text:c="16"/>}</text:span></text:p>
      <text:p text:style-name="P4"><text:span text:style-name="Source_20_Text"><text:s text:c="12"/>) { Text("Connect") }</text:span></text:p>
      <text:p text:style-name="P4"/>
      <text:p text:style-name="P4"><text:span text:style-name="Source_20_Text"><text:s text:c="12"/>OutlinedButton(</text:span></text:p>
      <text:p text:style-name="P4"><text:span text:style-name="Source_20_Text"><text:s text:c="16"/>enabled = isConnected,</text:span></text:p>
      <text:p text:style-name="P4"><text:span text:style-name="Source_20_Text"><text:s text:c="16"/>onClick = { client.disconnect() }</text:span></text:p>
      <text:p text:style-name="P4"><text:soft-page-break/><text:span text:style-name="Source_20_Text"><text:s text:c="12"/>) { Text("Disconnect") }</text:span></text:p>
      <text:p text:style-name="P4"><text:span text:style-name="Source_20_Text"><text:s text:c="8"/>}</text:span></text:p>
      <text:p text:style-name="P4"/>
      <text:p text:style-name="P4"><text:span text:style-name="Source_20_Text"><text:s text:c="8"/>OutlinedTextField(</text:span></text:p>
      <text:p text:style-name="P4"><text:span text:style-name="Source_20_Text"><text:s text:c="12"/>value = outgoing,</text:span></text:p>
      <text:p text:style-name="P4"><text:span text:style-name="Source_20_Text"><text:s text:c="12"/>onValueChange = { outgoing = it },</text:span></text:p>
      <text:p text:style-name="P4"><text:span text:style-name="Source_20_Text"><text:s text:c="12"/>label = { Text("Message to send") },</text:span></text:p>
      <text:p text:style-name="P4"><text:span text:style-name="Source_20_Text"><text:s text:c="12"/>modifier = Modifier.fillMaxWidth()</text:span></text:p>
      <text:p text:style-name="P4"><text:span text:style-name="Source_20_Text"><text:s text:c="8"/>)</text:span></text:p>
      <text:p text:style-name="P4"/>
      <text:p text:style-name="P4"><text:span text:style-name="Source_20_Text"><text:s text:c="8"/>Row(horizontalArrangement = Arrangement.spacedBy(12.dp)) {</text:span></text:p>
      <text:p text:style-name="P4"><text:span text:style-name="Source_20_Text"><text:s text:c="12"/>Button(</text:span></text:p>
      <text:p text:style-name="P4"><text:span text:style-name="Source_20_Text"><text:s text:c="16"/>enabled = isConnected,</text:span></text:p>
      <text:p text:style-name="P4"><text:span text:style-name="Source_20_Text"><text:s text:c="16"/>onClick = {</text:span></text:p>
      <text:p text:style-name="P4"><text:span text:style-name="Source_20_Text"><text:s text:c="20"/>client.send(outgoing.text)</text:span></text:p>
      <text:p text:style-name="P4"><text:span text:style-name="Source_20_Text"><text:s text:c="20"/>logState.add("Me → ${outgoing.text.trimEnd()}")</text:span></text:p>
      <text:p text:style-name="P4"><text:span text:style-name="Source_20_Text"><text:s text:c="16"/>}</text:span></text:p>
      <text:p text:style-name="P4"><text:span text:style-name="Source_20_Text"><text:s text:c="12"/>) { Text("Send") }</text:span></text:p>
      <text:p text:style-name="P4"/>
      <text:p text:style-name="P4"><text:span text:style-name="Source_20_Text"><text:s text:c="12"/>OutlinedButton(</text:span></text:p>
      <text:p text:style-name="P4"><text:span text:style-name="Source_20_Text"><text:s text:c="16"/>enabled = isConnected,</text:span></text:p>
      <text:p text:style-name="P4"><text:span text:style-name="Source_20_Text"><text:s text:c="16"/>onClick = {</text:span></text:p>
      <text:p text:style-name="P4"><text:span text:style-name="Source_20_Text"><text:s text:c="20"/>client.send("ping\n")</text:span></text:p>
      <text:p text:style-name="P4"><text:span text:style-name="Source_20_Text"><text:s text:c="20"/>logState.add("Me → ping")</text:span></text:p>
      <text:p text:style-name="P4"><text:span text:style-name="Source_20_Text"><text:s text:c="16"/>}</text:span></text:p>
      <text:p text:style-name="P4"><text:span text:style-name="Source_20_Text"><text:s text:c="12"/>) { Text("Send ping") }</text:span></text:p>
      <text:p text:style-name="P4"><text:span text:style-name="Source_20_Text"><text:s text:c="8"/>}</text:span></text:p>
      <text:p text:style-name="P4"/>
      <text:p text:style-name="P4"><text:span text:style-name="Source_20_Text"><text:s text:c="8"/>Text("Log", style = MaterialTheme.typography.titleMedium)</text:span></text:p>
      <text:p text:style-name="P4"><text:span text:style-name="Source_20_Text"><text:s text:c="8"/>Box(</text:span></text:p>
      <text:p text:style-name="P4"><text:span text:style-name="Source_20_Text"><text:s text:c="12"/>Modifier</text:span></text:p>
      <text:p text:style-name="P4"><text:span text:style-name="Source_20_Text"><text:s text:c="16"/>.weight(1f)</text:span></text:p>
      <text:p text:style-name="P4"><text:span text:style-name="Source_20_Text"><text:s text:c="16"/>.fillMaxWidth()</text:span></text:p>
      <text:p text:style-name="P4"><text:span text:style-name="Source_20_Text"><text:s text:c="16"/>.verticalScroll(scroll)</text:span></text:p>
      <text:p text:style-name="P4"><text:span text:style-name="Source_20_Text"><text:s text:c="16"/>.background(MaterialTheme.colorScheme.surfaceVariant)</text:span></text:p>
      <text:p text:style-name="P4"><text:span text:style-name="Source_20_Text"><text:s text:c="16"/>.padding(8.dp)</text:span></text:p>
      <text:p text:style-name="P4"><text:span text:style-name="Source_20_Text"><text:s text:c="8"/>) { Text(logState.joinToString(separator = "")) }</text:span></text:p>
      <text:p text:style-name="P4"><text:span text:style-name="Source_20_Text"><text:s text:c="4"/>}</text:span></text:p>
      <text:p text:style-name="P4"><text:span text:style-name="Source_20_Text">}</text:span></text:p>
      <text:p text:style-name="P4"/>
      <text:p text:style-name="P4"><text:span text:style-name="Source_20_Text">class BluetoothClient(private val adapter: android.bluetooth.BluetoothAdapter) {</text:span></text:p>
      <text:p text:style-name="P4"><text:span text:style-name="Source_20_Text"><text:s text:c="4"/>private var socket: BluetoothSocket? = null</text:span></text:p>
      <text:p text:style-name="P4"><text:span text:style-name="Source_20_Text"><text:s text:c="4"/>private val scope = CoroutineScope(Dispatchers.IO + SupervisorJob())</text:span></text:p>
      <text:p text:style-name="P4"/>
      <text:p text:style-name="P4"><text:span text:style-name="Source_20_Text"><text:s text:c="4"/>val incoming = MutableStateFlow&lt;String?&gt;(null)</text:span></text:p>
      <text:p text:style-name="P4"><text:span text:style-name="Source_20_Text"><text:s text:c="4"/>val isConnected = MutableStateFlow(false)</text:span></text:p>
      <text:p text:style-name="P4"/>
      <text:p text:style-name="P4"><text:span text:style-name="Source_20_Text"><text:s text:c="4"/>fun connectAsync(mac: String) {</text:span></text:p>
      <text:p text:style-name="P4"><text:span text:style-name="Source_20_Text"><text:s text:c="8"/>scope.launch { connect(mac) }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private suspend fun connect(mac: String) = withContext(Dispatchers.IO) {</text:span></text:p>
      <text:p text:style-name="P4"><text:span text:style-name="Source_20_Text"><text:s text:c="8"/>val device = adapter.getRemoteDevice(mac)</text:span></text:p>
      <text:p text:style-name="P4"><text:span text:style-name="Source_20_Text"><text:s text:c="8"/>val uuid = UUID.fromString("00001101-0000-1000-8000-00805F9B34FB") // SPP</text:span></text:p>
      <text:p text:style-name="P4"><text:span text:style-name="Source_20_Text"><text:s text:c="8"/>val sock = device.createRfcommSocketToServiceRecord(uuid)</text:span></text:p>
      <text:p text:style-name="P4"><text:span text:style-name="Source_20_Text"><text:s text:c="8"/>adapter.cancelDiscovery()</text:span></text:p>
      <text:p text:style-name="P4"><text:span text:style-name="Source_20_Text"><text:s text:c="8"/>try {</text:span></text:p>
      <text:p text:style-name="P4"><text:span text:style-name="Source_20_Text"><text:s text:c="12"/>sock.connect() <text:s/>// requires BLUETOOTH_CONNECT on API 31+</text:span></text:p>
      <text:p text:style-name="P4"><text:span text:style-name="Source_20_Text"><text:s text:c="12"/>socket = sock</text:span></text:p>
      <text:p text:style-name="P4"><text:soft-page-break/><text:span text:style-name="Source_20_Text"><text:s text:c="12"/>isConnected.value = true</text:span></text:p>
      <text:p text:style-name="P4"><text:span text:style-name="Source_20_Text"><text:s text:c="12"/>scope.launch { readLoop(sock) }</text:span></text:p>
      <text:p text:style-name="P4"><text:span text:style-name="Source_20_Text"><text:s text:c="8"/>} catch (e: IOException) {</text:span></text:p>
      <text:p text:style-name="P4"><text:span text:style-name="Source_20_Text"><text:s text:c="12"/>try { sock.close() } catch (_: Exception) {}</text:span></text:p>
      <text:p text:style-name="P4"><text:span text:style-name="Source_20_Text"><text:s text:c="12"/>isConnected.value = false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private suspend fun readLoop(sock: BluetoothSocket) {</text:span></text:p>
      <text:p text:style-name="P4"><text:span text:style-name="Source_20_Text"><text:s text:c="8"/>val input = sock.inputStream.buffered()</text:span></text:p>
      <text:p text:style-name="P4"><text:span text:style-name="Source_20_Text"><text:s text:c="8"/>val buf = ByteArray(1024)</text:span></text:p>
      <text:p text:style-name="P4"><text:span text:style-name="Source_20_Text"><text:s text:c="8"/>try {</text:span></text:p>
      <text:p text:style-name="P4"><text:span text:style-name="Source_20_Text"><text:s text:c="12"/>while (isActive) {</text:span></text:p>
      <text:p text:style-name="P4"><text:span text:style-name="Source_20_Text"><text:s text:c="16"/>val n = input.read(buf)</text:span></text:p>
      <text:p text:style-name="P4"><text:span text:style-name="Source_20_Text"><text:s text:c="16"/>if (n &gt; 0) {</text:span></text:p>
      <text:p text:style-name="P4"><text:span text:style-name="Source_20_Text"><text:s text:c="20"/>val text = String(buf, 0, n)</text:span></text:p>
      <text:p text:style-name="P4"><text:span text:style-name="Source_20_Text"><text:s text:c="20"/>incoming.emit(text)</text:span></text:p>
      <text:p text:style-name="P4"><text:span text:style-name="Source_20_Text"><text:s text:c="16"/>}</text:span></text:p>
      <text:p text:style-name="P4"><text:span text:style-name="Source_20_Text"><text:s text:c="12"/>}</text:span></text:p>
      <text:p text:style-name="P4"><text:span text:style-name="Source_20_Text"><text:s text:c="8"/>} catch (_: IOException) {</text:span></text:p>
      <text:p text:style-name="P4"><text:span text:style-name="Source_20_Text"><text:s text:c="12"/>isConnected.emit(false)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fun send(text: String) {</text:span></text:p>
      <text:p text:style-name="P4"><text:span text:style-name="Source_20_Text"><text:s text:c="8"/>try {</text:span></text:p>
      <text:p text:style-name="P4"><text:span text:style-name="Source_20_Text"><text:s text:c="12"/>socket?.outputStream?.write(text.toByteArray())</text:span></text:p>
      <text:p text:style-name="P4"><text:span text:style-name="Source_20_Text"><text:s text:c="12"/>socket?.outputStream?.flush()</text:span></text:p>
      <text:p text:style-name="P4"><text:span text:style-name="Source_20_Text"><text:s text:c="8"/>} catch (_: IOException) { /* ignore for demo */ }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fun disconnect() {</text:span></text:p>
      <text:p text:style-name="P4"><text:span text:style-name="Source_20_Text"><text:s text:c="8"/>try { socket?.close() } catch (_: Exception) {}</text:span></text:p>
      <text:p text:style-name="P4"><text:span text:style-name="Source_20_Text"><text:s text:c="8"/>socket = null</text:span></text:p>
      <text:p text:style-name="P4"><text:span text:style-name="Source_20_Text"><text:s text:c="8"/>isConnected.tryEmit(false)</text:span></text:p>
      <text:p text:style-name="P4"><text:span text:style-name="Source_20_Text"><text:s text:c="8"/>scope.coroutineContext.cancelChildren()</text:span></text:p>
      <text:p text:style-name="P4"><text:span text:style-name="Source_20_Text"><text:s text:c="4"/>}</text:span></text:p>
      <text:p text:style-name="P5"><text:span text:style-name="Source_20_Text">}</text:span></text:p>
      <text:h text:style-name="Heading_20_1" text:outline-level="1">3) Common “mystery” errors and quick fixes</text:h>
      <text:list text:style-name="L24">
        <text:list-item>
          <text:p text:style-name="P37"><text:span text:style-name="Strong_20_Emphasis">Unresolved reference: </text:span><text:span text:style-name="Strong_20_Emphasis"><text:span text:style-name="Source_20_Text">rememberLauncherForActivityResult</text:span></text:span> → you’re missing <text:span text:style-name="Source_20_Text">androidx.activity:activity-compose</text:span> (added above) or the import <text:span text:style-name="Source_20_Text">androidx.activity.compose.rememberLauncherForActivityResult</text:span>.</text:p>
        </text:list-item>
        <text:list-item>
          <text:p text:style-name="P37"><text:span text:style-name="Strong_20_Emphasis">Unresolved reference: </text:span><text:span text:style-name="Strong_20_Emphasis"><text:span text:style-name="Source_20_Text">isActive</text:span></text:span> → add <text:span text:style-name="Source_20_Text">import kotlinx.coroutines.isActive</text:span> (included above).</text:p>
        </text:list-item>
        <text:list-item>
          <text:p text:style-name="P37"><text:span text:style-name="Strong_20_Emphasis">“Call requires permission…” lint</text:span> → we now check &amp; request <text:span text:style-name="Source_20_Text">BLUETOOTH_CONNECT/SCAN</text:span> before <text:span text:style-name="Source_20_Text">connect()</text:span>.</text:p>
        </text:list-item>
        <text:list-item>
          <text:p text:style-name="P37"><text:span text:style-name="Strong_20_Emphasis">Compose mismatch errors</text:span> → ensure the BOM + compiler extension versions as shown.</text:p>
        </text:list-item>
      </text:list>
      <text:p text:style-name="Text_20_body">After pasting the Gradle file and MainActivity above:</text:p>
      <text:list text:style-name="L25">
        <text:list-item>
          <text:p text:style-name="P38"><text:soft-page-break/><text:span text:style-name="Strong_20_Emphasis">Sync Gradle</text:span></text:p>
        </text:list-item>
        <text:list-item>
          <text:p text:style-name="P38"><text:span text:style-name="Strong_20_Emphasis">Build → Clean Project</text:span>, then <text:span text:style-name="Strong_20_Emphasis">Rebuild</text:span></text:p>
        </text:list-item>
        <text:list-item>
          <text:p text:style-name="P38">Run on your phone (grant permissions)</text:p>
        </text:list-item>
      </text:list>
      <text:p text:style-name="Text_20_body">If anything still errors, paste the <text:span text:style-name="Emphasis">first</text:span> red error line (not the warnings) and I’ll zero in on it.</text:p>
      <text:h text:style-name="Heading_20_5" text:outline-level="5">You said:</text:h>
      <text:p text:style-name="Text_20_body">It's not letting me build-&gt; clean project. I need some sort of plug in?</text:p>
      <text:h text:style-name="Heading_20_6" text:outline-level="6">ChatGPT said:</text:h>
      <text:p text:style-name="Text_20_body">Perfect — you’re seeing this <text:span text:style-name="Strong_20_Emphasis">because Kotlin 2.0</text:span> introduced a new rule:<text:line-break/>when you use <text:span text:style-name="Strong_20_Emphasis">Jetpack Compose</text:span>, you must apply the <text:span text:style-name="Strong_20_Emphasis">Compose Compiler plugin</text:span> explicitly.</text:p>
      <text:p text:style-name="Text_20_body">Let’s fix that quickly 👇</text:p>
      <text:p text:style-name="Horizontal_20_Line"/>
      <text:h text:style-name="Heading_20_2" text:outline-level="2">✅ Step-by-Step Fix</text:h>
      <text:h text:style-name="Heading_20_3" text:outline-level="3">1️⃣ In your <text:span text:style-name="Strong_20_Emphasis">root</text:span> <text:span text:style-name="Source_20_Text">build.gradle.kts</text:span> (the one <text:span text:style-name="Emphasis">outside</text:span> the <text:span text:style-name="Source_20_Text">app</text:span> folder)</text:h>
      <text:p text:style-name="Text_20_body">add this at the top <text:span text:style-name="Strong_20_Emphasis">after</text:span> the <text:span text:style-name="Source_20_Text">plugins { ... }</text:span> block, or inside it if it exists.</text:p>
      <text:p text:style-name="P2"><text:span text:style-name="Source_20_Text">plugins {</text:span></text:p>
      <text:p text:style-name="P4"><text:span text:style-name="Source_20_Text"><text:s text:c="4"/>id("com.android.application") version "8.6.1" apply false</text:span></text:p>
      <text:p text:style-name="P4"><text:span text:style-name="Source_20_Text"><text:s text:c="4"/>id("org.jetbrains.kotlin.android") version "2.0.20" apply false</text:span></text:p>
      <text:p text:style-name="P4"><text:span text:style-name="Source_20_Text"><text:s text:c="4"/>id("org.jetbrains.kotlin.plugin.compose") version "2.0.20" apply false</text:span></text:p>
      <text:p text:style-name="P5"><text:span text:style-name="Source_20_Text">}</text:span></text:p>
      <text:p text:style-name="Quotations">⚠️ Adjust the versions to whatever Android Studio shows as current —<text:line-break/>they must all match your Kotlin plugin version (2.0.x).</text:p>
      <text:p text:style-name="Horizontal_20_Line"/>
      <text:h text:style-name="Heading_20_3" text:outline-level="3">2️⃣ In your <text:span text:style-name="Strong_20_Emphasis">module’s</text:span> (<text:span text:style-name="Source_20_Text">app/build.gradle.kts</text:span>) plugin section</text:h>
      <text:p text:style-name="Text_20_body">add the Compose Compiler plugin:</text:p>
      <text:p text:style-name="P2"><text:span text:style-name="Source_20_Text">plugins {</text:span></text:p>
      <text:p text:style-name="P4"><text:span text:style-name="Source_20_Text"><text:s text:c="4"/>id("com.android.application")</text:span></text:p>
      <text:p text:style-name="P4"><text:span text:style-name="Source_20_Text"><text:s text:c="4"/>id("org.jetbrains.kotlin.android")</text:span></text:p>
      <text:p text:style-name="P4"><text:span text:style-name="Source_20_Text"><text:s text:c="4"/>id("org.jetbrains.kotlin.plugin.compose") // 👈 add this line</text:span></text:p>
      <text:p text:style-name="P5"><text:span text:style-name="Source_20_Text">}</text:span></text:p>
      <text:p text:style-name="Horizontal_20_Line"/>
      <text:h text:style-name="Heading_20_3" text:outline-level="3">3️⃣ Sync Gradle again</text:h>
      <text:p text:style-name="Text_20_body">Click <text:span text:style-name="Strong_20_Emphasis">“Sync Now”</text:span> when prompted or run:</text:p>
      <text:p text:style-name="P3"><text:span text:style-name="Source_20_Text">File → Sync Project with Gradle Files</text:span></text:p>
      <text:p text:style-name="Text_20_body"><text:soft-page-break/>Then try <text:span text:style-name="Strong_20_Emphasis">Build → Clean Project</text:span> again — the error will disappear.</text:p>
      <text:p text:style-name="Horizontal_20_Line"/>
      <text:h text:style-name="Heading_20_3" text:outline-level="3">💡 Why this happens</text:h>
      <text:p text:style-name="Text_20_body">Starting from <text:span text:style-name="Strong_20_Emphasis">Kotlin 2.0</text:span>, Compose’s compiler extension is no longer bundled automatically.<text:line-break/>Google separated it into a dedicated Gradle plugin (<text:span text:style-name="Source_20_Text">org.jetbrains.kotlin.plugin.compose</text:span>) to allow finer version control.</text:p>
      <text:p text:style-name="Horizontal_20_Line"/>
      <text:p text:style-name="Text_20_body">Once you sync successfully, you’ll be able to rebuild and run the app again — no changes to your Kotlin code are needed.</text:p>
      <text:h text:style-name="Heading_20_5" text:outline-level="5">You said:</text:h>
      <text:p text:style-name="Text_20_body">Build file '/home/vizhins/Documents/UGA_classes/FALL_2025/Embedded 2/AI_Project/PARMCO_chat/build.gradle.kts' line: 2 Plugin with id 'com.android.application' was already requested at line 2 * Try: &gt; Run with --info or --debug option to get more log output. &gt; Run with --scan to get full insights. &gt; Get more help at https://help.gradle.org. * Exception is: org.gradle.plugin.management.internal.InvalidPluginRequestException: Plugin with id 'com.android.application' was already requested at line 2 at org.gradle.plugin.use.internal.PluginRequestCollector.listPluginRequests(PluginRequestCollector.java:87) at org.gradle.plugin.use.internal.PluginRequestCollector.getPluginRequests(PluginRequestCollector.java:68) at Program.execute(Unknown Source) at org.gradle.kotlin.dsl.execution.Interpreter$ProgramHost.eval(Interpreter.kt:516) at org.gradle.kotlin.dsl.execution.Interpreter.eval(Interpreter.kt:214) at org.gradle.kotlin.dsl.provider.StandardKotlinScriptEvaluator.evaluate(KotlinScriptEvaluator.kt:133) at org.gradle.kotlin.dsl.provider.KotlinScriptPluginFactory$create$1.invoke(KotlinScriptPluginFactory.kt:61) at org.gradle.kotlin.dsl.provider.KotlinScriptPluginFactory$create$1.invoke(KotlinScriptPluginFactory.kt:52) at org.gradle.kotlin.dsl.provider.KotlinScriptPlugin.apply(KotlinScriptPlugin.kt:35) at org.gradle.configuration.BuildOperationScriptPlugin$1.run(BuildOperationScriptPlugin.java:68) at org.gradle.internal.operations.DefaultBuildOperationRunner$1.execute(DefaultBuildOperationRunner.java:30) at org.gradle.internal.operations.DefaultBuildOperationRunner$1.execute(DefaultBuildOperationRunner.java:27) at org.gradle.internal.operations.DefaultBuildOperationRunner$2.execute(DefaultBuildOperationRunner.java:67) at org.gradle.internal.operations.DefaultBuildOperationRunner$2.execute(DefaultBuildOperationRunner.java:60) at org.gradle.internal.operations.DefaultBuildOperationRunner.execute(DefaultBuildOperationRunner.java:167) at org.gradle.internal.operations.DefaultBuildOperationRunner.execute(DefaultBuildOperationRunner.jav<text:soft-page-break/>a:60) at org.gradle.internal.operations.DefaultBuildOperationRunner.run(DefaultBuildOperationRunner.java:48) at org.gradle.configuration.BuildOperationScriptPlugin.lambda$apply$0(BuildOperationScriptPlugin.java:65) at org.gradle.internal.code.DefaultUserCodeApplicationContext.apply(DefaultUserCodeApplicationContext.java:44) at org.gradle.configuration.BuildOperationScriptPlugin.apply(BuildOperationScriptPlugin.java:65) at org.gradle.api.internal.project.DefaultProjectStateRegistry$ProjectStateImpl.lambda$applyToMutableState$1(DefaultProjectStateRegistry.java:435) at org.gradle.api.internal.project.DefaultProjectStateRegistry$ProjectStateImpl.fromMutableState(DefaultProjectStateRegistry.java:453) at org.gradle.api.internal.project.DefaultProjectStateRegistry$ProjectStateImpl.applyToMutableState(DefaultProjectStateRegistry.java:434) at org.gradle.configuration.project.BuildScriptProcessor.execute(BuildScriptProcessor.java:46) at org.gradle.configuration.project.BuildScriptProcessor.execute(BuildScriptProcessor.java:27) at org.gradle.configuration.project.ConfigureActionsProjectEvaluator.evaluate(ConfigureActionsProjectEvaluator.java:35) at org.gradle.configuration.project.LifecycleProjectEvaluator$EvaluateProject.lambda$run$0(LifecycleProjectEvaluator.java:109) at org.gradle.api.internal.project.DefaultProjectStateRegistry$ProjectStateImpl.lambda$applyToMutableState$1(DefaultProjectStateRegistry.java:435) at org.gradle.api.internal.project.DefaultProjectStateRegistry$ProjectStateImpl.lambda$fromMutableState$2(DefaultProjectStateRegistry.java:458) at org.gradle.internal.work.DefaultWorkerLeaseService.withReplacedLocks(DefaultWorkerLeaseService.java:359) at org.gradle.api.internal.project.DefaultProjectStateRegistry$ProjectStateImpl.fromMutableState(DefaultProjectStateRegistry.java:458) at org.gradle.api.internal.project.DefaultProjectStateRegistry$ProjectStateImpl.applyToMutableState(DefaultProjectStateRegistry.java:434) at org.gradle.configuration.project.LifecycleProjectEvaluator$EvaluateProject.run(LifecycleProjectEvaluator.java:100) at org.gradle.internal.operations.DefaultBuildOperationRunner$1.execute(DefaultBuildOperationRunner.java:30) at org.gradle.internal.operations.DefaultBuildOperationRunner$1.execute(DefaultBuildOperationRunner.java:27) at org.gradle.internal.operations.DefaultBuildOperationRunner$2.execute(DefaultBuildOperationRunner.java:67) at org.gradle.internal.operations.DefaultBuildOperationRunner$2.execute(DefaultBuildOperationRunner.java:60) at org.gradle.internal.operations.DefaultBuildOperationRunner.execute(DefaultBuildOperationRunner.java:167) at <text:soft-page-break/>org.gradle.internal.operations.DefaultBuildOperationRunner.execute(DefaultBuildOperationRunner.java:60) at org.gradle.internal.operations.DefaultBuildOperationRunner.run(DefaultBuildOperationRunner.java:48) at org.gradle.configuration.project.LifecycleProjectEvaluator.evaluate(LifecycleProjectEvaluator.java:72) at org.gradle.api.internal.project.DefaultProject.evaluateUnchecked(DefaultProject.java:828) at org.gradle.api.internal.project.ProjectLifecycleController.lambda$ensureSelfConfigured$2(ProjectLifecycleController.java:89) at org.gradle.internal.model.StateTransitionController.lambda$doTransition$14(StateTransitionController.java:255) at org.gradle.internal.model.StateTransitionController.doTransition(StateTransitionController.java:266) at org.gradle.internal.model.StateTransitionController.doTransition(StateTransitionController.java:254) at org.gradle.internal.model.StateTransitionController.lambda$maybeTransitionIfNotCurrentlyTransitioning$10(StateTransitionController.java:199) at org.gradle.internal.work.DefaultSynchronizer.withLock(DefaultSynchronizer.java:36) at org.gradle.internal.model.StateTransitionController.maybeTransitionIfNotCurrentlyTransitioning(StateTransitionController.java:195) at org.gradle.api.internal.project.ProjectLifecycleController.ensureSelfConfigured(ProjectLifecycleController.java:89) at org.gradle.api.internal.project.DefaultProjectStateRegistry$ProjectStateImpl.ensureConfigured(DefaultProjectStateRegistry.java:400) at org.gradle.execution.TaskPathProjectEvaluator.configure(TaskPathProjectEvaluator.java:70) at org.gradle.execution.TaskPathProjectEvaluator.configureHierarchy(TaskPathProjectEvaluator.java:84) at org.gradle.configuration.DefaultProjectsPreparer.prepareProjects(DefaultProjectsPreparer.java:50) at org.gradle.configuration.BuildTreePreparingProjectsPreparer.prepareProjects(BuildTreePreparingProjectsPreparer.java:65) at org.gradle.configuration.BuildOperationFiringProjectsPreparer$ConfigureBuild.run(BuildOperationFiringProjectsPreparer.java:52) at org.gradle.internal.operations.DefaultBuildOperationRunner$1.execute(DefaultBuildOperationRunner.java:30) at org.gradle.internal.operations.DefaultBuildOperationRunner$1.execute(DefaultBuildOperationRunner.java:27) at org.gradle.internal.operations.DefaultBuildOperationRunner$2.execute(DefaultBuildOperationRunner.java:67) at org.gradle.internal.operations.DefaultBuildOperationRunner$2.execute(DefaultBuildOperationRunner.java:60) at org.gradle.internal.operations.DefaultBuildOperationRunner.execute(DefaultBuildOperationRunner.java:167) at org.gradle.internal.operations.DefaultBuildOperationRunner.execute(DefaultBuildOperationRunner.java:60) at org.gradle.internal.operations.DefaultBuildOperationRunner.run(DefaultBuildOperationRunner.java:48) at <text:soft-page-break/>org.gradle.configuration.BuildOperationFiringProjectsPreparer.prepareProjects(BuildOperationFiringProjectsPreparer.java:40) at org.gradle.initialization.VintageBuildModelController.lambda$prepareProjects$2(VintageBuildModelController.java:84) at org.gradle.internal.model.StateTransitionController.lambda$doTransition$14(StateTransitionController.java:255) at org.gradle.internal.model.StateTransitionController.doTransition(StateTransitionController.java:266) at org.gradle.internal.model.StateTransitionController.doTransition(StateTransitionController.java:254) at org.gradle.internal.model.StateTransitionController.lambda$transitionIfNotPreviously$11(StateTransitionController.java:213) at org.gradle.internal.work.DefaultSynchronizer.withLock(DefaultSynchronizer.java:36) at org.gradle.internal.model.StateTransitionController.transitionIfNotPreviously(StateTransitionController.java:209) at org.gradle.initialization.VintageBuildModelController.prepareProjects(VintageBuildModelController.java:84) at org.gradle.initialization.VintageBuildModelController.getConfiguredModel(VintageBuildModelController.java:64) at org.gradle.internal.build.DefaultBuildLifecycleController.lambda$withProjectsConfigured$1(DefaultBuildLifecycleController.java:133) at org.gradle.internal.model.StateTransitionController.lambda$notInState$3(StateTransitionController.java:132) at org.gradle.internal.work.DefaultSynchronizer.withLock(DefaultSynchronizer.java:46) at org.gradle.internal.model.StateTransitionController.notInState(StateTransitionController.java:128) at org.gradle.internal.build.DefaultBuildLifecycleController.withProjectsConfigured(DefaultBuildLifecycleController.java:133) at org.gradle.internal.build.DefaultBuildToolingModelController.locateBuilderForTarget(DefaultBuildToolingModelController.java:58) at org.gradle.internal.buildtree.DefaultBuildTreeModelCreator$DefaultBuildTreeModelController.lambda$locateBuilderForBuildTarget$0(DefaultBuildTreeModelCreator.java:136) at org.gradle.internal.build.DefaultBuildLifecycleController.withToolingModels(DefaultBuildLifecycleController.java:327) at org.gradle.internal.build.AbstractBuildState.withToolingModels(AbstractBuildState.java:160) at org.gradle.internal.buildtree.DefaultBuildTreeModelCreator$DefaultBuildTreeModelController.locateBuilderForBuildTarget(DefaultBuildTreeModelCreator.java:136) at org.gradle.internal.buildtree.DefaultBuildTreeModelCreator$DefaultBuildTreeModelController.locateBuilderForDefaultTarget(DefaultBuildTreeModelCreator.java:121) at org.gradle.internal.buildtree.DefaultBuildTreeModelCreator$DefaultBuildTreeModelController.locateBuilderForTarget(DefaultBuildTreeModelCreator.java:110) at org.gradle.internal.buildtree.DefaultBuildTreeModelCreator$DefaultBuildTreeModelController.access$200(DefaultBuildTreeModelCreator.java:70) at org.gradle.internal.buildtree.DefaultBuildTreeModelCreator$DefaultBuildTreeModelController$1.call(DefaultBuildTreeModelCreator.java:85) at org.gradle.internal.operations.DefaultBuildOperationRunner$CallableBuildOperationWorker.execute(D<text:soft-page-break/>efaultBuildOperationRunner.java:210) at org.gradle.internal.operations.DefaultBuildOperationRunner$CallableBuildOperationWorker.execute(DefaultBuildOperationRunner.java:205) at org.gradle.internal.operations.DefaultBuildOperationRunner$2.execute(DefaultBuildOperationRunner.java:67) at org.gradle.internal.operations.DefaultBuildOperationRunner$2.execute(DefaultBuildOperationRunner.java:60) at org.gradle.internal.operations.DefaultBuildOperationRunner.execute(DefaultBuildOperationRunner.java:167) at org.gradle.internal.operations.DefaultBuildOperationRunner.execute(DefaultBuildOperationRunner.java:60) at org.gradle.internal.operations.DefaultBuildOperationRunner.call(DefaultBuildOperationRunner.java:54) at org.gradle.internal.buildtree.DefaultBuildTreeModelCreator$DefaultBuildTreeModelController.getModel(DefaultBuildTreeModelCreator.java:81) at org.gradle.tooling.internal.provider.runner.DefaultBuildController.getModel(DefaultBuildController.java:104) at org.gradle.tooling.internal.consumer.connection.ParameterAwareBuildControllerAdapter.getModel(ParameterAwareBuildControllerAdapter.java:40) at org.gradle.tooling.internal.consumer.connection.UnparameterizedBuildController.getModel(UnparameterizedBuildController.java:116) at org.gradle.tooling.internal.consumer.connection.NestedActionAwareBuildControllerAdapter.getModel(NestedActionAwareBuildControllerAdapter.java:32) at org.gradle.tooling.internal.consumer.connection.UnparameterizedBuildController.getModel(UnparameterizedBuildController.java:79) at org.gradle.tooling.internal.consumer.connection.NestedActionAwareBuildControllerAdapter.getModel(NestedActionAwareBuildControllerAdapter.java:32) at org.gradle.tooling.internal.consumer.connection.UnparameterizedBuildController.getModel(UnparameterizedBuildController.java:64) at org.gradle.tooling.internal.consumer.connection.NestedActionAwareBuildControllerAdapter.getModel(NestedActionAwareBuildControllerAdapter.java:32) at com.intellij.gradle.toolingExtension.impl.modelAction.GradleModelFetchAction.lambda$initAction$8(GradleModelFetchAction.java:158) at com.intellij.gradle.toolingExtension.impl.telemetry.GradleOpenTelemetry.callWithSpan(GradleOpenTelemetry.java:55) at com.intellij.gradle.toolingExtension.impl.telemetry.GradleOpenTelemetry.callWithSpan(GradleOpenTelemetry.java:31) at com.intellij.gradle.toolingExtension.impl.modelAction.GradleModelFetchAction.initAction(GradleModelFetchAction.java:157) at com.intellij.gradle.toolingExtension.impl.modelAction.GradleModelFetchAction.lambda$doExecute$4(GradleModelFetchAction.java:109) at com.intellij.gradle.toolingExtension.impl.telemetry.GradleOpenTelemetry.callWithSpan(GradleOpenTe<text:soft-page-break/>lemetry.java:55) at com.intellij.gradle.toolingExtension.impl.telemetry.GradleOpenTelemetry.callWithSpan(GradleOpenTelemetry.java:31) at com.intellij.gradle.toolingExtension.impl.modelAction.GradleModelFetchAction.doExecute(GradleModelFetchAction.java:108) at com.intellij.gradle.toolingExtension.impl.modelAction.GradleModelFetchAction.lambda$execute$1(GradleModelFetchAction.java:94) at com.intellij.gradle.toolingExtension.impl.telemetry.GradleOpenTelemetry.callWithSpan(GradleOpenTelemetry.java:55) at com.intellij.gradle.toolingExtension.impl.telemetry.GradleOpenTelemetry.callWithSpan(GradleOpenTelemetry.java:31) at com.intellij.gradle.toolingExtension.impl.modelAction.GradleModelFetchAction.lambda$execute$2(GradleModelFetchAction.java:93) at com.intellij.gradle.toolingExtension.impl.modelAction.GradleModelFetchAction.withOpenTelemetry(GradleModelFetchAction.java:291) at com.intellij.gradle.toolingExtension.impl.modelAction.GradleModelFetchAction.lambda$execute$3(GradleModelFetchAction.java:92) at com.intellij.gradle.toolingExtension.impl.util.GradleExecutorServiceUtil.withSingleThreadExecutor(GradleExecutorServiceUtil.java:18) at com.intellij.gradle.toolingExtension.impl.modelAction.GradleModelFetchAction.execute(GradleModelFetchAction.java:91) at com.intellij.gradle.toolingExtension.impl.modelAction.GradleModelFetchAction.execute(GradleModelFetchAction.java:34) at org.gradle.tooling.internal.consumer.connection.InternalBuildActionAdapter.execute(InternalBuildActionAdapter.java:65) at org.gradle.tooling.internal.provider.runner.AbstractClientProvidedBuildActionRunner$ActionAdapter.executeAction(AbstractClientProvidedBuildActionRunner.java:109) at org.gradle.tooling.internal.provider.runner.AbstractClientProvidedBuildActionRunner$ActionAdapter.runAction(AbstractClientProvidedBuildActionRunner.java:97) at org.gradle.tooling.internal.provider.runner.AbstractClientProvidedBuildActionRunner$ActionAdapter.beforeTasks(AbstractClientProvidedBuildActionRunner.java:81) at org.gradle.internal.buildtree.DefaultBuildTreeModelCreator.beforeTasks(DefaultBuildTreeModelCreator.java:62) at org.gradle.internal.buildtree.DefaultBuildTreeLifecycleController.lambda$fromBuildModel$2(DefaultBuildTreeLifecycleController.java:83) at org.gradle.internal.buildtree.DefaultBuildTreeLifecycleController.lambda$runBuild$4(DefaultBuildTreeLifecycleController.java:120) at org.gradle.internal.model.StateTransitionController.lambda$transition$6(StateTransitionController.java:169) at org.gradle.internal.model.StateTransitionController.doTransition(StateTransitionController.java:266) at org.gradle.internal.model.StateTransitionController.lambda$transition$7(StateTransitionController.java:169) at org.gradle.internal.work.DefaultSynchronizer.withLock(DefaultSynchronizer.java:46) at <text:soft-page-break/>org.gradle.internal.model.StateTransitionController.transition(StateTransitionController.java:169) at org.gradle.internal.buildtree.DefaultBuildTreeLifecycleController.runBuild(DefaultBuildTreeLifecycleController.java:117) at org.gradle.internal.buildtree.DefaultBuildTreeLifecycleController.fromBuildModel(DefaultBuildTreeLifecycleController.java:82) at org.gradle.tooling.internal.provider.runner.AbstractClientProvidedBuildActionRunner.runClientAction(AbstractClientProvidedBuildActionRunner.java:43) at org.gradle.tooling.internal.provider.runner.ClientProvidedPhasedActionRunner.run(ClientProvidedPhasedActionRunner.java:59) at org.gradle.launcher.exec.ChainingBuildActionRunner.run(ChainingBuildActionRunner.java:35) at org.gradle.internal.buildtree.ProblemReportingBuildActionRunner.run(ProblemReportingBuildActionRunner.java:49) at org.gradle.launcher.exec.BuildOutcomeReportingBuildActionRunner.run(BuildOutcomeReportingBuildActionRunner.java:71) at org.gradle.tooling.internal.provider.FileSystemWatchingBuildActionRunner.run(FileSystemWatchingBuildActionRunner.java:135) at org.gradle.launcher.exec.BuildCompletionNotifyingBuildActionRunner.run(BuildCompletionNotifyingBuildActionRunner.java:41) at org.gradle.launcher.exec.RootBuildLifecycleBuildActionExecutor.lambda$execute$0(RootBuildLifecycleBuildActionExecutor.java:54) at org.gradle.composite.internal.DefaultRootBuildState.run(DefaultRootBuildState.java:130) at org.gradle.launcher.exec.RootBuildLifecycleBuildActionExecutor.execute(RootBuildLifecycleBuildActionExecutor.java:54) at org.gradle.internal.buildtree.InitDeprecationLoggingActionExecutor.execute(InitDeprecationLoggingActionExecutor.java:62) at org.gradle.internal.buildtree.InitProblems.execute(InitProblems.java:36) at org.gradle.internal.buildtree.DefaultBuildTreeContext.execute(DefaultBuildTreeContext.java:40) at org.gradle.launcher.exec.BuildTreeLifecycleBuildActionExecutor.lambda$execute$0(BuildTreeLifecycleBuildActionExecutor.java:71) at org.gradle.internal.buildtree.BuildTreeState.run(BuildTreeState.java:60) at org.gradle.launcher.exec.BuildTreeLifecycleBuildActionExecutor.execute(BuildTreeLifecycleBuildActionExecutor.java:71) at org.gradle.launcher.exec.RunAsBuildOperationBuildActionExecutor$2.call(RunAsBuildOperationBuildActionExecutor.java:67) at org.gradle.launcher.exec.RunAsBuildOperationBuildActionExecutor$2.call(RunAsBuildOperationBuildActionExecutor.java:63) at org.gradle.internal.operations.DefaultBuildOperationRunner$CallableBuildOperationWorker.execute(DefaultBuildOperationRunner.java:210) at org.gradle.internal.operations.DefaultBuildOperationRunner$CallableBuildOperationWorker.execute(DefaultBuildOperationRunner.java:205) at org.gradle.internal.operations.DefaultBuildOperationRunner$2.execute(DefaultBuildOperationRunner.java:67) at org.gradle.internal.operations.DefaultBuildOperationRunner$2.execute(DefaultBuildOperationRunner.j<text:soft-page-break/>ava:60) at org.gradle.internal.operations.DefaultBuildOperationRunner.execute(DefaultBuildOperationRunner.java:167) at org.gradle.internal.operations.DefaultBuildOperationRunner.execute(DefaultBuildOperationRunner.java:60) at org.gradle.internal.operations.DefaultBuildOperationRunner.call(DefaultBuildOperationRunner.java:54) at org.gradle.launcher.exec.RunAsBuildOperationBuildActionExecutor.execute(RunAsBuildOperationBuildActionExecutor.java:63) at org.gradle.launcher.exec.RunAsWorkerThreadBuildActionExecutor.lambda$execute$0(RunAsWorkerThreadBuildActionExecutor.java:36) at org.gradle.internal.work.DefaultWorkerLeaseService.withLocks(DefaultWorkerLeaseService.java:263) at org.gradle.internal.work.DefaultWorkerLeaseService.runAsWorkerThread(DefaultWorkerLeaseService.java:127) at org.gradle.launcher.exec.RunAsWorkerThreadBuildActionExecutor.execute(RunAsWorkerThreadBuildActionExecutor.java:36) at org.gradle.tooling.internal.provider.continuous.ContinuousBuildActionExecutor.execute(ContinuousBuildActionExecutor.java:110) at org.gradle.tooling.internal.provider.SubscribableBuildActionExecutor.execute(SubscribableBuildActionExecutor.java:64) at org.gradle.internal.session.DefaultBuildSessionContext.execute(DefaultBuildSessionContext.java:46) at org.gradle.internal.buildprocess.execution.BuildSessionLifecycleBuildActionExecutor$ActionImpl.apply(BuildSessionLifecycleBuildActionExecutor.java:92) at org.gradle.internal.buildprocess.execution.BuildSessionLifecycleBuildActionExecutor$ActionImpl.apply(BuildSessionLifecycleBuildActionExecutor.java:80) at org.gradle.internal.session.BuildSessionState.run(BuildSessionState.java:73) at org.gradle.internal.buildprocess.execution.BuildSessionLifecycleBuildActionExecutor.execute(BuildSessionLifecycleBuildActionExecutor.java:62) at org.gradle.internal.buildprocess.execution.BuildSessionLifecycleBuildActionExecutor.execute(BuildSessionLifecycleBuildActionExecutor.java:41) at org.gradle.internal.buildprocess.execution.StartParamsValidatingActionExecutor.execute(StartParamsValidatingActionExecutor.java:64) at org.gradle.internal.buildprocess.execution.StartParamsValidatingActionExecutor.execute(StartParamsValidatingActionExecutor.java:32) at org.gradle.internal.buildprocess.execution.SessionFailureReportingActionExecutor.execute(SessionFailureReportingActionExecutor.java:51) at org.gradle.internal.buildprocess.execution.SessionFailureReportingActionExecutor.execute(SessionFailureReportingActionExecutor.java:39) at org.gradle.internal.buildprocess.execution.SetupLoggingActionExecutor.execute(SetupLoggingActionExecutor.java:47) at <text:soft-page-break/>org.gradle.internal.buildprocess.execution.SetupLoggingActionExecutor.execute(SetupLoggingActionExecutor.java:31) at org.gradle.launcher.daemon.server.exec.ExecuteBuild.doBuild(ExecuteBuild.java:70) at org.gradle.launcher.daemon.server.exec.BuildCommandOnly.execute(BuildCommandOnly.java:37) at org.gradle.launcher.daemon.server.api.DaemonCommandExecution.proceed(DaemonCommandExecution.java:104) at org.gradle.launcher.daemon.server.exec.WatchForDisconnection.execute(WatchForDisconnection.java:39) at org.gradle.launcher.daemon.server.api.DaemonCommandExecution.proceed(DaemonCommandExecution.java:104) at org.gradle.launcher.daemon.server.exec.ResetDeprecationLogger.execute(ResetDeprecationLogger.java:29) at org.gradle.launcher.daemon.server.api.DaemonCommandExecution.proceed(DaemonCommandExecution.java:104) at org.gradle.launcher.daemon.server.exec.RequestStopIfSingleUsedDaemon.execute(RequestStopIfSingleUsedDaemon.java:35) at org.gradle.launcher.daemon.server.api.DaemonCommandExecution.proceed(DaemonCommandExecution.java:104) at org.gradle.launcher.daemon.server.exec.ForwardClientInput.lambda$execute$0(ForwardClientInput.java:40) at org.gradle.internal.daemon.clientinput.ClientInputForwarder.forwardInput(ClientInputForwarder.java:80) at org.gradle.launcher.daemon.server.exec.ForwardClientInput.execute(ForwardClientInput.java:37) at org.gradle.launcher.daemon.server.api.DaemonCommandExecution.proceed(DaemonCommandExecution.java:104) at org.gradle.launcher.daemon.server.exec.LogAndCheckHealth.execute(LogAndCheckHealth.java:64) at org.gradle.launcher.daemon.server.api.DaemonCommandExecution.proceed(DaemonCommandExecution.java:104) at org.gradle.launcher.daemon.server.exec.LogToClient.doBuild(LogToClient.java:63) at org.gradle.launcher.daemon.server.exec.BuildCommandOnly.execute(BuildCommandOnly.java:37) at org.gradle.launcher.daemon.server.api.DaemonCommandExecution.proceed(DaemonCommandExecution.java:104) at org.gradle.launcher.daemon.server.exec.EstablishBuildEnvironment.doBuild(EstablishBuildEnvironment.java:84) at org.gradle.launcher.daemon.server.exec.BuildCommandOnly.execute(BuildCommandOnly.java:37) at org.gradle.launcher.daemon.server.api.DaemonCommandExecution.proceed(DaemonCommandExecution.java:104) at org.gradle.launcher.daemon.server.exec.StartBuildOrRespondWithBusy$1.run(StartBuildOrRespondWithBusy.java:52) at org.gradle.launcher.daemon.server.DaemonStateCoordinator.lambda$runCommand$0(DaemonStateCoordinator.java:321) at org.gradle.internal.concurrent.ExecutorPolicy$CatchAndRecordFailures.onExecute(ExecutorPolicy.jav<text:soft-page-break/>a:64) at org.gradle.internal.concurrent.AbstractManagedExecutor$1.run(AbstractManagedExecutor.java:48) </text:p>
      <text:h text:style-name="Heading_20_6" text:outline-level="6">ChatGPT said:</text:h>
      <text:p text:style-name="P20">Got it—the error says your <text:span text:style-name="Strong_20_Emphasis">root</text:span> <text:span text:style-name="Source_20_Text">build.gradle.kts</text:span> declares the same plugin <text:span text:style-name="Strong_20_Emphasis">twice</text:span>. Let’s fix your Gradle setup cleanly.</text:p>
      <text:p text:style-name="Text_20_body">Below are the two files you should have. Copy–paste them exactly.</text:p>
      <text:p text:style-name="Horizontal_20_Line"/>
      <text:h text:style-name="Heading_20_1" text:outline-level="1">1) Root <text:span text:style-name="Source_20_Text">build.gradle.kts</text:span> (project-level, <text:span text:style-name="Emphasis">outside</text:span> <text:span text:style-name="Source_20_Text">app/</text:span>)</text:h>
      <text:p text:style-name="Quotations">Only one <text:span text:style-name="Source_20_Text">plugins {}</text:span> block, and each plugin listed <text:span text:style-name="Strong_20_Emphasis">once</text:span> with <text:span text:style-name="Source_20_Text">apply false</text:span>.</text:p>
      <text:p text:style-name="P2"><text:span text:style-name="Source_20_Text">// Root build.gradle.kts (PROJECT level)</text:span></text:p>
      <text:p text:style-name="P4"/>
      <text:p text:style-name="P4"><text:span text:style-name="Source_20_Text">plugins {</text:span></text:p>
      <text:p text:style-name="P4"><text:span text:style-name="Source_20_Text"><text:s text:c="4"/>id("com.android.application") version "8.6.1" apply false</text:span></text:p>
      <text:p text:style-name="P4"><text:span text:style-name="Source_20_Text"><text:s text:c="4"/>id("org.jetbrains.kotlin.android") version "2.0.20" apply false</text:span></text:p>
      <text:p text:style-name="P4"><text:span text:style-name="Source_20_Text"><text:s text:c="4"/>id("org.jetbrains.kotlin.plugin.compose") version "2.0.20" apply false</text:span></text:p>
      <text:p text:style-name="P5"><text:span text:style-name="Source_20_Text">}</text:span></text:p>
      <text:p text:style-name="Text_20_body">⚠️ If you have another <text:span text:style-name="Source_20_Text">plugins {}</text:span> block in this same file, delete it.<text:line-break/>Do <text:span text:style-name="Strong_20_Emphasis">not</text:span> put <text:span text:style-name="Source_20_Text">com.android.application</text:span> anywhere else in this file.</text:p>
      <text:p text:style-name="Horizontal_20_Line"/>
      <text:h text:style-name="Heading_20_1" text:outline-level="1">2) Module <text:span text:style-name="Source_20_Text">app/build.gradle.kts</text:span> (module-level)</text:h>
      <text:p text:style-name="Quotations">Apply the Compose compiler plugin here (no version—root provides it).</text:p>
      <text:p text:style-name="P2"><text:span text:style-name="Source_20_Text">// Module build.gradle.kts (APP level)</text:span></text:p>
      <text:p text:style-name="P4"/>
      <text:p text:style-name="P4"><text:span text:style-name="Source_20_Text">plugins {</text:span></text:p>
      <text:p text:style-name="P4"><text:span text:style-name="Source_20_Text"><text:s text:c="4"/>id("com.android.application")</text:span></text:p>
      <text:p text:style-name="P4"><text:span text:style-name="Source_20_Text"><text:s text:c="4"/>id("org.jetbrains.kotlin.android")</text:span></text:p>
      <text:p text:style-name="P4"><text:span text:style-name="Source_20_Text"><text:s text:c="4"/>id("org.jetbrains.kotlin.plugin.compose") // required with Kotlin 2.x</text:span></text:p>
      <text:p text:style-name="P4"><text:span text:style-name="Source_20_Text">}</text:span></text:p>
      <text:p text:style-name="P4"/>
      <text:p text:style-name="P4"><text:span text:style-name="Source_20_Text">android {</text:span></text:p>
      <text:p text:style-name="P4"><text:span text:style-name="Source_20_Text"><text:s text:c="4"/>namespace = "com.example.parmco_chat"</text:span></text:p>
      <text:p text:style-name="P4"><text:span text:style-name="Source_20_Text"><text:s text:c="4"/>compileSdk = 34</text:span></text:p>
      <text:p text:style-name="P4"/>
      <text:p text:style-name="P4"><text:span text:style-name="Source_20_Text"><text:s text:c="4"/>defaultConfig {</text:span></text:p>
      <text:p text:style-name="P4"><text:span text:style-name="Source_20_Text"><text:s text:c="8"/>applicationId = "com.example.parmco_chat"</text:span></text:p>
      <text:p text:style-name="P4"><text:span text:style-name="Source_20_Text"><text:s text:c="8"/>minSdk = 24</text:span></text:p>
      <text:p text:style-name="P4"><text:soft-page-break/><text:span text:style-name="Source_20_Text"><text:s text:c="8"/>targetSdk = 34</text:span></text:p>
      <text:p text:style-name="P4"><text:span text:style-name="Source_20_Text"><text:s text:c="8"/>versionCode = 1</text:span></text:p>
      <text:p text:style-name="P4"><text:span text:style-name="Source_20_Text"><text:s text:c="8"/>versionName = "1.0"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buildTypes {</text:span></text:p>
      <text:p text:style-name="P4"><text:span text:style-name="Source_20_Text"><text:s text:c="8"/>release {</text:span></text:p>
      <text:p text:style-name="P4"><text:span text:style-name="Source_20_Text"><text:s text:c="12"/>isMinifyEnabled = false</text:span></text:p>
      <text:p text:style-name="P4"><text:span text:style-name="Source_20_Text"><text:s text:c="12"/>proguardFiles(</text:span></text:p>
      <text:p text:style-name="P4"><text:span text:style-name="Source_20_Text"><text:s text:c="16"/>getDefaultProguardFile("proguard-android-optimize.txt"),</text:span></text:p>
      <text:p text:style-name="P4"><text:span text:style-name="Source_20_Text"><text:s text:c="16"/>"proguard-rules.pro"</text:span></text:p>
      <text:p text:style-name="P4"><text:span text:style-name="Source_20_Text"><text:s text:c="12"/>)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// Jetpack Compose</text:span></text:p>
      <text:p text:style-name="P4"><text:span text:style-name="Source_20_Text"><text:s text:c="4"/>buildFeatures { compose = true }</text:span></text:p>
      <text:p text:style-name="P4"><text:span text:style-name="Source_20_Text"><text:s text:c="4"/>composeOptions {</text:span></text:p>
      <text:p text:style-name="P4"><text:span text:style-name="Source_20_Text"><text:s text:c="8"/>kotlinCompilerExtensionVersion = "1.5.14"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kotlinOptions { jvmTarget = "17" }</text:span></text:p>
      <text:p text:style-name="P4"><text:span text:style-name="Source_20_Text">}</text:span></text:p>
      <text:p text:style-name="P4"/>
      <text:p text:style-name="P4"><text:span text:style-name="Source_20_Text">dependencies {</text:span></text:p>
      <text:p text:style-name="P4"><text:span text:style-name="Source_20_Text"><text:s text:c="4"/>// Compose BOM keeps UI libs in sync</text:span></text:p>
      <text:p text:style-name="P4"><text:span text:style-name="Source_20_Text"><text:s text:c="4"/>implementation(platform("androidx.compose:compose-bom:2024.10.00"))</text:span></text:p>
      <text:p text:style-name="P4"/>
      <text:p text:style-name="P4"><text:span text:style-name="Source_20_Text"><text:s text:c="4"/>implementation("androidx.activity:activity-compose:1.9.3")</text:span></text:p>
      <text:p text:style-name="P4"><text:span text:style-name="Source_20_Text"><text:s text:c="4"/>implementation("androidx.compose.ui:ui")</text:span></text:p>
      <text:p text:style-name="P4"><text:span text:style-name="Source_20_Text"><text:s text:c="4"/>implementation("androidx.compose.material3:material3")</text:span></text:p>
      <text:p text:style-name="P4"><text:span text:style-name="Source_20_Text"><text:s text:c="4"/>implementation("androidx.compose.ui:ui-tooling-preview")</text:span></text:p>
      <text:p text:style-name="P4"><text:span text:style-name="Source_20_Text"><text:s text:c="4"/>debugImplementation("androidx.compose.ui:ui-tooling")</text:span></text:p>
      <text:p text:style-name="P4"/>
      <text:p text:style-name="P4"><text:span text:style-name="Source_20_Text"><text:s text:c="4"/>implementation("androidx.lifecycle:lifecycle-runtime-ktx:2.8.6")</text:span></text:p>
      <text:p text:style-name="P4"/>
      <text:p text:style-name="P4"><text:span text:style-name="Source_20_Text"><text:s text:c="4"/>// Coroutines for Bluetooth I/O</text:span></text:p>
      <text:p text:style-name="P4"><text:span text:style-name="Source_20_Text"><text:s text:c="4"/>implementation("org.jetbrains.kotlinx:kotlinx-coroutines-android:1.9.0")</text:span></text:p>
      <text:p text:style-name="P5"><text:span text:style-name="Source_20_Text">}</text:span></text:p>
      <text:p text:style-name="Horizontal_20_Line"/>
      <text:h text:style-name="Heading_20_2" text:outline-level="2">Then:</text:h>
      <text:list text:style-name="L26">
        <text:list-item>
          <text:p text:style-name="P39"><text:span text:style-name="Strong_20_Emphasis">File → Sync Project with Gradle Files</text:span></text:p>
        </text:list-item>
        <text:list-item>
          <text:p text:style-name="P39"><text:span text:style-name="Strong_20_Emphasis">Build → Clean Project</text:span>, then <text:span text:style-name="Strong_20_Emphasis">Rebuild</text:span></text:p>
        </text:list-item>
      </text:list>
      <text:p text:style-name="Text_20_body">If you still see a “plugin already requested” error, it means the root file still has a duplicate declaration somewhere (possibly pasted twice or in another block). Remove the duplicate so each plugin appears <text:span text:style-name="Strong_20_Emphasis">once</text:span> in the root.</text:p>
      <text:p text:style-name="Text_20_body">After this, your Compose + Kotlin 2.x setup will build fine, and you can continue with the Bluetooth work.</text:p>
      <text:h text:style-name="Heading_20_5" text:outline-level="5"><text:soft-page-break/>You said:</text:h>
      <text:p text:style-name="Text_20_body">Execution failed for task ':app:compileDebugKotlin'. &gt; Inconsistent JVM-target compatibility detected for tasks 'compileDebugJavaWithJavac' (1.8) and 'compileDebugKotlin' (17). Consider using JVM Toolchain: https://kotl.in/gradle/jvm/toolchain Learn more about JVM-target validation: https://kotl.in/gradle/jvm/target-validation * Try: &gt; Run with --info or --debug option to get more log output. &gt; Run with --scan to get full insights. &gt; Get more help at https://help.gradle.org. * Exception is: org.gradle.api.tasks.TaskExecutionException: Execution failed for task ':app:compileDebugKotlin'. at org.gradle.api.internal.tasks.execution.ExecuteActionsTaskExecuter.lambda$executeIfValid$1(ExecuteActionsTaskExecuter.java:130) at org.gradle.internal.Try$Failure.ifSuccessfulOrElse(Try.java:293) at org.gradle.api.internal.tasks.execution.ExecuteActionsTaskExecuter.executeIfValid(ExecuteActionsTaskExecuter.java:128) at org.gradle.api.internal.tasks.execution.ExecuteActionsTaskExecuter.execute(ExecuteActionsTaskExecuter.java:116) at org.gradle.api.internal.tasks.execution.ProblemsTaskPathTrackingTaskExecuter.execute(ProblemsTaskPathTrackingTaskExecuter.java:40) at org.gradle.api.internal.tasks.execution.FinalizePropertiesTaskExecuter.execute(FinalizePropertiesTaskExecuter.java:46) at org.gradle.api.internal.tasks.execution.ResolveTaskExecutionModeExecuter.execute(ResolveTaskExecutionModeExecuter.java:51) at org.gradle.api.internal.tasks.execution.SkipTaskWithNoActionsExecuter.execute(SkipTaskWithNoActionsExecuter.java:57) at org.gradle.api.internal.tasks.execution.SkipOnlyIfTaskExecuter.execute(SkipOnlyIfTaskExecuter.java:74) at org.gradle.api.internal.tasks.execution.CatchExceptionTaskExecuter.execute(CatchExceptionTaskExecuter.java:36) at org.gradle.api.internal.tasks.execution.EventFiringTaskExecuter$1.executeTask(EventFiringTaskExecuter.java:77) at org.gradle.api.internal.tasks.execution.EventFiringTaskExecuter$1.call(EventFiringTaskExecuter.java:55) at org.gradle.api.internal.tasks.execution.EventFiringTaskExecuter$1.call(EventFiringTaskExecuter.java:52) at org.gradle.internal.operations.DefaultBuildOperationRunner$CallableBuildOperationWorker.execute(DefaultBuildOperationRunner.java:210) at org.gradle.internal.operations.DefaultBuildOperationRunner$CallableBuildOperationWorker.execute(DefaultBuildOperationRunner.java:205) at org.gradle.internal.operations.DefaultBuildOperationRunner$2.execute(DefaultBuildOperationRunner.java:67) at org.gradle.internal.operations.DefaultBuildOperationRunner$2.execute(DefaultBuildOperationRunner.java:60) at org.gradle.internal.operations.DefaultBuildOperationRunner.execute(DefaultBuildOperationRunner.java:167) at org.gradle.internal.operations.DefaultBuildOperationRunner.execute(DefaultBuildOperationRunner.java:60) at <text:soft-page-break/>org.gradle.internal.operations.DefaultBuildOperationRunner.call(DefaultBuildOperationRunner.java:54) at org.gradle.api.internal.tasks.execution.EventFiringTaskExecuter.execute(EventFiringTaskExecuter.java:52) at org.gradle.execution.plan.LocalTaskNodeExecutor.execute(LocalTaskNodeExecutor.java:42) at org.gradle.execution.taskgraph.DefaultTaskExecutionGraph$InvokeNodeExecutorsAction.execute(DefaultTaskExecutionGraph.java:331) at org.gradle.execution.taskgraph.DefaultTaskExecutionGraph$InvokeNodeExecutorsAction.execute(DefaultTaskExecutionGraph.java:318) at org.gradle.execution.taskgraph.DefaultTaskExecutionGraph$BuildOperationAwareExecutionAction.lambda$execute$0(DefaultTaskExecutionGraph.java:314) at org.gradle.internal.operations.CurrentBuildOperationRef.with(CurrentBuildOperationRef.java:85) at org.gradle.execution.taskgraph.DefaultTaskExecutionGraph$BuildOperationAwareExecutionAction.execute(DefaultTaskExecutionGraph.java:314) at org.gradle.execution.taskgraph.DefaultTaskExecutionGraph$BuildOperationAwareExecutionAction.execute(DefaultTaskExecutionGraph.java:303) at org.gradle.execution.plan.DefaultPlanExecutor$ExecutorWorker.execute(DefaultPlanExecutor.java:459) at org.gradle.execution.plan.DefaultPlanExecutor$ExecutorWorker.run(DefaultPlanExecutor.java:376) at org.gradle.internal.concurrent.ExecutorPolicy$CatchAndRecordFailures.onExecute(ExecutorPolicy.java:64) at org.gradle.internal.concurrent.AbstractManagedExecutor$1.run(AbstractManagedExecutor.java:48) Caused by: org.gradle.api.InvalidUserCodeException: Inconsistent JVM-target compatibility detected for tasks 'compileDebugJavaWithJavac' (1.8) and 'compileDebugKotlin' (17). Consider using JVM Toolchain: https://kotl.in/gradle/jvm/toolchain Learn more about JVM-target validation: https://kotl.in/gradle/jvm/target-validation at org.jetbrains.kotlin.gradle.plugin.diagnostics.RenderReportedDiagnosticsKt.createAnExceptionForFatalDiagnostic(renderReportedDiagnostics.kt:44) at org.jetbrains.kotlin.gradle.plugin.diagnostics.RenderReportedDiagnosticsKt.renderReportedDiagnostic(renderReportedDiagnostics.kt:32) at org.jetbrains.kotlin.gradle.plugin.diagnostics.KotlinToolingDiagnosticsCollector.report(KotlinToolingDiagnosticsCollector.kt:46) at org.jetbrains.kotlin.gradle.plugin.diagnostics.KotlinToolingDiagnosticsCollector.report(KotlinToolingDiagnosticsCollector.kt:40) at org.jetbrains.kotlin.gradle.plugin.diagnostics.UsesKotlinToolingDiagnostics$DefaultImpls.reportDiagnostic(UsesKotlinToolingDiagnostics.kt:29) at org.jetbrains.kotlin.gradle.tasks.AbstractKotlinCompile.reportDiagnostic(AbstractKotlinCompile.kt:48) at org.jetbrains.kotlin.gradle.tasks.KotlinCompile.validateKotlinAndJavaHasSameTargetCompatibility(KotlinCompile.kt:380) at org.jetbrains.kotlin.gradle.tasks.KotlinCompile.callCompilerAsync$kotlin_gradle_plugin_common(KotlinCompile.kt:313) at org.jetbrains.kotlin.gradle.tasks.KotlinCompile.callCompilerAsync$kotlin_gradle_plugin_common(Ko<text:soft-page-break/>tlinCompile.kt:55) at org.jetbrains.kotlin.gradle.tasks.AbstractKotlinCompile.executeImpl(AbstractKotlinCompile.kt:314) at org.jetbrains.kotlin.gradle.tasks.AbstractKotlinCompile.execute(AbstractKotlinCompile.kt:264) at java.base/jdk.internal.reflect.DirectMethodHandleAccessor.invoke(Unknown Source) at org.gradle.internal.reflect.JavaMethod.invoke(JavaMethod.java:125) at org.gradle.api.internal.project.taskfactory.IncrementalTaskAction.doExecute(IncrementalTaskAction.java:45) at org.gradle.api.internal.project.taskfactory.StandardTaskAction.execute(StandardTaskAction.java:51) at org.gradle.api.internal.project.taskfactory.IncrementalTaskAction.execute(IncrementalTaskAction.java:26) at org.gradle.api.internal.project.taskfactory.StandardTaskAction.execute(StandardTaskAction.java:29) at org.gradle.api.internal.tasks.execution.TaskExecution$3.run(TaskExecution.java:244) at org.gradle.internal.operations.DefaultBuildOperationRunner$1.execute(DefaultBuildOperationRunner.java:30) at org.gradle.internal.operations.DefaultBuildOperationRunner$1.execute(DefaultBuildOperationRunner.java:27) at org.gradle.internal.operations.DefaultBuildOperationRunner$2.execute(DefaultBuildOperationRunner.java:67) at org.gradle.internal.operations.DefaultBuildOperationRunner$2.execute(DefaultBuildOperationRunner.java:60) at org.gradle.internal.operations.DefaultBuildOperationRunner.execute(DefaultBuildOperationRunner.java:167) at org.gradle.internal.operations.DefaultBuildOperationRunner.execute(DefaultBuildOperationRunner.java:60) at org.gradle.internal.operations.DefaultBuildOperationRunner.run(DefaultBuildOperationRunner.java:48) at org.gradle.api.internal.tasks.execution.TaskExecution.executeAction(TaskExecution.java:229) at org.gradle.api.internal.tasks.execution.TaskExecution.executeActions(TaskExecution.java:212) at org.gradle.api.internal.tasks.execution.TaskExecution.executeWithPreviousOutputFiles(TaskExecution.java:195) at org.gradle.api.internal.tasks.execution.TaskExecution.execute(TaskExecution.java:162) at org.gradle.internal.execution.steps.ExecuteStep.executeInternal(ExecuteStep.java:105) at org.gradle.internal.execution.steps.ExecuteStep.access$000(ExecuteStep.java:44) at org.gradle.internal.execution.steps.ExecuteStep$1.call(ExecuteStep.java:59) at org.gradle.internal.execution.steps.ExecuteStep$1.call(ExecuteStep.java:56) at org.gradle.internal.operations.DefaultBuildOperationRunner$CallableBuildOperationWorker.execute(DefaultBuildOperationRunner.java:210) at org.gradle.internal.operations.DefaultBuildOperationRunner$CallableBuildOperationWorker.execute(DefaultBuildOperationRunner.java:205) at org.gradle.internal.operations.DefaultBuildOperationRunner$2.execute(DefaultBuildOperationRunner.java:67) at org.gradle.internal.operations.DefaultBuildOperationRunner$2.execute(DefaultBuildOperationRunner.java:60) at org.gradle.internal.operations.DefaultBuildOperationRunner.execute(DefaultBuildOperationRunner.jav<text:soft-page-break/>a:167) at org.gradle.internal.operations.DefaultBuildOperationRunner.execute(DefaultBuildOperationRunner.java:60) at org.gradle.internal.operations.DefaultBuildOperationRunner.call(DefaultBuildOperationRunner.java:54) at org.gradle.internal.execution.steps.ExecuteStep.execute(ExecuteStep.java:56) at org.gradle.internal.execution.steps.ExecuteStep.execute(ExecuteStep.java:44) at org.gradle.internal.execution.steps.CancelExecutionStep.execute(CancelExecutionStep.java:42) at org.gradle.internal.execution.steps.TimeoutStep.executeWithoutTimeout(TimeoutStep.java:75) at org.gradle.internal.execution.steps.TimeoutStep.execute(TimeoutStep.java:55) at org.gradle.internal.execution.steps.PreCreateOutputParentsStep.execute(PreCreateOutputParentsStep.java:50) at org.gradle.internal.execution.steps.PreCreateOutputParentsStep.execute(PreCreateOutputParentsStep.java:28) at org.gradle.internal.execution.steps.RemovePreviousOutputsStep.execute(RemovePreviousOutputsStep.java:67) at org.gradle.internal.execution.steps.RemovePreviousOutputsStep.execute(RemovePreviousOutputsStep.java:37) at org.gradle.internal.execution.steps.BroadcastChangingOutputsStep.execute(BroadcastChangingOutputsStep.java:61) at org.gradle.internal.execution.steps.BroadcastChangingOutputsStep.execute(BroadcastChangingOutputsStep.java:26) at org.gradle.internal.execution.steps.CaptureOutputsAfterExecutionStep.execute(CaptureOutputsAfterExecutionStep.java:69) at org.gradle.internal.execution.steps.CaptureOutputsAfterExecutionStep.execute(CaptureOutputsAfterExecutionStep.java:46) at org.gradle.internal.execution.steps.ResolveInputChangesStep.execute(ResolveInputChangesStep.java:40) at org.gradle.internal.execution.steps.ResolveInputChangesStep.execute(ResolveInputChangesStep.java:29) at org.gradle.internal.execution.steps.BuildCacheStep.executeWithoutCache(BuildCacheStep.java:189) at org.gradle.internal.execution.steps.BuildCacheStep.lambda$execute$1(BuildCacheStep.java:75) at org.gradle.internal.Either$Right.fold(Either.java:175) at org.gradle.internal.execution.caching.CachingState.fold(CachingState.java:62) at org.gradle.internal.execution.steps.BuildCacheStep.execute(BuildCacheStep.java:73) at org.gradle.internal.execution.steps.BuildCacheStep.execute(BuildCacheStep.java:48) at org.gradle.internal.execution.steps.StoreExecutionStateStep.execute(StoreExecutionStateStep.java:46) at org.gradle.internal.execution.steps.StoreExecutionStateStep.execute(StoreExecutionStateStep.java:35) at org.gradle.internal.execution.steps.SkipUpToDateStep.executeBecause(SkipUpToDateStep.java:75) at org.gradle.internal.execution.steps.SkipUpToDateStep.lambda$execute$2(SkipUpToDateStep.java:53) at org.gradle.internal.execution.steps.SkipUpToDateStep.execute(SkipUpToDateStep.java:53) at <text:soft-page-break/>org.gradle.internal.execution.steps.SkipUpToDateStep.execute(SkipUpToDateStep.java:35) at org.gradle.internal.execution.steps.legacy.MarkSnapshottingInputsFinishedStep.execute(MarkSnapshottingInputsFinishedStep.java:37) at org.gradle.internal.execution.steps.legacy.MarkSnapshottingInputsFinishedStep.execute(MarkSnapshottingInputsFinishedStep.java:27) at org.gradle.internal.execution.steps.ResolveIncrementalCachingStateStep.executeDelegate(ResolveIncrementalCachingStateStep.java:49) at org.gradle.internal.execution.steps.ResolveIncrementalCachingStateStep.executeDelegate(ResolveIncrementalCachingStateStep.java:27) at org.gradle.internal.execution.steps.AbstractResolveCachingStateStep.execute(AbstractResolveCachingStateStep.java:71) at org.gradle.internal.execution.steps.AbstractResolveCachingStateStep.execute(AbstractResolveCachingStateStep.java:39) at org.gradle.internal.execution.steps.ResolveChangesStep.execute(ResolveChangesStep.java:65) at org.gradle.internal.execution.steps.ResolveChangesStep.execute(ResolveChangesStep.java:36) at org.gradle.internal.execution.steps.ValidateStep.execute(ValidateStep.java:107) at org.gradle.internal.execution.steps.ValidateStep.execute(ValidateStep.java:56) at org.gradle.internal.execution.steps.AbstractCaptureStateBeforeExecutionStep.execute(AbstractCaptureStateBeforeExecutionStep.java:64) at org.gradle.internal.execution.steps.AbstractCaptureStateBeforeExecutionStep.execute(AbstractCaptureStateBeforeExecutionStep.java:43) at org.gradle.internal.execution.steps.AbstractSkipEmptyWorkStep.executeWithNonEmptySources(AbstractSkipEmptyWorkStep.java:125) at org.gradle.internal.execution.steps.AbstractSkipEmptyWorkStep.execute(AbstractSkipEmptyWorkStep.java:61) at org.gradle.internal.execution.steps.AbstractSkipEmptyWorkStep.execute(AbstractSkipEmptyWorkStep.java:36) at org.gradle.internal.execution.steps.legacy.MarkSnapshottingInputsStartedStep.execute(MarkSnapshottingInputsStartedStep.java:38) at org.gradle.internal.execution.steps.LoadPreviousExecutionStateStep.execute(LoadPreviousExecutionStateStep.java:36) at org.gradle.internal.execution.steps.LoadPreviousExecutionStateStep.execute(LoadPreviousExecutionStateStep.java:23) at org.gradle.internal.execution.steps.HandleStaleOutputsStep.execute(HandleStaleOutputsStep.java:75) at org.gradle.internal.execution.steps.HandleStaleOutputsStep.execute(HandleStaleOutputsStep.java:41) at org.gradle.internal.execution.steps.AssignMutableWorkspaceStep.lambda$execute$0(AssignMutableWorkspaceStep.java:35) at org.gradle.api.internal.tasks.execution.TaskExecution$4.withWorkspace(TaskExecution.java:289) at org.gradle.internal.execution.steps.AssignMutableWorkspaceStep.execute(AssignMutableWorkspaceStep.java:31) at <text:soft-page-break/>org.gradle.internal.execution.steps.AssignMutableWorkspaceStep.execute(AssignMutableWorkspaceStep.java:22) at org.gradle.internal.execution.steps.ChoosePipelineStep.execute(ChoosePipelineStep.java:40) at org.gradle.internal.execution.steps.ChoosePipelineStep.execute(ChoosePipelineStep.java:23) at org.gradle.internal.execution.steps.ExecuteWorkBuildOperationFiringStep.lambda$execute$2(ExecuteWorkBuildOperationFiringStep.java:67) at org.gradle.internal.execution.steps.ExecuteWorkBuildOperationFiringStep.execute(ExecuteWorkBuildOperationFiringStep.java:67) at org.gradle.internal.execution.steps.ExecuteWorkBuildOperationFiringStep.execute(ExecuteWorkBuildOperationFiringStep.java:39) at org.gradle.internal.execution.steps.IdentityCacheStep.execute(IdentityCacheStep.java:46) at org.gradle.internal.execution.steps.IdentityCacheStep.execute(IdentityCacheStep.java:34) at org.gradle.internal.execution.steps.IdentifyStep.execute(IdentifyStep.java:48) at org.gradle.internal.execution.steps.IdentifyStep.execute(IdentifyStep.java:35) at org.gradle.internal.execution.impl.DefaultExecutionEngine$1.execute(DefaultExecutionEngine.java:61) at org.gradle.api.internal.tasks.execution.ExecuteActionsTaskExecuter.executeIfValid(ExecuteActionsTaskExecuter.java:127) at org.gradle.api.internal.tasks.execution.ExecuteActionsTaskExecuter.execute(ExecuteActionsTaskExecuter.java:116) at org.gradle.api.internal.tasks.execution.ProblemsTaskPathTrackingTaskExecuter.execute(ProblemsTaskPathTrackingTaskExecuter.java:40) at org.gradle.api.internal.tasks.execution.FinalizePropertiesTaskExecuter.execute(FinalizePropertiesTaskExecuter.java:46) at org.gradle.api.internal.tasks.execution.ResolveTaskExecutionModeExecuter.execute(ResolveTaskExecutionModeExecuter.java:51) at org.gradle.api.internal.tasks.execution.SkipTaskWithNoActionsExecuter.execute(SkipTaskWithNoActionsExecuter.java:57) at org.gradle.api.internal.tasks.execution.SkipOnlyIfTaskExecuter.execute(SkipOnlyIfTaskExecuter.java:74) at org.gradle.api.internal.tasks.execution.CatchExceptionTaskExecuter.execute(CatchExceptionTaskExecuter.java:36) at org.gradle.api.internal.tasks.execution.EventFiringTaskExecuter$1.executeTask(EventFiringTaskExecuter.java:77) at org.gradle.api.internal.tasks.execution.EventFiringTaskExecuter$1.call(EventFiringTaskExecuter.java:55) at org.gradle.api.internal.tasks.execution.EventFiringTaskExecuter$1.call(EventFiringTaskExecuter.java:52) at org.gradle.internal.operations.DefaultBuildOperationRunner$CallableBuildOperationWorker.execute(DefaultBuildOperationRunner.java:210) at org.gradle.internal.operations.DefaultBuildOperationRunner$CallableBuildOperationWorker.execute(DefaultBuildOperationRunner.java:205) at <text:soft-page-break/>org.gradle.internal.operations.DefaultBuildOperationRunner$2.execute(DefaultBuildOperationRunner.java:67) at org.gradle.internal.operations.DefaultBuildOperationRunner$2.execute(DefaultBuildOperationRunner.java:60) at org.gradle.internal.operations.DefaultBuildOperationRunner.execute(DefaultBuildOperationRunner.java:167) at org.gradle.internal.operations.DefaultBuildOperationRunner.execute(DefaultBuildOperationRunner.java:60) at org.gradle.internal.operations.DefaultBuildOperationRunner.call(DefaultBuildOperationRunner.java:54) at org.gradle.api.internal.tasks.execution.EventFiringTaskExecuter.execute(EventFiringTaskExecuter.java:52) at org.gradle.execution.plan.LocalTaskNodeExecutor.execute(LocalTaskNodeExecutor.java:42) at org.gradle.execution.taskgraph.DefaultTaskExecutionGraph$InvokeNodeExecutorsAction.execute(DefaultTaskExecutionGraph.java:331) at org.gradle.execution.taskgraph.DefaultTaskExecutionGraph$InvokeNodeExecutorsAction.execute(DefaultTaskExecutionGraph.java:318) at org.gradle.execution.taskgraph.DefaultTaskExecutionGraph$BuildOperationAwareExecutionAction.lambda$execute$0(DefaultTaskExecutionGraph.java:314) at org.gradle.internal.operations.CurrentBuildOperationRef.with(CurrentBuildOperationRef.java:85) at org.gradle.execution.taskgraph.DefaultTaskExecutionGraph$BuildOperationAwareExecutionAction.execute(DefaultTaskExecutionGraph.java:314) at org.gradle.execution.taskgraph.DefaultTaskExecutionGraph$BuildOperationAwareExecutionAction.execute(DefaultTaskExecutionGraph.java:303) at org.gradle.execution.plan.DefaultPlanExecutor$ExecutorWorker.execute(DefaultPlanExecutor.java:459) at org.gradle.execution.plan.DefaultPlanExecutor$ExecutorWorker.run(DefaultPlanExecutor.java:376) at org.gradle.internal.concurrent.ExecutorPolicy$CatchAndRecordFailures.onExecute(ExecutorPolicy.java:64) at org.gradle.internal.concurrent.AbstractManagedExecutor$1.run(AbstractManagedExecutor.java:48)</text:p>
      <text:h text:style-name="Heading_20_6" text:outline-level="6">ChatGPT said:</text:h>
      <text:p text:style-name="P20">That error means <text:span text:style-name="Strong_20_Emphasis">Java is compiling with 1.8</text:span> while <text:span text:style-name="Strong_20_Emphasis">Kotlin is compiling with 17</text:span>. Make them match (17 is recommended).</text:p>
      <text:p text:style-name="Text_20_body">Do this in your <text:span text:style-name="Strong_20_Emphasis">module</text:span> <text:span text:style-name="Source_20_Text">app/build.gradle.kts</text:span>:</text:p>
      <text:p text:style-name="P2"><text:span text:style-name="Source_20_Text">plugins {</text:span></text:p>
      <text:p text:style-name="P4"><text:span text:style-name="Source_20_Text"><text:s text:c="4"/>id("com.android.application")</text:span></text:p>
      <text:p text:style-name="P4"><text:span text:style-name="Source_20_Text"><text:s text:c="4"/>id("org.jetbrains.kotlin.android")</text:span></text:p>
      <text:p text:style-name="P4"><text:span text:style-name="Source_20_Text"><text:s text:c="4"/>id("org.jetbrains.kotlin.plugin.compose")</text:span></text:p>
      <text:p text:style-name="P4"><text:span text:style-name="Source_20_Text">}</text:span></text:p>
      <text:p text:style-name="P4"/>
      <text:p text:style-name="P4"><text:span text:style-name="Source_20_Text">android {</text:span></text:p>
      <text:p text:style-name="P4"><text:span text:style-name="Source_20_Text"><text:s text:c="4"/>namespace = "com.example.parmco_chat"</text:span></text:p>
      <text:p text:style-name="P4"><text:span text:style-name="Source_20_Text"><text:s text:c="4"/>compileSdk = 34</text:span></text:p>
      <text:p text:style-name="P4"/>
      <text:p text:style-name="P4"><text:span text:style-name="Source_20_Text"><text:s text:c="4"/>defaultConfig {</text:span></text:p>
      <text:p text:style-name="P4"><text:soft-page-break/><text:span text:style-name="Source_20_Text"><text:s text:c="8"/>applicationId = "com.example.parmco_chat"</text:span></text:p>
      <text:p text:style-name="P4"><text:span text:style-name="Source_20_Text"><text:s text:c="8"/>minSdk = 24</text:span></text:p>
      <text:p text:style-name="P4"><text:span text:style-name="Source_20_Text"><text:s text:c="8"/>targetSdk = 34</text:span></text:p>
      <text:p text:style-name="P4"><text:span text:style-name="Source_20_Text"><text:s text:c="8"/>versionCode = 1</text:span></text:p>
      <text:p text:style-name="P4"><text:span text:style-name="Source_20_Text"><text:s text:c="8"/>versionName = "1.0"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buildTypes {</text:span></text:p>
      <text:p text:style-name="P4"><text:span text:style-name="Source_20_Text"><text:s text:c="8"/>release {</text:span></text:p>
      <text:p text:style-name="P4"><text:span text:style-name="Source_20_Text"><text:s text:c="12"/>isMinifyEnabled = false</text:span></text:p>
      <text:p text:style-name="P4"><text:span text:style-name="Source_20_Text"><text:s text:c="12"/>proguardFiles(</text:span></text:p>
      <text:p text:style-name="P4"><text:span text:style-name="Source_20_Text"><text:s text:c="16"/>getDefaultProguardFile("proguard-android-optimize.txt"),</text:span></text:p>
      <text:p text:style-name="P4"><text:span text:style-name="Source_20_Text"><text:s text:c="16"/>"proguard-rules.pro"</text:span></text:p>
      <text:p text:style-name="P4"><text:span text:style-name="Source_20_Text"><text:s text:c="12"/>)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// ✅ Make Java compile with 17 (matches Kotlin)</text:span></text:p>
      <text:p text:style-name="P4"><text:span text:style-name="Source_20_Text"><text:s text:c="4"/>compileOptions {</text:span></text:p>
      <text:p text:style-name="P4"><text:span text:style-name="Source_20_Text"><text:s text:c="8"/>sourceCompatibility = JavaVersion.VERSION_17</text:span></text:p>
      <text:p text:style-name="P4"><text:span text:style-name="Source_20_Text"><text:s text:c="8"/>targetCompatibility = JavaVersion.VERSION_17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// ✅ Either of these is fine; keep both for clarity</text:span></text:p>
      <text:p text:style-name="P4"><text:span text:style-name="Source_20_Text"><text:s text:c="4"/>kotlinOptions {</text:span></text:p>
      <text:p text:style-name="P4"><text:span text:style-name="Source_20_Text"><text:s text:c="8"/>jvmTarget = "17"</text:span></text:p>
      <text:p text:style-name="P4"><text:span text:style-name="Source_20_Text"><text:s text:c="4"/>}</text:span></text:p>
      <text:p text:style-name="P4"><text:span text:style-name="Source_20_Text"><text:s text:c="4"/>kotlin {</text:span></text:p>
      <text:p text:style-name="P4"><text:span text:style-name="Source_20_Text"><text:s text:c="8"/>jvmToolchain(17)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// Compose</text:span></text:p>
      <text:p text:style-name="P4"><text:span text:style-name="Source_20_Text"><text:s text:c="4"/>buildFeatures { compose = true }</text:span></text:p>
      <text:p text:style-name="P4"><text:span text:style-name="Source_20_Text"><text:s text:c="4"/>composeOptions {</text:span></text:p>
      <text:p text:style-name="P4"><text:span text:style-name="Source_20_Text"><text:s text:c="8"/>kotlinCompilerExtensionVersion = "1.5.14" // ok to keep; ignored when using compose plugin</text:span></text:p>
      <text:p text:style-name="P4"><text:span text:style-name="Source_20_Text"><text:s text:c="4"/>}</text:span></text:p>
      <text:p text:style-name="P4"><text:span text:style-name="Source_20_Text">}</text:span></text:p>
      <text:p text:style-name="P4"/>
      <text:p text:style-name="P4"><text:span text:style-name="Source_20_Text">dependencies {</text:span></text:p>
      <text:p text:style-name="P4"><text:span text:style-name="Source_20_Text"><text:s text:c="4"/>implementation(platform("androidx.compose:compose-bom:2024.10.00"))</text:span></text:p>
      <text:p text:style-name="P4"><text:span text:style-name="Source_20_Text"><text:s text:c="4"/>implementation("androidx.activity:activity-compose:1.9.3")</text:span></text:p>
      <text:p text:style-name="P4"><text:span text:style-name="Source_20_Text"><text:s text:c="4"/>implementation("androidx.compose.ui:ui")</text:span></text:p>
      <text:p text:style-name="P4"><text:span text:style-name="Source_20_Text"><text:s text:c="4"/>implementation("androidx.compose.material3:material3")</text:span></text:p>
      <text:p text:style-name="P4"><text:span text:style-name="Source_20_Text"><text:s text:c="4"/>implementation("androidx.compose.ui:ui-tooling-preview")</text:span></text:p>
      <text:p text:style-name="P4"><text:span text:style-name="Source_20_Text"><text:s text:c="4"/>debugImplementation("androidx.compose.ui:ui-tooling")</text:span></text:p>
      <text:p text:style-name="P4"><text:span text:style-name="Source_20_Text"><text:s text:c="4"/>implementation("androidx.lifecycle:lifecycle-runtime-ktx:2.8.6")</text:span></text:p>
      <text:p text:style-name="P4"><text:span text:style-name="Source_20_Text"><text:s text:c="4"/>implementation("org.jetbrains.kotlinx:kotlinx-coroutines-android:1.9.0")</text:span></text:p>
      <text:p text:style-name="P5"><text:span text:style-name="Source_20_Text">}</text:span></text:p>
      <text:p text:style-name="Text_20_body">Also confirm your <text:span text:style-name="Strong_20_Emphasis">project JDK</text:span> is 17:</text:p>
      <text:list text:style-name="L27">
        <text:list-item>
          <text:p text:style-name="P40">Android Studio → <text:span text:style-name="Strong_20_Emphasis">File → Settings → Build, Execution, Deployment → Build Tools → Gradle</text:span></text:p>
        </text:list-item>
        <text:list-item>
          <text:p text:style-name="P40"><text:span text:style-name="Strong_20_Emphasis">Gradle JDK:</text:span> select <text:span text:style-name="Strong_20_Emphasis">17</text:span>.</text:p>
        </text:list-item>
      </text:list>
      <text:p text:style-name="Text_20_body">Then <text:span text:style-name="Strong_20_Emphasis">Sync Gradle → Build → Clean Project → Rebuild</text:span>.</text:p>
      <text:p text:style-name="Text_20_body"><text:soft-page-break/>If you’d rather stick with Java 1.8, you could instead set <text:span text:style-name="Source_20_Text">kotlinOptions { jvmTarget = "1.8" }</text:span>, but using <text:span text:style-name="Strong_20_Emphasis">17</text:span> is the modern/safer path.</text:p>
      <text:section text:style-name="Sect1" text:name="thread-bottom">
        <text:p text:style-name="P20"/>
      </text:section>
      <text:section text:style-name="Sect1" text:name="prompt-textarea">
        <text:p text:style-name="P20"/>
      </text:section>
      <text:section text:style-name="Sect1" text:name="Section1">
        <text:p text:style-name="P20"><text:bookmark text:name="thread"/></text:p>
        <text:section text:style-name="Sect1" text:name="thread-bottom-container">
          <text:p text:style-name="P20"/>
          <text:section text:style-name="Sect1" text:name="Section2">
            <text:p text:style-name="P20"><text:bookmark text:name="thread-bottom"/></text:p>
          </text:section>
          <text:p text:style-name="P12">ChatGPT can make mistakes. Check important info.</text:p>
        </text:section>
      </text:section>
      <text:section text:style-name="Sect1" text:name="live-region-assertive">
        <text:p text:style-name="P20"/>
      </text:section>
      <text:section text:style-name="Sect1" text:name="live-region-polite">
        <text:p text:style-name="P20"/>
      </text:section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21:34:47.043076465</meta:creation-date>
    <dc:date>2025-10-30T01:31:59.655603472</dc:date>
    <meta:editing-duration>PT2H55M48S</meta:editing-duration>
    <meta:editing-cycles>1</meta:editing-cycles>
    <meta:document-statistic meta:table-count="0" meta:image-count="0" meta:object-count="0" meta:page-count="58" meta:paragraph-count="1478" meta:word-count="8182" meta:character-count="112245" meta:non-whitespace-character-count="97578"/>
    <meta:generator>LibreOffice/24.2.7.2$Linux_X86_64 LibreOffice_project/420$Build-2</meta:generator>
  </office:meta>
</office:document-meta>
</file>